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een" table:style-name="ta1">
        <table:shapes>
          <draw:frame draw:z-index="0" draw:style-name="gr1" draw:text-style-name="P1" svg:width="15.999cm" svg:height="8.999cm" svg:x="22.821cm" svg:y="0.7cm">
            <draw:object draw:notify-on-update-of-ranges="Green.A2:Green.A21 Green.F1:Green.F1 Green.F2:Green.F21 Green.G1:Green.G1 Green.G2:Green.G21 Green.H1:Green.H1 Green.H2:Green.H21 Green.I1:Green.I1 Green.I2:Green.I21 Green.J1:Green.J1 Green.J2:Green.J21 Green.E1:Green.E1 Green.E2:Green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2.721cm" svg:y="11.163cm">
            <draw:object draw:notify-on-update-of-ranges="Green.A25:Green.A44 Green.F24:Green.F24 Green.F25:Green.F44 Green.G24:Green.G24 Green.G25:Green.G44 Green.H24:Green.H24 Green.H25:Green.H44 Green.I24:Green.I24 Green.I25:Green.I44 Green.J24:Green.J24 Green.J25:Green.J44 Green.E24:Green.E24 Green.E25:Green.E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OneR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682" calcext:value-type="percentage">
            <text:p>76.8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768" calcext:value-type="percentage">
            <text:p>77.68%</text:p>
          </table:table-cell>
          <table:table-cell office:value-type="percentage" office:value="0.7816" calcext:value-type="percentage">
            <text:p>78.16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8491978" calcext:value-type="percentage">
            <text:p>78.4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7606" calcext:value-type="percentage">
            <text:p>76.06%</text:p>
          </table:table-cell>
          <table:table-cell office:value-type="percentage" office:value="0.7807" calcext:value-type="percentage">
            <text:p>78.07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788" calcext:value-type="percentage">
            <text:p>78.80%</text:p>
          </table:table-cell>
          <table:table-cell office:value-type="percentage" office:value="0.7797" calcext:value-type="percentage">
            <text:p>77.97%</text:p>
          </table:table-cell>
          <table:table-cell office:value-type="percentage" office:value="0.77910961" calcext:value-type="percentage">
            <text:p>77.9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7893" calcext:value-type="percentage">
            <text:p>78.93%</text:p>
          </table:table-cell>
          <table:table-cell office:value-type="percentage" office:value="0.7749" calcext:value-type="percentage">
            <text:p>77.49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7922" calcext:value-type="percentage">
            <text:p>79.22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6613464" calcext:value-type="percentage">
            <text:p>76.6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757" calcext:value-type="percentage">
            <text:p>77.57%</text:p>
          </table:table-cell>
          <table:table-cell office:value-type="percentage" office:value="0.7652" calcext:value-type="percentage">
            <text:p>76.52%</text:p>
          </table:table-cell>
          <table:table-cell office:value-type="percentage" office:value="0.7766" calcext:value-type="percentage">
            <text:p>77.66%</text:p>
          </table:table-cell>
          <table:table-cell office:value-type="percentage" office:value="0.7844" calcext:value-type="percentage">
            <text:p>78.44%</text:p>
          </table:table-cell>
          <table:table-cell office:value-type="percentage" office:value="0.7611" calcext:value-type="percentage">
            <text:p>76.11%</text:p>
          </table:table-cell>
          <table:table-cell office:value-type="percentage" office:value="0.74713266" calcext:value-type="percentage">
            <text:p>74.7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7731" calcext:value-type="percentage">
            <text:p>77.3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703" calcext:value-type="percentage">
            <text:p>77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545" calcext:value-type="percentage">
            <text:p>75.45%</text:p>
          </table:table-cell>
          <table:table-cell office:value-type="percentage" office:value="0.75427585" calcext:value-type="percentage">
            <text:p>75.4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7665" calcext:value-type="percentage">
            <text:p>76.65%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679" calcext:value-type="percentage">
            <text:p>76.79%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7183493" calcext:value-type="percentage">
            <text:p>77.1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384" calcext:value-type="percentage">
            <text:p>73.84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439" calcext:value-type="percentage">
            <text:p>74.39%</text:p>
          </table:table-cell>
          <table:table-cell office:value-type="percentage" office:value="0.74926359" calcext:value-type="percentage">
            <text:p>74.9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7418" calcext:value-type="percentage">
            <text:p>74.18%</text:p>
          </table:table-cell>
          <table:table-cell office:value-type="percentage" office:value="0.73416392" calcext:value-type="percentage">
            <text:p>73.4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852" calcext:value-type="percentage">
            <text:p>78.52%</text:p>
          </table:table-cell>
          <table:table-cell office:value-type="percentage" office:value="0.7378" calcext:value-type="percentage">
            <text:p>73.78%</text:p>
          </table:table-cell>
          <table:table-cell office:value-type="percentage" office:value="0.7427" calcext:value-type="percentage">
            <text:p>74.27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76663" calcext:value-type="percentage">
            <text:p>71.7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7229" calcext:value-type="percentage">
            <text:p>72.29%</text:p>
          </table:table-cell>
          <table:table-cell office:value-type="percentage" office:value="0.7329" calcext:value-type="percentage">
            <text:p>73.29%</text:p>
          </table:table-cell>
          <table:table-cell office:value-type="percentage" office:value="0.7369" calcext:value-type="percentage">
            <text:p>73.69%</text:p>
          </table:table-cell>
          <table:table-cell office:value-type="percentage" office:value="0.7699" calcext:value-type="percentage">
            <text:p>76.99%</text:p>
          </table:table-cell>
          <table:table-cell office:value-type="percentage" office:value="0.7197" calcext:value-type="percentage">
            <text:p>71.97%</text:p>
          </table:table-cell>
          <table:table-cell office:value-type="percentage" office:value="0.71026803" calcext:value-type="percentage">
            <text:p>71.03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7445" calcext:value-type="percentage">
            <text:p>74.45%</text:p>
          </table:table-cell>
          <table:table-cell office:value-type="percentage" office:value="0.7457" calcext:value-type="percentage">
            <text:p>74.57%</text:p>
          </table:table-cell>
          <table:table-cell office:value-type="percentage" office:value="0.7815" calcext:value-type="percentage">
            <text:p>78.15%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70895953" calcext:value-type="percentage">
            <text:p>70.9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7489" calcext:value-type="percentage">
            <text:p>74.89%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8022" calcext:value-type="percentage">
            <text:p>80.22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70689706" calcext:value-type="percentage">
            <text:p>70.6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7554" calcext:value-type="percentage">
            <text:p>75.54%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139096" calcext:value-type="percentage">
            <text:p>71.1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631" calcext:value-type="percentage">
            <text:p>76.31%</text:p>
          </table:table-cell>
          <table:table-cell office:value-type="percentage" office:value="0.7616" calcext:value-type="percentage">
            <text:p>76.16%</text:p>
          </table:table-cell>
          <table:table-cell office:value-type="percentage" office:value="0.8069" calcext:value-type="percentage">
            <text:p>80.69%</text:p>
          </table:table-cell>
          <table:table-cell office:value-type="percentage" office:value="0.7288" calcext:value-type="percentage">
            <text:p>72.88%</text:p>
          </table:table-cell>
          <table:table-cell office:value-type="percentage" office:value="0.69594592" calcext:value-type="percentage">
            <text:p>69.59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7587" calcext:value-type="percentage">
            <text:p>75.87%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415" calcext:value-type="percentage">
            <text:p>74.15%</text:p>
          </table:table-cell>
          <table:table-cell office:value-type="percentage" office:value="0.7965" calcext:value-type="percentage">
            <text:p>79.65%</text:p>
          </table:table-cell>
          <table:table-cell office:value-type="percentage" office:value="0.7139" calcext:value-type="percentage">
            <text:p>71.39%</text:p>
          </table:table-cell>
          <table:table-cell office:value-type="percentage" office:value="0.68535326" calcext:value-type="percentage">
            <text:p>68.54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7489" calcext:value-type="percentage">
            <text:p>74.89%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6865" calcext:value-type="percentage">
            <text:p>68.65%</text:p>
          </table:table-cell>
          <table:table-cell office:value-type="percentage" office:value="0.67214952" calcext:value-type="percentage">
            <text:p>67.2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7366" calcext:value-type="percentage">
            <text:p>73.66%</text:p>
          </table:table-cell>
          <table:table-cell office:value-type="percentage" office:value="0.7864" calcext:value-type="percentage">
            <text:p>78.64%</text:p>
          </table:table-cell>
          <table:table-cell office:value-type="percentage" office:value="0.767" calcext:value-type="percentage">
            <text:p>76.70%</text:p>
          </table:table-cell>
          <table:table-cell office:value-type="percentage" office:value="0.8251" calcext:value-type="percentage">
            <text:p>82.51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2815385" calcext:value-type="percentage">
            <text:p>72.8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733" calcext:value-type="percentage">
            <text:p>73.30%</text:p>
          </table:table-cell>
          <table:table-cell office:value-type="percentage" office:value="0.7891" calcext:value-type="percentage">
            <text:p>78.91%</text:p>
          </table:table-cell>
          <table:table-cell office:value-type="percentage" office:value="0.771" calcext:value-type="percentage">
            <text:p>77.10%</text:p>
          </table:table-cell>
          <table:table-cell office:value-type="percentage" office:value="0.8171" calcext:value-type="percentage">
            <text:p>81.71%</text:p>
          </table:table-cell>
          <table:table-cell office:value-type="percentage" office:value="0.6846" calcext:value-type="percentage">
            <text:p>68.46%</text:p>
          </table:table-cell>
          <table:table-cell office:value-type="percentage" office:value="0.71801421" calcext:value-type="percentage">
            <text:p>71.8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405" calcext:value-type="percentage">
            <text:p>74.05%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7571" calcext:value-type="percentage">
            <text:p>75.7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6862" calcext:value-type="percentage">
            <text:p>68.62%</text:p>
          </table:table-cell>
          <table:table-cell office:value-type="percentage" office:value="0.71866585" calcext:value-type="percentage">
            <text:p>71.87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OneR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7682" calcext:value-type="percentage">
            <text:p>76.82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7298" calcext:value-type="percentage">
            <text:p>72.98%</text:p>
          </table:table-cell>
          <table:table-cell office:value-type="percentage" office:value="0.71547895" calcext:value-type="percentage">
            <text:p>71.5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7606" calcext:value-type="percentage">
            <text:p>76.06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7773" calcext:value-type="percentage">
            <text:p>77.73%</text:p>
          </table:table-cell>
          <table:table-cell office:value-type="percentage" office:value="0.7911" calcext:value-type="percentage">
            <text:p>79.11%</text:p>
          </table:table-cell>
          <table:table-cell office:value-type="percentage" office:value="0.7341" calcext:value-type="percentage">
            <text:p>73.41%</text:p>
          </table:table-cell>
          <table:table-cell office:value-type="percentage" office:value="0.70598728" calcext:value-type="percentage">
            <text:p>70.6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7893" calcext:value-type="percentage">
            <text:p>78.93%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7677" calcext:value-type="percentage">
            <text:p>76.77%</text:p>
          </table:table-cell>
          <table:table-cell office:value-type="percentage" office:value="0.7904" calcext:value-type="percentage">
            <text:p>79.04%</text:p>
          </table:table-cell>
          <table:table-cell office:value-type="percentage" office:value="0.7295" calcext:value-type="percentage">
            <text:p>72.95%</text:p>
          </table:table-cell>
          <table:table-cell office:value-type="percentage" office:value="0.71077937" calcext:value-type="percentage">
            <text:p>71.0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7757" calcext:value-type="percentage">
            <text:p>77.57%</text:p>
          </table:table-cell>
          <table:table-cell office:value-type="percentage" office:value="0.711" calcext:value-type="percentage">
            <text:p>71.10%</text:p>
          </table:table-cell>
          <table:table-cell office:value-type="percentage" office:value="0.7541" calcext:value-type="percentage">
            <text:p>75.41%</text:p>
          </table:table-cell>
          <table:table-cell office:value-type="percentage" office:value="0.7788" calcext:value-type="percentage">
            <text:p>77.8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0011363" calcext:value-type="percentage">
            <text:p>70.0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7731" calcext:value-type="percentage">
            <text:p>77.31%</text:p>
          </table:table-cell>
          <table:table-cell office:value-type="percentage" office:value="0.7126" calcext:value-type="percentage">
            <text:p>71.26%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862" calcext:value-type="percentage">
            <text:p>78.62%</text:p>
          </table:table-cell>
          <table:table-cell office:value-type="percentage" office:value="0.7102" calcext:value-type="percentage">
            <text:p>71.02%</text:p>
          </table:table-cell>
          <table:table-cell office:value-type="percentage" office:value="0.69914122" calcext:value-type="percentage">
            <text:p>69.9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7665" calcext:value-type="percentage">
            <text:p>76.65%</text:p>
          </table:table-cell>
          <table:table-cell office:value-type="percentage" office:value="0.7003" calcext:value-type="percentage">
            <text:p>70.03%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72254487" calcext:value-type="percentage">
            <text:p>72.2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7384" calcext:value-type="percentage">
            <text:p>73.84%</text:p>
          </table:table-cell>
          <table:table-cell office:value-type="percentage" office:value="0.6924" calcext:value-type="percentage">
            <text:p>69.24%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6982" calcext:value-type="percentage">
            <text:p>69.82%</text:p>
          </table:table-cell>
          <table:table-cell office:value-type="percentage" office:value="0.70478689" calcext:value-type="percentage">
            <text:p>70.4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6756" calcext:value-type="percentage">
            <text:p>67.56%</text:p>
          </table:table-cell>
          <table:table-cell office:value-type="percentage" office:value="0.7572" calcext:value-type="percentage">
            <text:p>75.72%</text:p>
          </table:table-cell>
          <table:table-cell office:value-type="percentage" office:value="0.7802" calcext:value-type="percentage">
            <text:p>78.02%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0395103" calcext:value-type="percentage">
            <text:p>70.4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7852" calcext:value-type="percentage">
            <text:p>78.52%</text:p>
          </table:table-cell>
          <table:table-cell office:value-type="percentage" office:value="0.6765" calcext:value-type="percentage">
            <text:p>67.6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135" calcext:value-type="percentage">
            <text:p>71.35%</text:p>
          </table:table-cell>
          <table:table-cell office:value-type="percentage" office:value="0.69809196" calcext:value-type="percentage">
            <text:p>69.8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7229" calcext:value-type="percentage">
            <text:p>72.29%</text:p>
          </table:table-cell>
          <table:table-cell office:value-type="percentage" office:value="0.6929" calcext:value-type="percentage">
            <text:p>69.29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8500635" calcext:value-type="percentage">
            <text:p>68.5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8" calcext:value-type="percentage">
            <text:p>73.48%</text:p>
          </table:table-cell>
          <table:table-cell office:value-type="percentage" office:value="0.7563" calcext:value-type="percentage">
            <text:p>75.63%</text:p>
          </table:table-cell>
          <table:table-cell office:value-type="percentage" office:value="0.7055" calcext:value-type="percentage">
            <text:p>70.55%</text:p>
          </table:table-cell>
          <table:table-cell office:value-type="percentage" office:value="0.67299212" calcext:value-type="percentage">
            <text:p>67.3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7489" calcext:value-type="percentage">
            <text:p>74.89%</text:p>
          </table:table-cell>
          <table:table-cell office:value-type="percentage" office:value="0.7161" calcext:value-type="percentage">
            <text:p>71.61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085" calcext:value-type="percentage">
            <text:p>70.85%</text:p>
          </table:table-cell>
          <table:table-cell office:value-type="percentage" office:value="0.69818792" calcext:value-type="percentage">
            <text:p>69.8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7554" calcext:value-type="percentage">
            <text:p>75.54%</text:p>
          </table:table-cell>
          <table:table-cell office:value-type="percentage" office:value="0.7243" calcext:value-type="percentage">
            <text:p>72.43%</text:p>
          </table:table-cell>
          <table:table-cell office:value-type="percentage" office:value="0.7477" calcext:value-type="percentage">
            <text:p>74.77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7094" calcext:value-type="percentage">
            <text:p>70.94%</text:p>
          </table:table-cell>
          <table:table-cell office:value-type="percentage" office:value="0.729579" calcext:value-type="percentage">
            <text:p>72.9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491" calcext:value-type="percentage">
            <text:p>74.91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301" calcext:value-type="percentage">
            <text:p>73.01%</text:p>
          </table:table-cell>
          <table:table-cell office:value-type="percentage" office:value="0.72730691" calcext:value-type="percentage">
            <text:p>72.7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7587" calcext:value-type="percentage">
            <text:p>75.87%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332" calcext:value-type="percentage">
            <text:p>73.32%</text:p>
          </table:table-cell>
          <table:table-cell office:value-type="percentage" office:value="0.7803" calcext:value-type="percentage">
            <text:p>78.03%</text:p>
          </table:table-cell>
          <table:table-cell office:value-type="percentage" office:value="0.7151" calcext:value-type="percentage">
            <text:p>71.51%</text:p>
          </table:table-cell>
          <table:table-cell office:value-type="percentage" office:value="0.70797341" calcext:value-type="percentage">
            <text:p>70.8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7489" calcext:value-type="percentage">
            <text:p>74.89%</text:p>
          </table:table-cell>
          <table:table-cell office:value-type="percentage" office:value="0.7211" calcext:value-type="percentage">
            <text:p>72.11%</text:p>
          </table:table-cell>
          <table:table-cell office:value-type="percentage" office:value="0.7514" calcext:value-type="percentage">
            <text:p>75.14%</text:p>
          </table:table-cell>
          <table:table-cell office:value-type="percentage" office:value="0.7785" calcext:value-type="percentage">
            <text:p>77.85%</text:p>
          </table:table-cell>
          <table:table-cell office:value-type="percentage" office:value="0.7023" calcext:value-type="percentage">
            <text:p>70.23%</text:p>
          </table:table-cell>
          <table:table-cell office:value-type="percentage" office:value="0.74085246" calcext:value-type="percentage">
            <text:p>74.0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7366" calcext:value-type="percentage">
            <text:p>73.66%</text:p>
          </table:table-cell>
          <table:table-cell office:value-type="percentage" office:value="0.7181" calcext:value-type="percentage">
            <text:p>71.8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70700393" calcext:value-type="percentage">
            <text:p>70.7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733" calcext:value-type="percentage">
            <text:p>73.30%</text:p>
          </table:table-cell>
          <table:table-cell office:value-type="percentage" office:value="0.7196" calcext:value-type="percentage">
            <text:p>71.96%</text:p>
          </table:table-cell>
          <table:table-cell office:value-type="percentage" office:value="0.7657" calcext:value-type="percentage">
            <text:p>76.5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2175971" calcext:value-type="percentage">
            <text:p>72.1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7405" calcext:value-type="percentage">
            <text:p>74.05%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722" calcext:value-type="percentage">
            <text:p>77.22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7434" calcext:value-type="percentage">
            <text:p>74.34%</text:p>
          </table:table-cell>
          <table:table-cell office:value-type="percentage" office:value="0.73782521" calcext:value-type="percentage">
            <text:p>73.7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4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Weighted" table:style-name="ta1">
        <table:shapes>
          <draw:frame draw:z-index="0" draw:style-name="gr1" draw:text-style-name="P1" svg:width="15.999cm" svg:height="8.999cm" svg:x="22.921cm" svg:y="0.8cm">
            <draw:object draw:notify-on-update-of-ranges="Weighted.A2:Weighted.A21 Weighted.F1:Weighted.F1 Weighted.F2:Weighted.F21 Weighted.G1:Weighted.G1 Weighted.G2:Weighted.G21 Weighted.H1:Weighted.H1 Weighted.H2:Weighted.H21 Weighted.I1:Weighted.I1 Weighted.I2:Weighted.I21 Weighted.J1:Weighted.J1 Weighted.J2:Weighted.J21 Weighted.E1:Weighted.E1 Weighted.E2:Weighted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2.821cm" svg:y="11.263cm">
            <draw:object draw:notify-on-update-of-ranges="Weighted.A25:Weighted.A44 Weighted.F24:Weighted.F24 Weighted.F25:Weighted.F44 Weighted.G24:Weighted.G24 Weighted.G25:Weighted.G44 Weighted.H24:Weighted.H24 Weighted.H25:Weighted.H44 Weighted.I24:Weighted.I24 Weighted.I25:Weighted.I44 Weighted.J24:Weighted.J24 Weighted.J25:Weighted.J44 Weighted.E24:Weighted.E24 Weighted.E25:Weighted.E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OneR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6332" calcext:value-type="percentage">
            <text:p>63.32%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5486" calcext:value-type="percentage">
            <text:p>54.86%</text:p>
          </table:table-cell>
          <table:table-cell office:value-type="percentage" office:value="0.5032" calcext:value-type="percentage">
            <text:p>50.32%</text:p>
          </table:table-cell>
          <table:table-cell office:value-type="percentage" office:value="0.5806" calcext:value-type="percentage">
            <text:p>58.06%</text:p>
          </table:table-cell>
          <table:table-cell office:value-type="percentage" office:value="0.6806" calcext:value-type="percentage">
            <text:p>68.0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6098" calcext:value-type="percentage">
            <text:p>60.98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5555" calcext:value-type="percentage">
            <text:p>55.55%</text:p>
          </table:table-cell>
          <table:table-cell office:value-type="percentage" office:value="0.5286" calcext:value-type="percentage">
            <text:p>52.86%</text:p>
          </table:table-cell>
          <table:table-cell office:value-type="percentage" office:value="0.5984" calcext:value-type="percentage">
            <text:p>59.84%</text:p>
          </table:table-cell>
          <table:table-cell office:value-type="percentage" office:value="0.6625" calcext:value-type="percentage">
            <text:p>66.2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5571" calcext:value-type="percentage">
            <text:p>55.71%</text:p>
          </table:table-cell>
          <table:table-cell office:value-type="percentage" office:value="0.6161" calcext:value-type="percentage">
            <text:p>61.61%</text:p>
          </table:table-cell>
          <table:table-cell office:value-type="percentage" office:value="0.5562" calcext:value-type="percentage">
            <text:p>55.62%</text:p>
          </table:table-cell>
          <table:table-cell office:value-type="percentage" office:value="0.5508" calcext:value-type="percentage">
            <text:p>55.08%</text:p>
          </table:table-cell>
          <table:table-cell office:value-type="percentage" office:value="0.6201" calcext:value-type="percentage">
            <text:p>62.01%</text:p>
          </table:table-cell>
          <table:table-cell office:value-type="percentage" office:value="0.6521" calcext:value-type="percentage">
            <text:p>65.2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5453" calcext:value-type="percentage">
            <text:p>54.53%</text:p>
          </table:table-cell>
          <table:table-cell office:value-type="percentage" office:value="0.6272" calcext:value-type="percentage">
            <text:p>62.72%</text:p>
          </table:table-cell>
          <table:table-cell office:value-type="percentage" office:value="0.5393" calcext:value-type="percentage">
            <text:p>53.93%</text:p>
          </table:table-cell>
          <table:table-cell office:value-type="percentage" office:value="0.5483" calcext:value-type="percentage">
            <text:p>54.83%</text:p>
          </table:table-cell>
          <table:table-cell office:value-type="percentage" office:value="0.6224" calcext:value-type="percentage">
            <text:p>62.24%</text:p>
          </table:table-cell>
          <table:table-cell office:value-type="percentage" office:value="0.6468" calcext:value-type="percentage">
            <text:p>64.6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5384" calcext:value-type="percentage">
            <text:p>53.84%</text:p>
          </table:table-cell>
          <table:table-cell office:value-type="percentage" office:value="0.6287" calcext:value-type="percentage">
            <text:p>62.87%</text:p>
          </table:table-cell>
          <table:table-cell office:value-type="percentage" office:value="0.5492" calcext:value-type="percentage">
            <text:p>54.92%</text:p>
          </table:table-cell>
          <table:table-cell office:value-type="percentage" office:value="0.5671" calcext:value-type="percentage">
            <text:p>56.71%</text:p>
          </table:table-cell>
          <table:table-cell office:value-type="percentage" office:value="0.6291" calcext:value-type="percentage">
            <text:p>62.91%</text:p>
          </table:table-cell>
          <table:table-cell office:value-type="percentage" office:value="0.6627" calcext:value-type="percentage">
            <text:p>66.2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5444" calcext:value-type="percentage">
            <text:p>54.44%</text:p>
          </table:table-cell>
          <table:table-cell office:value-type="percentage" office:value="0.6516" calcext:value-type="percentage">
            <text:p>65.16%</text:p>
          </table:table-cell>
          <table:table-cell office:value-type="percentage" office:value="0.5552" calcext:value-type="percentage">
            <text:p>55.52%</text:p>
          </table:table-cell>
          <table:table-cell office:value-type="percentage" office:value="0.5872" calcext:value-type="percentage">
            <text:p>58.72%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6828" calcext:value-type="percentage">
            <text:p>68.2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5734" calcext:value-type="percentage">
            <text:p>57.34%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583" calcext:value-type="percentage">
            <text:p>55.83%</text:p>
          </table:table-cell>
          <table:table-cell office:value-type="percentage" office:value="0.5858" calcext:value-type="percentage">
            <text:p>58.58%</text:p>
          </table:table-cell>
          <table:table-cell office:value-type="percentage" office:value="0.6321" calcext:value-type="percentage">
            <text:p>63.21%</text:p>
          </table:table-cell>
          <table:table-cell office:value-type="percentage" office:value="0.6689" calcext:value-type="percentage">
            <text:p>66.8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5981" calcext:value-type="percentage">
            <text:p>59.81%</text:p>
          </table:table-cell>
          <table:table-cell office:value-type="percentage" office:value="0.6215" calcext:value-type="percentage">
            <text:p>62.15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6311" calcext:value-type="percentage">
            <text:p>63.11%</text:p>
          </table:table-cell>
          <table:table-cell office:value-type="percentage" office:value="0.6531" calcext:value-type="percentage">
            <text:p>65.3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397" calcext:value-type="percentage">
            <text:p>63.97%</text:p>
          </table:table-cell>
          <table:table-cell office:value-type="percentage" office:value="0.6147" calcext:value-type="percentage">
            <text:p>61.47%</text:p>
          </table:table-cell>
          <table:table-cell office:value-type="percentage" office:value="0.5356" calcext:value-type="percentage">
            <text:p>53.56%</text:p>
          </table:table-cell>
          <table:table-cell office:value-type="percentage" office:value="0.5804" calcext:value-type="percentage">
            <text:p>58.04%</text:p>
          </table:table-cell>
          <table:table-cell office:value-type="percentage" office:value="0.6316" calcext:value-type="percentage">
            <text:p>63.16%</text:p>
          </table:table-cell>
          <table:table-cell office:value-type="percentage" office:value="0.6353" calcext:value-type="percentage">
            <text:p>63.5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6221" calcext:value-type="percentage">
            <text:p>62.21%</text:p>
          </table:table-cell>
          <table:table-cell office:value-type="percentage" office:value="0.5402" calcext:value-type="percentage">
            <text:p>54.02%</text:p>
          </table:table-cell>
          <table:table-cell office:value-type="percentage" office:value="0.5753" calcext:value-type="percentage">
            <text:p>57.53%</text:p>
          </table:table-cell>
          <table:table-cell office:value-type="percentage" office:value="0.616" calcext:value-type="percentage">
            <text:p>61.60%</text:p>
          </table:table-cell>
          <table:table-cell office:value-type="percentage" office:value="0.634" calcext:value-type="percentage">
            <text:p>63.4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5692" calcext:value-type="percentage">
            <text:p>56.92%</text:p>
          </table:table-cell>
          <table:table-cell office:value-type="percentage" office:value="0.6339" calcext:value-type="percentage">
            <text:p>63.39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601" calcext:value-type="percentage">
            <text:p>60.10%</text:p>
          </table:table-cell>
          <table:table-cell office:value-type="percentage" office:value="0.6183" calcext:value-type="percentage">
            <text:p>61.83%</text:p>
          </table:table-cell>
          <table:table-cell office:value-type="percentage" office:value="0.6292" calcext:value-type="percentage">
            <text:p>62.9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5629" calcext:value-type="percentage">
            <text:p>56.29%</text:p>
          </table:table-cell>
          <table:table-cell office:value-type="percentage" office:value="0.6443" calcext:value-type="percentage">
            <text:p>64.43%</text:p>
          </table:table-cell>
          <table:table-cell office:value-type="percentage" office:value="0.5915" calcext:value-type="percentage">
            <text:p>59.15%</text:p>
          </table:table-cell>
          <table:table-cell office:value-type="percentage" office:value="0.6431" calcext:value-type="percentage">
            <text:p>64.31%</text:p>
          </table:table-cell>
          <table:table-cell office:value-type="percentage" office:value="0.6291" calcext:value-type="percentage">
            <text:p>62.91%</text:p>
          </table:table-cell>
          <table:table-cell office:value-type="percentage" office:value="0.6337" calcext:value-type="percentage">
            <text:p>63.37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564" calcext:value-type="percentage">
            <text:p>56.40%</text:p>
          </table:table-cell>
          <table:table-cell office:value-type="percentage" office:value="0.6529" calcext:value-type="percentage">
            <text:p>65.29%</text:p>
          </table:table-cell>
          <table:table-cell office:value-type="percentage" office:value="0.5873" calcext:value-type="percentage">
            <text:p>58.73%</text:p>
          </table:table-cell>
          <table:table-cell office:value-type="percentage" office:value="0.6435" calcext:value-type="percentage">
            <text:p>64.35%</text:p>
          </table:table-cell>
          <table:table-cell office:value-type="percentage" office:value="0.6252" calcext:value-type="percentage">
            <text:p>62.52%</text:p>
          </table:table-cell>
          <table:table-cell office:value-type="percentage" office:value="0.641" calcext:value-type="percentage">
            <text:p>64.1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5741" calcext:value-type="percentage">
            <text:p>57.41%</text:p>
          </table:table-cell>
          <table:table-cell office:value-type="percentage" office:value="0.6453" calcext:value-type="percentage">
            <text:p>64.53%</text:p>
          </table:table-cell>
          <table:table-cell office:value-type="percentage" office:value="0.5748" calcext:value-type="percentage">
            <text:p>57.48%</text:p>
          </table:table-cell>
          <table:table-cell office:value-type="percentage" office:value="0.6545" calcext:value-type="percentage">
            <text:p>65.45%</text:p>
          </table:table-cell>
          <table:table-cell office:value-type="percentage" office:value="0.6229" calcext:value-type="percentage">
            <text:p>62.29%</text:p>
          </table:table-cell>
          <table:table-cell office:value-type="percentage" office:value="0.6273" calcext:value-type="percentage">
            <text:p>62.7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5981" calcext:value-type="percentage">
            <text:p>59.81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557" calcext:value-type="percentage">
            <text:p>55.70%</text:p>
          </table:table-cell>
          <table:table-cell office:value-type="percentage" office:value="0.6501" calcext:value-type="percentage">
            <text:p>65.01%</text:p>
          </table:table-cell>
          <table:table-cell office:value-type="percentage" office:value="0.6057" calcext:value-type="percentage">
            <text:p>60.57%</text:p>
          </table:table-cell>
          <table:table-cell office:value-type="percentage" office:value="0.623" calcext:value-type="percentage">
            <text:p>62.3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843" calcext:value-type="percentage">
            <text:p>58.43%</text:p>
          </table:table-cell>
          <table:table-cell office:value-type="percentage" office:value="0.5959" calcext:value-type="percentage">
            <text:p>59.5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565" calcext:value-type="percentage">
            <text:p>56.50%</text:p>
          </table:table-cell>
          <table:table-cell office:value-type="percentage" office:value="0.692" calcext:value-type="percentage">
            <text:p>69.20%</text:p>
          </table:table-cell>
          <table:table-cell office:value-type="percentage" office:value="0.5874" calcext:value-type="percentage">
            <text:p>58.74%</text:p>
          </table:table-cell>
          <table:table-cell office:value-type="percentage" office:value="0.6787" calcext:value-type="percentage">
            <text:p>67.87%</text:p>
          </table:table-cell>
          <table:table-cell office:value-type="percentage" office:value="0.5826" calcext:value-type="percentage">
            <text:p>58.26%</text:p>
          </table:table-cell>
          <table:table-cell office:value-type="percentage" office:value="0.6523" calcext:value-type="percentage">
            <text:p>65.23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5949" calcext:value-type="percentage">
            <text:p>59.49%</text:p>
          </table:table-cell>
          <table:table-cell office:value-type="percentage" office:value="0.6903" calcext:value-type="percentage">
            <text:p>69.03%</text:p>
          </table:table-cell>
          <table:table-cell office:value-type="percentage" office:value="0.5884" calcext:value-type="percentage">
            <text:p>58.84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5745" calcext:value-type="percentage">
            <text:p>57.45%</text:p>
          </table:table-cell>
          <table:table-cell office:value-type="percentage" office:value="0.634" calcext:value-type="percentage">
            <text:p>63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5847" calcext:value-type="percentage">
            <text:p>58.47%</text:p>
          </table:table-cell>
          <table:table-cell office:value-type="percentage" office:value="0.7018" calcext:value-type="percentage">
            <text:p>70.18%</text:p>
          </table:table-cell>
          <table:table-cell office:value-type="percentage" office:value="0.5477" calcext:value-type="percentage">
            <text:p>54.77%</text:p>
          </table:table-cell>
          <table:table-cell office:value-type="percentage" office:value="0.6932" calcext:value-type="percentage">
            <text:p>69.32%</text:p>
          </table:table-cell>
          <table:table-cell office:value-type="percentage" office:value="0.5603" calcext:value-type="percentage">
            <text:p>56.03%</text:p>
          </table:table-cell>
          <table:table-cell office:value-type="percentage" office:value="0.635" calcext:value-type="percentage">
            <text:p>63.50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OneR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6332" calcext:value-type="percentage">
            <text:p>63.32%</text:p>
          </table:table-cell>
          <table:table-cell office:value-type="percentage" office:value="0.613" calcext:value-type="percentage">
            <text:p>61.30%</text:p>
          </table:table-cell>
          <table:table-cell office:value-type="percentage" office:value="0.5613" calcext:value-type="percentage">
            <text:p>56.13%</text:p>
          </table:table-cell>
          <table:table-cell office:value-type="percentage" office:value="0.504" calcext:value-type="percentage">
            <text:p>50.40%</text:p>
          </table:table-cell>
          <table:table-cell office:value-type="percentage" office:value="0.5848" calcext:value-type="percentage">
            <text:p>58.48%</text:p>
          </table:table-cell>
          <table:table-cell office:value-type="percentage" office:value="0.6223" calcext:value-type="percentage">
            <text:p>62.2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6098" calcext:value-type="percentage">
            <text:p>60.98%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6008" calcext:value-type="percentage">
            <text:p>60.08%</text:p>
          </table:table-cell>
          <table:table-cell office:value-type="percentage" office:value="0.5986" calcext:value-type="percentage">
            <text:p>59.8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5571" calcext:value-type="percentage">
            <text:p>55.71%</text:p>
          </table:table-cell>
          <table:table-cell office:value-type="percentage" office:value="0.5712" calcext:value-type="percentage">
            <text:p>57.12%</text:p>
          </table:table-cell>
          <table:table-cell office:value-type="percentage" office:value="0.5766" calcext:value-type="percentage">
            <text:p>57.66%</text:p>
          </table:table-cell>
          <table:table-cell office:value-type="percentage" office:value="0.5444" calcext:value-type="percentage">
            <text:p>54.44%</text:p>
          </table:table-cell>
          <table:table-cell office:value-type="percentage" office:value="0.6038" calcext:value-type="percentage">
            <text:p>60.38%</text:p>
          </table:table-cell>
          <table:table-cell office:value-type="percentage" office:value="0.606" calcext:value-type="percentage">
            <text:p>60.6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5453" calcext:value-type="percentage">
            <text:p>54.53%</text:p>
          </table:table-cell>
          <table:table-cell office:value-type="percentage" office:value="0.601" calcext:value-type="percentage">
            <text:p>60.10%</text:p>
          </table:table-cell>
          <table:table-cell office:value-type="percentage" office:value="0.5599" calcext:value-type="percentage">
            <text:p>55.99%</text:p>
          </table:table-cell>
          <table:table-cell office:value-type="percentage" office:value="0.5318" calcext:value-type="percentage">
            <text:p>53.18%</text:p>
          </table:table-cell>
          <table:table-cell office:value-type="percentage" office:value="0.5993" calcext:value-type="percentage">
            <text:p>59.93%</text:p>
          </table:table-cell>
          <table:table-cell office:value-type="percentage" office:value="0.6066" calcext:value-type="percentage">
            <text:p>60.6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5384" calcext:value-type="percentage">
            <text:p>53.84%</text:p>
          </table:table-cell>
          <table:table-cell office:value-type="percentage" office:value="0.6027" calcext:value-type="percentage">
            <text:p>60.27%</text:p>
          </table:table-cell>
          <table:table-cell office:value-type="percentage" office:value="0.5696" calcext:value-type="percentage">
            <text:p>56.96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982" calcext:value-type="percentage">
            <text:p>59.82%</text:p>
          </table:table-cell>
          <table:table-cell office:value-type="percentage" office:value="0.6057" calcext:value-type="percentage">
            <text:p>60.5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5444" calcext:value-type="percentage">
            <text:p>54.44%</text:p>
          </table:table-cell>
          <table:table-cell office:value-type="percentage" office:value="0.5997" calcext:value-type="percentage">
            <text:p>59.97%</text:p>
          </table:table-cell>
          <table:table-cell office:value-type="percentage" office:value="0.5835" calcext:value-type="percentage">
            <text:p>58.35%</text:p>
          </table:table-cell>
          <table:table-cell office:value-type="percentage" office:value="0.5628" calcext:value-type="percentage">
            <text:p>56.28%</text:p>
          </table:table-cell>
          <table:table-cell office:value-type="percentage" office:value="0.5831" calcext:value-type="percentage">
            <text:p>58.31%</text:p>
          </table:table-cell>
          <table:table-cell office:value-type="percentage" office:value="0.6315" calcext:value-type="percentage">
            <text:p>63.1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5734" calcext:value-type="percentage">
            <text:p>57.34%</text:p>
          </table:table-cell>
          <table:table-cell office:value-type="percentage" office:value="0.5896" calcext:value-type="percentage">
            <text:p>58.96%</text:p>
          </table:table-cell>
          <table:table-cell office:value-type="percentage" office:value="0.5721" calcext:value-type="percentage">
            <text:p>57.21%</text:p>
          </table:table-cell>
          <table:table-cell office:value-type="percentage" office:value="0.5788" calcext:value-type="percentage">
            <text:p>57.88%</text:p>
          </table:table-cell>
          <table:table-cell office:value-type="percentage" office:value="0.599" calcext:value-type="percentage">
            <text:p>59.90%</text:p>
          </table:table-cell>
          <table:table-cell office:value-type="percentage" office:value="0.6128" calcext:value-type="percentage">
            <text:p>61.2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5981" calcext:value-type="percentage">
            <text:p>59.81%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5783" calcext:value-type="percentage">
            <text:p>57.83%</text:p>
          </table:table-cell>
          <table:table-cell office:value-type="percentage" office:value="0.578" calcext:value-type="percentage">
            <text:p>57.80%</text:p>
          </table:table-cell>
          <table:table-cell office:value-type="percentage" office:value="0.6055" calcext:value-type="percentage">
            <text:p>60.55%</text:p>
          </table:table-cell>
          <table:table-cell office:value-type="percentage" office:value="0.6165" calcext:value-type="percentage">
            <text:p>61.6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6397" calcext:value-type="percentage">
            <text:p>63.97%</text:p>
          </table:table-cell>
          <table:table-cell office:value-type="percentage" office:value="0.5639" calcext:value-type="percentage">
            <text:p>56.39%</text:p>
          </table:table-cell>
          <table:table-cell office:value-type="percentage" office:value="0.5864" calcext:value-type="percentage">
            <text:p>58.64%</text:p>
          </table:table-cell>
          <table:table-cell office:value-type="percentage" office:value="0.568" calcext:value-type="percentage">
            <text:p>56.80%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062" calcext:value-type="percentage">
            <text:p>60.6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5901" calcext:value-type="percentage">
            <text:p>59.01%</text:p>
          </table:table-cell>
          <table:table-cell office:value-type="percentage" office:value="0.5793" calcext:value-type="percentage">
            <text:p>57.93%</text:p>
          </table:table-cell>
          <table:table-cell office:value-type="percentage" office:value="0.5467" calcext:value-type="percentage">
            <text:p>54.67%</text:p>
          </table:table-cell>
          <table:table-cell office:value-type="percentage" office:value="0.5817" calcext:value-type="percentage">
            <text:p>58.17%</text:p>
          </table:table-cell>
          <table:table-cell office:value-type="percentage" office:value="0.594" calcext:value-type="percentage">
            <text:p>59.4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5692" calcext:value-type="percentage">
            <text:p>56.92%</text:p>
          </table:table-cell>
          <table:table-cell office:value-type="percentage" office:value="0.5568" calcext:value-type="percentage">
            <text:p>55.68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5357" calcext:value-type="percentage">
            <text:p>53.57%</text:p>
          </table:table-cell>
          <table:table-cell office:value-type="percentage" office:value="0.602" calcext:value-type="percentage">
            <text:p>60.20%</text:p>
          </table:table-cell>
          <table:table-cell office:value-type="percentage" office:value="0.5834" calcext:value-type="percentage">
            <text:p>58.3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5629" calcext:value-type="percentage">
            <text:p>56.29%</text:p>
          </table:table-cell>
          <table:table-cell office:value-type="percentage" office:value="0.6106" calcext:value-type="percentage">
            <text:p>61.06%</text:p>
          </table:table-cell>
          <table:table-cell office:value-type="percentage" office:value="0.572" calcext:value-type="percentage">
            <text:p>57.20%</text:p>
          </table:table-cell>
          <table:table-cell office:value-type="percentage" office:value="0.5947" calcext:value-type="percentage">
            <text:p>59.47%</text:p>
          </table:table-cell>
          <table:table-cell office:value-type="percentage" office:value="0.605" calcext:value-type="percentage">
            <text:p>60.50%</text:p>
          </table:table-cell>
          <table:table-cell office:value-type="percentage" office:value="0.6001" calcext:value-type="percentage">
            <text:p>60.0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564" calcext:value-type="percentage">
            <text:p>56.40%</text:p>
          </table:table-cell>
          <table:table-cell office:value-type="percentage" office:value="0.6165" calcext:value-type="percentage">
            <text:p>61.65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713" calcext:value-type="percentage">
            <text:p>57.13%</text:p>
          </table:table-cell>
          <table:table-cell office:value-type="percentage" office:value="0.6113" calcext:value-type="percentage">
            <text:p>61.13%</text:p>
          </table:table-cell>
          <table:table-cell office:value-type="percentage" office:value="0.6288" calcext:value-type="percentage">
            <text:p>62.8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5741" calcext:value-type="percentage">
            <text:p>57.41%</text:p>
          </table:table-cell>
          <table:table-cell office:value-type="percentage" office:value="0.6151" calcext:value-type="percentage">
            <text:p>61.51%</text:p>
          </table:table-cell>
          <table:table-cell office:value-type="percentage" office:value="0.5652" calcext:value-type="percentage">
            <text:p>56.52%</text:p>
          </table:table-cell>
          <table:table-cell office:value-type="percentage" office:value="0.5705" calcext:value-type="percentage">
            <text:p>57.05%</text:p>
          </table:table-cell>
          <table:table-cell office:value-type="percentage" office:value="0.6194" calcext:value-type="percentage">
            <text:p>61.94%</text:p>
          </table:table-cell>
          <table:table-cell office:value-type="percentage" office:value="0.6175" calcext:value-type="percentage">
            <text:p>61.7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5981" calcext:value-type="percentage">
            <text:p>59.81%</text:p>
          </table:table-cell>
          <table:table-cell office:value-type="percentage" office:value="0.6496" calcext:value-type="percentage">
            <text:p>64.96%</text:p>
          </table:table-cell>
          <table:table-cell office:value-type="percentage" office:value="0.5535" calcext:value-type="percentage">
            <text:p>55.35%</text:p>
          </table:table-cell>
          <table:table-cell office:value-type="percentage" office:value="0.5855" calcext:value-type="percentage">
            <text:p>58.55%</text:p>
          </table:table-cell>
          <table:table-cell office:value-type="percentage" office:value="0.6052" calcext:value-type="percentage">
            <text:p>60.52%</text:p>
          </table:table-cell>
          <table:table-cell office:value-type="percentage" office:value="0.6028" calcext:value-type="percentage">
            <text:p>60.28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6362" calcext:value-type="percentage">
            <text:p>63.62%</text:p>
          </table:table-cell>
          <table:table-cell office:value-type="percentage" office:value="0.575" calcext:value-type="percentage">
            <text:p>57.50%</text:p>
          </table:table-cell>
          <table:table-cell office:value-type="percentage" office:value="0.6094" calcext:value-type="percentage">
            <text:p>60.94%</text:p>
          </table:table-cell>
          <table:table-cell office:value-type="percentage" office:value="0.6075" calcext:value-type="percentage">
            <text:p>60.75%</text:p>
          </table:table-cell>
          <table:table-cell office:value-type="percentage" office:value="0.6413" calcext:value-type="percentage">
            <text:p>64.1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565" calcext:value-type="percentage">
            <text:p>56.50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5463" calcext:value-type="percentage">
            <text:p>54.63%</text:p>
          </table:table-cell>
          <table:table-cell office:value-type="percentage" office:value="0.5771" calcext:value-type="percentage">
            <text:p>57.71%</text:p>
          </table:table-cell>
          <table:table-cell office:value-type="percentage" office:value="0.6459" calcext:value-type="percentage">
            <text:p>64.59%</text:p>
          </table:table-cell>
          <table:table-cell office:value-type="percentage" office:value="0.5928" calcext:value-type="percentage">
            <text:p>59.2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5949" calcext:value-type="percentage">
            <text:p>59.49%</text:p>
          </table:table-cell>
          <table:table-cell office:value-type="percentage" office:value="0.5945" calcext:value-type="percentage">
            <text:p>59.45%</text:p>
          </table:table-cell>
          <table:table-cell office:value-type="percentage" office:value="0.5713" calcext:value-type="percentage">
            <text:p>57.13%</text:p>
          </table:table-cell>
          <table:table-cell office:value-type="percentage" office:value="0.5982" calcext:value-type="percentage">
            <text:p>59.82%</text:p>
          </table:table-cell>
          <table:table-cell office:value-type="percentage" office:value="0.6211" calcext:value-type="percentage">
            <text:p>62.11%</text:p>
          </table:table-cell>
          <table:table-cell office:value-type="percentage" office:value="0.6025" calcext:value-type="percentage">
            <text:p>60.25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5847" calcext:value-type="percentage">
            <text:p>58.47%</text:p>
          </table:table-cell>
          <table:table-cell office:value-type="percentage" office:value="0.623" calcext:value-type="percentage">
            <text:p>62.30%</text:p>
          </table:table-cell>
          <table:table-cell office:value-type="percentage" office:value="0.5481" calcext:value-type="percentage">
            <text:p>54.81%</text:p>
          </table:table-cell>
          <table:table-cell office:value-type="percentage" office:value="0.5941" calcext:value-type="percentage">
            <text:p>59.41%</text:p>
          </table:table-cell>
          <table:table-cell office:value-type="percentage" office:value="0.63" calcext:value-type="percentage">
            <text:p>63.00%</text:p>
          </table:table-cell>
          <table:table-cell office:value-type="percentage" office:value="0.6458" calcext:value-type="percentage">
            <text:p>64.5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4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Green+A" table:style-name="ta1">
        <table:shapes>
          <draw:frame draw:z-index="0" draw:style-name="gr1" draw:text-style-name="P1" svg:width="15.999cm" svg:height="8.999cm" svg:x="22.678cm" svg:y="10.985cm">
            <draw:object draw:notify-on-update-of-ranges="'Green+A'.A25:'Green+A'.A44 'Green+A'.E24:'Green+A'.E24 'Green+A'.E25:'Green+A'.E44 'Green+A'.F24:'Green+A'.F24 'Green+A'.F25:'Green+A'.F44 'Green+A'.G24:'Green+A'.G24 'Green+A'.G25:'Green+A'.G44 'Green+A'.H24:'Green+A'.H24 'Green+A'.H25:'Green+A'.H44 'Green+A'.I24:'Green+A'.I24 'Green+A'.I25:'Green+A'.I44 'Green+A'.J24:'Green+A'.J24 'Green+A'.J25:'Green+A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2.678cm" svg:y="0.6cm">
            <draw:object draw:notify-on-update-of-ranges="'Green+A'.B2:'Green+A'.B21 'Green+A'.F1:'Green+A'.F1 'Green+A'.F2:'Green+A'.F21 'Green+A'.G1:'Green+A'.G1 'Green+A'.G2:'Green+A'.G21 'Green+A'.H1:'Green+A'.H1 'Green+A'.H2:'Green+A'.H21 'Green+A'.I1:'Green+A'.I1 'Green+A'.I2:'Green+A'.I21 'Green+A'.J1:'Green+A'.J1 'Green+A'.J2:'Green+A'.J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7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1" office:value-type="string" calcext:value-type="string">
            <text:p>Logistic Regression: ONT+ (with ALL+) is not notable enough to include in results</text:p>
          </table:table-cell>
          <table:table-cell table:style-name="ce17" table:number-columns-repeated="4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768" calcext:value-type="percentage">
            <text:p>77.68%</text:p>
          </table:table-cell>
          <table:table-cell office:value-type="percentage" office:value="0.7816" calcext:value-type="percentage">
            <text:p>78.16%</text:p>
          </table:table-cell>
          <table:table-cell office:value-type="percentage" office:value="0.78126" calcext:value-type="percentage">
            <text:p>78.13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84254" calcext:value-type="percentage">
            <text:p>78.43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7807" calcext:value-type="percentage">
            <text:p>78.07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788" calcext:value-type="percentage">
            <text:p>78.80%</text:p>
          </table:table-cell>
          <table:table-cell office:value-type="percentage" office:value="0.787" calcext:value-type="percentage">
            <text:p>78.70%</text:p>
          </table:table-cell>
          <table:table-cell office:value-type="percentage" office:value="0.7797" calcext:value-type="percentage">
            <text:p>77.97%</text:p>
          </table:table-cell>
          <table:table-cell office:value-type="percentage" office:value="0.780043" calcext:value-type="percentage">
            <text:p>78.00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7749" calcext:value-type="percentage">
            <text:p>77.49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7922" calcext:value-type="percentage">
            <text:p>79.22%</text:p>
          </table:table-cell>
          <table:table-cell office:value-type="percentage" office:value="0.791394" calcext:value-type="percentage">
            <text:p>79.14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67348" calcext:value-type="percentage">
            <text:p>76.73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652" calcext:value-type="percentage">
            <text:p>76.52%</text:p>
          </table:table-cell>
          <table:table-cell office:value-type="percentage" office:value="0.7766" calcext:value-type="percentage">
            <text:p>77.66%</text:p>
          </table:table-cell>
          <table:table-cell office:value-type="percentage" office:value="0.7844" calcext:value-type="percentage">
            <text:p>78.44%</text:p>
          </table:table-cell>
          <table:table-cell office:value-type="percentage" office:value="0.782239" calcext:value-type="percentage">
            <text:p>78.22%</text:p>
          </table:table-cell>
          <table:table-cell office:value-type="percentage" office:value="0.7611" calcext:value-type="percentage">
            <text:p>76.11%</text:p>
          </table:table-cell>
          <table:table-cell office:value-type="percentage" office:value="0.746312" calcext:value-type="percentage">
            <text:p>74.63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703" calcext:value-type="percentage">
            <text:p>77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2915" calcext:value-type="percentage">
            <text:p>78.29%</text:p>
          </table:table-cell>
          <table:table-cell office:value-type="percentage" office:value="0.7545" calcext:value-type="percentage">
            <text:p>75.45%</text:p>
          </table:table-cell>
          <table:table-cell office:value-type="percentage" office:value="0.75331" calcext:value-type="percentage">
            <text:p>75.33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679" calcext:value-type="percentage">
            <text:p>76.79%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784266" calcext:value-type="percentage">
            <text:p>78.43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64777" calcext:value-type="percentage">
            <text:p>76.48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1686" calcext:value-type="percentage">
            <text:p>78.17%</text:p>
          </table:table-cell>
          <table:table-cell office:value-type="percentage" office:value="0.7439" calcext:value-type="percentage">
            <text:p>74.39%</text:p>
          </table:table-cell>
          <table:table-cell office:value-type="percentage" office:value="0.746045" calcext:value-type="percentage">
            <text:p>74.60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777237" calcext:value-type="percentage">
            <text:p>77.72%</text:p>
          </table:table-cell>
          <table:table-cell office:value-type="percentage" office:value="0.7418" calcext:value-type="percentage">
            <text:p>74.18%</text:p>
          </table:table-cell>
          <table:table-cell office:value-type="percentage" office:value="0.736344" calcext:value-type="percentage">
            <text:p>73.63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378" calcext:value-type="percentage">
            <text:p>73.78%</text:p>
          </table:table-cell>
          <table:table-cell office:value-type="percentage" office:value="0.7427" calcext:value-type="percentage">
            <text:p>74.27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76854" calcext:value-type="percentage">
            <text:p>76.85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7512" calcext:value-type="percentage">
            <text:p>71.75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7329" calcext:value-type="percentage">
            <text:p>73.29%</text:p>
          </table:table-cell>
          <table:table-cell office:value-type="percentage" office:value="0.7369" calcext:value-type="percentage">
            <text:p>73.69%</text:p>
          </table:table-cell>
          <table:table-cell office:value-type="percentage" office:value="0.7699" calcext:value-type="percentage">
            <text:p>76.99%</text:p>
          </table:table-cell>
          <table:table-cell office:value-type="percentage" office:value="0.769759" calcext:value-type="percentage">
            <text:p>76.98%</text:p>
          </table:table-cell>
          <table:table-cell office:value-type="percentage" office:value="0.7197" calcext:value-type="percentage">
            <text:p>71.97%</text:p>
          </table:table-cell>
          <table:table-cell office:value-type="percentage" office:value="0.710771" calcext:value-type="percentage">
            <text:p>71.08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7445" calcext:value-type="percentage">
            <text:p>74.45%</text:p>
          </table:table-cell>
          <table:table-cell office:value-type="percentage" office:value="0.7457" calcext:value-type="percentage">
            <text:p>74.57%</text:p>
          </table:table-cell>
          <table:table-cell office:value-type="percentage" office:value="0.7815" calcext:value-type="percentage">
            <text:p>78.15%</text:p>
          </table:table-cell>
          <table:table-cell office:value-type="percentage" office:value="0.779828" calcext:value-type="percentage">
            <text:p>77.98%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709248" calcext:value-type="percentage">
            <text:p>70.92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8022" calcext:value-type="percentage">
            <text:p>80.22%</text:p>
          </table:table-cell>
          <table:table-cell office:value-type="percentage" office:value="0.799617" calcext:value-type="percentage">
            <text:p>79.96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708124" calcext:value-type="percentage">
            <text:p>70.81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93652" calcext:value-type="percentage">
            <text:p>79.37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0087" calcext:value-type="percentage">
            <text:p>71.01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7631" calcext:value-type="percentage">
            <text:p>76.31%</text:p>
          </table:table-cell>
          <table:table-cell office:value-type="percentage" office:value="0.7616" calcext:value-type="percentage">
            <text:p>76.16%</text:p>
          </table:table-cell>
          <table:table-cell office:value-type="percentage" office:value="0.8069" calcext:value-type="percentage">
            <text:p>80.69%</text:p>
          </table:table-cell>
          <table:table-cell office:value-type="percentage" office:value="0.803579" calcext:value-type="percentage">
            <text:p>80.36%</text:p>
          </table:table-cell>
          <table:table-cell office:value-type="percentage" office:value="0.7288" calcext:value-type="percentage">
            <text:p>72.88%</text:p>
          </table:table-cell>
          <table:table-cell office:value-type="percentage" office:value="0.692577" calcext:value-type="percentage">
            <text:p>69.26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415" calcext:value-type="percentage">
            <text:p>74.15%</text:p>
          </table:table-cell>
          <table:table-cell office:value-type="percentage" office:value="0.7965" calcext:value-type="percentage">
            <text:p>79.65%</text:p>
          </table:table-cell>
          <table:table-cell office:value-type="percentage" office:value="0.789469" calcext:value-type="percentage">
            <text:p>78.95%</text:p>
          </table:table-cell>
          <table:table-cell office:value-type="percentage" office:value="0.7139" calcext:value-type="percentage">
            <text:p>71.39%</text:p>
          </table:table-cell>
          <table:table-cell office:value-type="percentage" office:value="0.680196" calcext:value-type="percentage">
            <text:p>68.02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802562" calcext:value-type="percentage">
            <text:p>80.26%</text:p>
          </table:table-cell>
          <table:table-cell office:value-type="percentage" office:value="0.6865" calcext:value-type="percentage">
            <text:p>68.65%</text:p>
          </table:table-cell>
          <table:table-cell office:value-type="percentage" office:value="0.666372" calcext:value-type="percentage">
            <text:p>66.64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7864" calcext:value-type="percentage">
            <text:p>78.64%</text:p>
          </table:table-cell>
          <table:table-cell office:value-type="percentage" office:value="0.767" calcext:value-type="percentage">
            <text:p>76.70%</text:p>
          </table:table-cell>
          <table:table-cell office:value-type="percentage" office:value="0.8251" calcext:value-type="percentage">
            <text:p>82.51%</text:p>
          </table:table-cell>
          <table:table-cell office:value-type="percentage" office:value="0.830657" calcext:value-type="percentage">
            <text:p>83.0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27659" calcext:value-type="percentage">
            <text:p>72.77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7891" calcext:value-type="percentage">
            <text:p>78.91%</text:p>
          </table:table-cell>
          <table:table-cell office:value-type="percentage" office:value="0.771" calcext:value-type="percentage">
            <text:p>77.10%</text:p>
          </table:table-cell>
          <table:table-cell office:value-type="percentage" office:value="0.8171" calcext:value-type="percentage">
            <text:p>81.71%</text:p>
          </table:table-cell>
          <table:table-cell office:value-type="percentage" office:value="0.824524" calcext:value-type="percentage">
            <text:p>82.45%</text:p>
          </table:table-cell>
          <table:table-cell office:value-type="percentage" office:value="0.6846" calcext:value-type="percentage">
            <text:p>68.46%</text:p>
          </table:table-cell>
          <table:table-cell office:value-type="percentage" office:value="0.713098" calcext:value-type="percentage">
            <text:p>71.31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7571" calcext:value-type="percentage">
            <text:p>75.7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1256" calcext:value-type="percentage">
            <text:p>83.13%</text:p>
          </table:table-cell>
          <table:table-cell office:value-type="percentage" office:value="0.6862" calcext:value-type="percentage">
            <text:p>68.62%</text:p>
          </table:table-cell>
          <table:table-cell office:value-type="percentage" office:value="0.70739" calcext:value-type="percentage">
            <text:p>70.74%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1" office:value-type="string" calcext:value-type="string">
            <text:p>Decision Tree: ONT+ (with ALL+) is not notable enough to include in results</text:p>
          </table:table-cell>
          <table:table-cell table:style-name="ce17" table:number-columns-repeated="4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78095" calcext:value-type="percentage">
            <text:p>78.10%</text:p>
          </table:table-cell>
          <table:table-cell office:value-type="percentage" office:value="0.7298" calcext:value-type="percentage">
            <text:p>72.98%</text:p>
          </table:table-cell>
          <table:table-cell office:value-type="percentage" office:value="0.715355" calcext:value-type="percentage">
            <text:p>71.54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7773" calcext:value-type="percentage">
            <text:p>77.73%</text:p>
          </table:table-cell>
          <table:table-cell office:value-type="percentage" office:value="0.7911" calcext:value-type="percentage">
            <text:p>79.11%</text:p>
          </table:table-cell>
          <table:table-cell office:value-type="percentage" office:value="0.791104" calcext:value-type="percentage">
            <text:p>79.11%</text:p>
          </table:table-cell>
          <table:table-cell office:value-type="percentage" office:value="0.7341" calcext:value-type="percentage">
            <text:p>73.41%</text:p>
          </table:table-cell>
          <table:table-cell office:value-type="percentage" office:value="0.705841" calcext:value-type="percentage">
            <text:p>70.58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7677" calcext:value-type="percentage">
            <text:p>76.77%</text:p>
          </table:table-cell>
          <table:table-cell office:value-type="percentage" office:value="0.7904" calcext:value-type="percentage">
            <text:p>79.04%</text:p>
          </table:table-cell>
          <table:table-cell office:value-type="percentage" office:value="0.790412" calcext:value-type="percentage">
            <text:p>79.04%</text:p>
          </table:table-cell>
          <table:table-cell office:value-type="percentage" office:value="0.7295" calcext:value-type="percentage">
            <text:p>72.95%</text:p>
          </table:table-cell>
          <table:table-cell office:value-type="percentage" office:value="0.711023" calcext:value-type="percentage">
            <text:p>71.10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711" calcext:value-type="percentage">
            <text:p>71.10%</text:p>
          </table:table-cell>
          <table:table-cell office:value-type="percentage" office:value="0.7541" calcext:value-type="percentage">
            <text:p>75.41%</text:p>
          </table:table-cell>
          <table:table-cell office:value-type="percentage" office:value="0.7788" calcext:value-type="percentage">
            <text:p>77.88%</text:p>
          </table:table-cell>
          <table:table-cell office:value-type="percentage" office:value="0.778811" calcext:value-type="percentage">
            <text:p>77.8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699945" calcext:value-type="percentage">
            <text:p>69.99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7126" calcext:value-type="percentage">
            <text:p>71.26%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862" calcext:value-type="percentage">
            <text:p>78.62%</text:p>
          </table:table-cell>
          <table:table-cell office:value-type="percentage" office:value="0.786178" calcext:value-type="percentage">
            <text:p>78.62%</text:p>
          </table:table-cell>
          <table:table-cell office:value-type="percentage" office:value="0.7102" calcext:value-type="percentage">
            <text:p>71.02%</text:p>
          </table:table-cell>
          <table:table-cell office:value-type="percentage" office:value="0.69848" calcext:value-type="percentage">
            <text:p>69.85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7003" calcext:value-type="percentage">
            <text:p>70.03%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82116" calcext:value-type="percentage">
            <text:p>78.21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722306" calcext:value-type="percentage">
            <text:p>72.23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6924" calcext:value-type="percentage">
            <text:p>69.24%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3953" calcext:value-type="percentage">
            <text:p>78.40%</text:p>
          </table:table-cell>
          <table:table-cell office:value-type="percentage" office:value="0.6982" calcext:value-type="percentage">
            <text:p>69.82%</text:p>
          </table:table-cell>
          <table:table-cell office:value-type="percentage" office:value="0.704256" calcext:value-type="percentage">
            <text:p>70.43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6756" calcext:value-type="percentage">
            <text:p>67.56%</text:p>
          </table:table-cell>
          <table:table-cell office:value-type="percentage" office:value="0.7572" calcext:value-type="percentage">
            <text:p>75.72%</text:p>
          </table:table-cell>
          <table:table-cell office:value-type="percentage" office:value="0.7802" calcext:value-type="percentage">
            <text:p>78.02%</text:p>
          </table:table-cell>
          <table:table-cell office:value-type="percentage" office:value="0.780227" calcext:value-type="percentage">
            <text:p>78.02%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03415" calcext:value-type="percentage">
            <text:p>70.34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6765" calcext:value-type="percentage">
            <text:p>67.6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73734" calcext:value-type="percentage">
            <text:p>77.37%</text:p>
          </table:table-cell>
          <table:table-cell office:value-type="percentage" office:value="0.7135" calcext:value-type="percentage">
            <text:p>71.35%</text:p>
          </table:table-cell>
          <table:table-cell office:value-type="percentage" office:value="0.698092" calcext:value-type="percentage">
            <text:p>69.81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6929" calcext:value-type="percentage">
            <text:p>69.29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5923" calcext:value-type="percentage">
            <text:p>75.92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85479" calcext:value-type="percentage">
            <text:p>68.55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8" calcext:value-type="percentage">
            <text:p>73.48%</text:p>
          </table:table-cell>
          <table:table-cell office:value-type="percentage" office:value="0.7563" calcext:value-type="percentage">
            <text:p>75.63%</text:p>
          </table:table-cell>
          <table:table-cell office:value-type="percentage" office:value="0.756288" calcext:value-type="percentage">
            <text:p>75.63%</text:p>
          </table:table-cell>
          <table:table-cell office:value-type="percentage" office:value="0.7055" calcext:value-type="percentage">
            <text:p>70.55%</text:p>
          </table:table-cell>
          <table:table-cell office:value-type="percentage" office:value="0.6752" calcext:value-type="percentage">
            <text:p>67.52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7161" calcext:value-type="percentage">
            <text:p>71.61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79028" calcext:value-type="percentage">
            <text:p>77.90%</text:p>
          </table:table-cell>
          <table:table-cell office:value-type="percentage" office:value="0.7085" calcext:value-type="percentage">
            <text:p>70.85%</text:p>
          </table:table-cell>
          <table:table-cell office:value-type="percentage" office:value="0.698434" calcext:value-type="percentage">
            <text:p>69.84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7243" calcext:value-type="percentage">
            <text:p>72.43%</text:p>
          </table:table-cell>
          <table:table-cell office:value-type="percentage" office:value="0.7477" calcext:value-type="percentage">
            <text:p>74.77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783113" calcext:value-type="percentage">
            <text:p>78.31%</text:p>
          </table:table-cell>
          <table:table-cell office:value-type="percentage" office:value="0.7094" calcext:value-type="percentage">
            <text:p>70.94%</text:p>
          </table:table-cell>
          <table:table-cell office:value-type="percentage" office:value="0.729579" calcext:value-type="percentage">
            <text:p>72.96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491" calcext:value-type="percentage">
            <text:p>74.91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82114" calcext:value-type="percentage">
            <text:p>78.21%</text:p>
          </table:table-cell>
          <table:table-cell office:value-type="percentage" office:value="0.7301" calcext:value-type="percentage">
            <text:p>73.01%</text:p>
          </table:table-cell>
          <table:table-cell office:value-type="percentage" office:value="0.727307" calcext:value-type="percentage">
            <text:p>72.73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332" calcext:value-type="percentage">
            <text:p>73.32%</text:p>
          </table:table-cell>
          <table:table-cell office:value-type="percentage" office:value="0.7803" calcext:value-type="percentage">
            <text:p>78.03%</text:p>
          </table:table-cell>
          <table:table-cell office:value-type="percentage" office:value="0.780286" calcext:value-type="percentage">
            <text:p>78.03%</text:p>
          </table:table-cell>
          <table:table-cell office:value-type="percentage" office:value="0.7151" calcext:value-type="percentage">
            <text:p>71.51%</text:p>
          </table:table-cell>
          <table:table-cell office:value-type="percentage" office:value="0.709289" calcext:value-type="percentage">
            <text:p>70.93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7211" calcext:value-type="percentage">
            <text:p>72.11%</text:p>
          </table:table-cell>
          <table:table-cell office:value-type="percentage" office:value="0.7514" calcext:value-type="percentage">
            <text:p>75.14%</text:p>
          </table:table-cell>
          <table:table-cell office:value-type="percentage" office:value="0.7785" calcext:value-type="percentage">
            <text:p>77.85%</text:p>
          </table:table-cell>
          <table:table-cell office:value-type="percentage" office:value="0.778547" calcext:value-type="percentage">
            <text:p>77.85%</text:p>
          </table:table-cell>
          <table:table-cell office:value-type="percentage" office:value="0.7023" calcext:value-type="percentage">
            <text:p>70.23%</text:p>
          </table:table-cell>
          <table:table-cell office:value-type="percentage" office:value="0.742698" calcext:value-type="percentage">
            <text:p>74.27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7181" calcext:value-type="percentage">
            <text:p>71.8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90631" calcext:value-type="percentage">
            <text:p>79.06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702841" calcext:value-type="percentage">
            <text:p>70.28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7196" calcext:value-type="percentage">
            <text:p>71.96%</text:p>
          </table:table-cell>
          <table:table-cell office:value-type="percentage" office:value="0.7657" calcext:value-type="percentage">
            <text:p>76.5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788335" calcext:value-type="percentage">
            <text:p>78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23953" calcext:value-type="percentage">
            <text:p>72.40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722" calcext:value-type="percentage">
            <text:p>77.22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792811" calcext:value-type="percentage">
            <text:p>79.28%</text:p>
          </table:table-cell>
          <table:table-cell office:value-type="percentage" office:value="0.7434" calcext:value-type="percentage">
            <text:p>74.34%</text:p>
          </table:table-cell>
          <table:table-cell office:value-type="percentage" office:value="0.736113" calcext:value-type="percentage">
            <text:p>73.61%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</table:table>
      <table:table table:name="Weighted+A" table:style-name="ta1">
        <table:shapes>
          <draw:frame draw:z-index="0" draw:style-name="gr1" draw:text-style-name="P1" svg:width="15.999cm" svg:height="8.999cm" svg:x="22.843cm" svg:y="0.632cm">
            <draw:object draw:notify-on-update-of-ranges="'Weighted+A'.A2:'Weighted+A'.A21 'Weighted+A'.E1:'Weighted+A'.E1 'Weighted+A'.E2:'Weighted+A'.E21 'Weighted+A'.F1:'Weighted+A'.F1 'Weighted+A'.F2:'Weighted+A'.F21 'Weighted+A'.G1:'Weighted+A'.G1 'Weighted+A'.G2:'Weighted+A'.G21 'Weighted+A'.H1:'Weighted+A'.H1 'Weighted+A'.H2:'Weighted+A'.H21 'Weighted+A'.I1:'Weighted+A'.I1 'Weighted+A'.I2:'Weighted+A'.I21 'Weighted+A'.J1:'Weighted+A'.J1 'Weighted+A'.J2:'Weighted+A'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678cm" svg:y="11.085cm">
            <draw:object draw:notify-on-update-of-ranges="'Weighted+A'.A25:'Weighted+A'.A44 'Weighted+A'.E24:'Weighted+A'.E24 'Weighted+A'.E25:'Weighted+A'.E44 'Weighted+A'.F24:'Weighted+A'.F24 'Weighted+A'.F25:'Weighted+A'.F44 'Weighted+A'.G24:'Weighted+A'.G24 'Weighted+A'.G25:'Weighted+A'.G44 'Weighted+A'.H24:'Weighted+A'.H24 'Weighted+A'.H25:'Weighted+A'.H44 'Weighted+A'.I24:'Weighted+A'.I24 'Weighted+A'.I25:'Weighted+A'.I44 'Weighted+A'.J24:'Weighted+A'.J24 'Weighted+A'.J25:'Weighted+A'.J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7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7" table:number-columns-repeated="5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5486" calcext:value-type="percentage">
            <text:p>54.86%</text:p>
          </table:table-cell>
          <table:table-cell office:value-type="percentage" office:value="0.5032" calcext:value-type="percentage">
            <text:p>50.32%</text:p>
          </table:table-cell>
          <table:table-cell office:value-type="percentage" office:value="0.502694" calcext:value-type="percentage">
            <text:p>50.27%</text:p>
          </table:table-cell>
          <table:table-cell office:value-type="percentage" office:value="0.5807" calcext:value-type="percentage">
            <text:p>58.07%</text:p>
          </table:table-cell>
          <table:table-cell office:value-type="percentage" office:value="0.680645" calcext:value-type="percentage">
            <text:p>68.06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5555" calcext:value-type="percentage">
            <text:p>55.55%</text:p>
          </table:table-cell>
          <table:table-cell office:value-type="percentage" office:value="0.5284" calcext:value-type="percentage">
            <text:p>52.84%</text:p>
          </table:table-cell>
          <table:table-cell office:value-type="percentage" office:value="0.526143" calcext:value-type="percentage">
            <text:p>52.61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65804" calcext:value-type="percentage">
            <text:p>66.58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6185" calcext:value-type="percentage">
            <text:p>61.85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516" calcext:value-type="percentage">
            <text:p>55.16%</text:p>
          </table:table-cell>
          <table:table-cell office:value-type="percentage" office:value="0.549721" calcext:value-type="percentage">
            <text:p>54.97%</text:p>
          </table:table-cell>
          <table:table-cell office:value-type="percentage" office:value="0.6205" calcext:value-type="percentage">
            <text:p>62.05%</text:p>
          </table:table-cell>
          <table:table-cell office:value-type="percentage" office:value="0.654861" calcext:value-type="percentage">
            <text:p>65.49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408" calcext:value-type="percentage">
            <text:p>54.08%</text:p>
          </table:table-cell>
          <table:table-cell office:value-type="percentage" office:value="0.5489" calcext:value-type="percentage">
            <text:p>54.89%</text:p>
          </table:table-cell>
          <table:table-cell office:value-type="percentage" office:value="0.545772" calcext:value-type="percentage">
            <text:p>54.58%</text:p>
          </table:table-cell>
          <table:table-cell office:value-type="percentage" office:value="0.6219" calcext:value-type="percentage">
            <text:p>62.19%</text:p>
          </table:table-cell>
          <table:table-cell office:value-type="percentage" office:value="0.6469" calcext:value-type="percentage">
            <text:p>64.69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6294" calcext:value-type="percentage">
            <text:p>62.94%</text:p>
          </table:table-cell>
          <table:table-cell office:value-type="percentage" office:value="0.5507" calcext:value-type="percentage">
            <text:p>55.07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65951" calcext:value-type="percentage">
            <text:p>56.60%</text:p>
          </table:table-cell>
          <table:table-cell office:value-type="percentage" office:value="0.6272" calcext:value-type="percentage">
            <text:p>62.72%</text:p>
          </table:table-cell>
          <table:table-cell office:value-type="percentage" office:value="0.664237" calcext:value-type="percentage">
            <text:p>66.42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6512" calcext:value-type="percentage">
            <text:p>65.12%</text:p>
          </table:table-cell>
          <table:table-cell office:value-type="percentage" office:value="0.5554" calcext:value-type="percentage">
            <text:p>55.54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585287" calcext:value-type="percentage">
            <text:p>58.53%</text:p>
          </table:table-cell>
          <table:table-cell office:value-type="percentage" office:value="0.6334" calcext:value-type="percentage">
            <text:p>63.34%</text:p>
          </table:table-cell>
          <table:table-cell office:value-type="percentage" office:value="0.679482" calcext:value-type="percentage">
            <text:p>67.95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573" calcext:value-type="percentage">
            <text:p>55.73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580206" calcext:value-type="percentage">
            <text:p>58.02%</text:p>
          </table:table-cell>
          <table:table-cell office:value-type="percentage" office:value="0.6309" calcext:value-type="percentage">
            <text:p>63.09%</text:p>
          </table:table-cell>
          <table:table-cell office:value-type="percentage" office:value="0.666274" calcext:value-type="percentage">
            <text:p>66.63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6215" calcext:value-type="percentage">
            <text:p>62.15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815" calcext:value-type="percentage">
            <text:p>58.15%</text:p>
          </table:table-cell>
          <table:table-cell office:value-type="percentage" office:value="0.579592" calcext:value-type="percentage">
            <text:p>57.96%</text:p>
          </table:table-cell>
          <table:table-cell office:value-type="percentage" office:value="0.6318" calcext:value-type="percentage">
            <text:p>63.18%</text:p>
          </table:table-cell>
          <table:table-cell office:value-type="percentage" office:value="0.65516" calcext:value-type="percentage">
            <text:p>65.52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147" calcext:value-type="percentage">
            <text:p>61.47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574366" calcext:value-type="percentage">
            <text:p>57.44%</text:p>
          </table:table-cell>
          <table:table-cell office:value-type="percentage" office:value="0.6325" calcext:value-type="percentage">
            <text:p>63.25%</text:p>
          </table:table-cell>
          <table:table-cell office:value-type="percentage" office:value="0.638285" calcext:value-type="percentage">
            <text:p>63.83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578975" calcext:value-type="percentage">
            <text:p>57.90%</text:p>
          </table:table-cell>
          <table:table-cell office:value-type="percentage" office:value="0.6164" calcext:value-type="percentage">
            <text:p>61.64%</text:p>
          </table:table-cell>
          <table:table-cell office:value-type="percentage" office:value="0.632074" calcext:value-type="percentage">
            <text:p>63.21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6339" calcext:value-type="percentage">
            <text:p>63.39%</text:p>
          </table:table-cell>
          <table:table-cell office:value-type="percentage" office:value="0.5656" calcext:value-type="percentage">
            <text:p>56.56%</text:p>
          </table:table-cell>
          <table:table-cell office:value-type="percentage" office:value="0.5998" calcext:value-type="percentage">
            <text:p>59.98%</text:p>
          </table:table-cell>
          <table:table-cell office:value-type="percentage" office:value="0.600888" calcext:value-type="percentage">
            <text:p>60.09%</text:p>
          </table:table-cell>
          <table:table-cell office:value-type="percentage" office:value="0.6208" calcext:value-type="percentage">
            <text:p>62.08%</text:p>
          </table:table-cell>
          <table:table-cell office:value-type="percentage" office:value="0.634639" calcext:value-type="percentage">
            <text:p>63.46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6441" calcext:value-type="percentage">
            <text:p>64.41%</text:p>
          </table:table-cell>
          <table:table-cell office:value-type="percentage" office:value="0.5911" calcext:value-type="percentage">
            <text:p>59.11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643318" calcext:value-type="percentage">
            <text:p>64.33%</text:p>
          </table:table-cell>
          <table:table-cell office:value-type="percentage" office:value="0.6293" calcext:value-type="percentage">
            <text:p>62.93%</text:p>
          </table:table-cell>
          <table:table-cell office:value-type="percentage" office:value="0.631435" calcext:value-type="percentage">
            <text:p>63.14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6577" calcext:value-type="percentage">
            <text:p>65.77%</text:p>
          </table:table-cell>
          <table:table-cell office:value-type="percentage" office:value="0.5818" calcext:value-type="percentage">
            <text:p>58.18%</text:p>
          </table:table-cell>
          <table:table-cell office:value-type="percentage" office:value="0.6428" calcext:value-type="percentage">
            <text:p>64.28%</text:p>
          </table:table-cell>
          <table:table-cell office:value-type="percentage" office:value="0.641553" calcext:value-type="percentage">
            <text:p>64.16%</text:p>
          </table:table-cell>
          <table:table-cell office:value-type="percentage" office:value="0.6274" calcext:value-type="percentage">
            <text:p>62.74%</text:p>
          </table:table-cell>
          <table:table-cell office:value-type="percentage" office:value="0.637491" calcext:value-type="percentage">
            <text:p>63.75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5752" calcext:value-type="percentage">
            <text:p>57.52%</text:p>
          </table:table-cell>
          <table:table-cell office:value-type="percentage" office:value="0.6593" calcext:value-type="percentage">
            <text:p>65.93%</text:p>
          </table:table-cell>
          <table:table-cell office:value-type="percentage" office:value="0.661223" calcext:value-type="percentage">
            <text:p>66.12%</text:p>
          </table:table-cell>
          <table:table-cell office:value-type="percentage" office:value="0.6214" calcext:value-type="percentage">
            <text:p>62.14%</text:p>
          </table:table-cell>
          <table:table-cell office:value-type="percentage" office:value="0.618905" calcext:value-type="percentage">
            <text:p>61.89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6691" calcext:value-type="percentage">
            <text:p>66.91%</text:p>
          </table:table-cell>
          <table:table-cell office:value-type="percentage" office:value="0.556" calcext:value-type="percentage">
            <text:p>55.60%</text:p>
          </table:table-cell>
          <table:table-cell office:value-type="percentage" office:value="0.6495" calcext:value-type="percentage">
            <text:p>64.95%</text:p>
          </table:table-cell>
          <table:table-cell office:value-type="percentage" office:value="0.64448" calcext:value-type="percentage">
            <text:p>64.45%</text:p>
          </table:table-cell>
          <table:table-cell office:value-type="percentage" office:value="0.6089" calcext:value-type="percentage">
            <text:p>60.89%</text:p>
          </table:table-cell>
          <table:table-cell office:value-type="percentage" office:value="0.612193" calcext:value-type="percentage">
            <text:p>61.22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6603" calcext:value-type="percentage">
            <text:p>66.03%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6629" calcext:value-type="percentage">
            <text:p>66.29%</text:p>
          </table:table-cell>
          <table:table-cell office:value-type="percentage" office:value="0.665393" calcext:value-type="percentage">
            <text:p>66.54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90636" calcext:value-type="percentage">
            <text:p>59.06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6909" calcext:value-type="percentage">
            <text:p>69.09%</text:p>
          </table:table-cell>
          <table:table-cell office:value-type="percentage" office:value="0.5837" calcext:value-type="percentage">
            <text:p>58.37%</text:p>
          </table:table-cell>
          <table:table-cell office:value-type="percentage" office:value="0.6884" calcext:value-type="percentage">
            <text:p>68.84%</text:p>
          </table:table-cell>
          <table:table-cell office:value-type="percentage" office:value="0.706236" calcext:value-type="percentage">
            <text:p>70.62%</text:p>
          </table:table-cell>
          <table:table-cell office:value-type="percentage" office:value="0.5849" calcext:value-type="percentage">
            <text:p>58.49%</text:p>
          </table:table-cell>
          <table:table-cell office:value-type="percentage" office:value="0.646892" calcext:value-type="percentage">
            <text:p>64.69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6974" calcext:value-type="percentage">
            <text:p>69.7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78" calcext:value-type="percentage">
            <text:p>67.78%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638522" calcext:value-type="percentage">
            <text:p>63.85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03" calcext:value-type="percentage">
            <text:p>70.30%</text:p>
          </table:table-cell>
          <table:table-cell office:value-type="percentage" office:value="0.5342" calcext:value-type="percentage">
            <text:p>53.42%</text:p>
          </table:table-cell>
          <table:table-cell office:value-type="percentage" office:value="0.6973" calcext:value-type="percentage">
            <text:p>69.73%</text:p>
          </table:table-cell>
          <table:table-cell office:value-type="percentage" office:value="0.707129" calcext:value-type="percentage">
            <text:p>70.71%</text:p>
          </table:table-cell>
          <table:table-cell office:value-type="percentage" office:value="0.5695" calcext:value-type="percentage">
            <text:p>56.95%</text:p>
          </table:table-cell>
          <table:table-cell office:value-type="percentage" office:value="0.629399" calcext:value-type="percentage">
            <text:p>62.94%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7" table:number-columns-repeated="5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613" calcext:value-type="percentage">
            <text:p>61.30%</text:p>
          </table:table-cell>
          <table:table-cell office:value-type="percentage" office:value="0.5617" calcext:value-type="percentage">
            <text:p>56.17%</text:p>
          </table:table-cell>
          <table:table-cell office:value-type="percentage" office:value="0.5016" calcext:value-type="percentage">
            <text:p>50.16%</text:p>
          </table:table-cell>
          <table:table-cell office:value-type="percentage" office:value="0.504615" calcext:value-type="percentage">
            <text:p>50.46%</text:p>
          </table:table-cell>
          <table:table-cell office:value-type="percentage" office:value="0.5846" calcext:value-type="percentage">
            <text:p>58.46%</text:p>
          </table:table-cell>
          <table:table-cell office:value-type="percentage" office:value="0.622186" calcext:value-type="percentage">
            <text:p>62.22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5823" calcext:value-type="percentage">
            <text:p>58.23%</text:p>
          </table:table-cell>
          <table:table-cell office:value-type="percentage" office:value="0.5338" calcext:value-type="percentage">
            <text:p>53.38%</text:p>
          </table:table-cell>
          <table:table-cell office:value-type="percentage" office:value="0.534233" calcext:value-type="percentage">
            <text:p>53.42%</text:p>
          </table:table-cell>
          <table:table-cell office:value-type="percentage" office:value="0.6018" calcext:value-type="percentage">
            <text:p>60.18%</text:p>
          </table:table-cell>
          <table:table-cell office:value-type="percentage" office:value="0.598541" calcext:value-type="percentage">
            <text:p>59.85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5739" calcext:value-type="percentage">
            <text:p>57.39%</text:p>
          </table:table-cell>
          <table:table-cell office:value-type="percentage" office:value="0.5801" calcext:value-type="percentage">
            <text:p>58.0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545522" calcext:value-type="percentage">
            <text:p>54.55%</text:p>
          </table:table-cell>
          <table:table-cell office:value-type="percentage" office:value="0.6035" calcext:value-type="percentage">
            <text:p>60.35%</text:p>
          </table:table-cell>
          <table:table-cell office:value-type="percentage" office:value="0.609543" calcext:value-type="percentage">
            <text:p>60.95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6026" calcext:value-type="percentage">
            <text:p>60.26%</text:p>
          </table:table-cell>
          <table:table-cell office:value-type="percentage" office:value="0.5594" calcext:value-type="percentage">
            <text:p>55.94%</text:p>
          </table:table-cell>
          <table:table-cell office:value-type="percentage" office:value="0.5326" calcext:value-type="percentage">
            <text:p>53.26%</text:p>
          </table:table-cell>
          <table:table-cell office:value-type="percentage" office:value="0.53294" calcext:value-type="percentage">
            <text:p>53.29%</text:p>
          </table:table-cell>
          <table:table-cell office:value-type="percentage" office:value="0.5973" calcext:value-type="percentage">
            <text:p>59.73%</text:p>
          </table:table-cell>
          <table:table-cell office:value-type="percentage" office:value="0.606632" calcext:value-type="percentage">
            <text:p>60.66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6044" calcext:value-type="percentage">
            <text:p>60.44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49" calcext:value-type="percentage">
            <text:p>56.49%</text:p>
          </table:table-cell>
          <table:table-cell office:value-type="percentage" office:value="0.564421" calcext:value-type="percentage">
            <text:p>56.44%</text:p>
          </table:table-cell>
          <table:table-cell office:value-type="percentage" office:value="0.5985" calcext:value-type="percentage">
            <text:p>59.85%</text:p>
          </table:table-cell>
          <table:table-cell office:value-type="percentage" office:value="0.603462" calcext:value-type="percentage">
            <text:p>60.35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5992" calcext:value-type="percentage">
            <text:p>59.92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635" calcext:value-type="percentage">
            <text:p>56.35%</text:p>
          </table:table-cell>
          <table:table-cell office:value-type="percentage" office:value="0.563533" calcext:value-type="percentage">
            <text:p>56.35%</text:p>
          </table:table-cell>
          <table:table-cell office:value-type="percentage" office:value="0.5865" calcext:value-type="percentage">
            <text:p>58.65%</text:p>
          </table:table-cell>
          <table:table-cell office:value-type="percentage" office:value="0.630109" calcext:value-type="percentage">
            <text:p>63.01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5896" calcext:value-type="percentage">
            <text:p>58.96%</text:p>
          </table:table-cell>
          <table:table-cell office:value-type="percentage" office:value="0.5724" calcext:value-type="percentage">
            <text:p>57.24%</text:p>
          </table:table-cell>
          <table:table-cell office:value-type="percentage" office:value="0.5805" calcext:value-type="percentage">
            <text:p>58.05%</text:p>
          </table:table-cell>
          <table:table-cell office:value-type="percentage" office:value="0.580531" calcext:value-type="percentage">
            <text:p>58.05%</text:p>
          </table:table-cell>
          <table:table-cell office:value-type="percentage" office:value="0.5968" calcext:value-type="percentage">
            <text:p>59.68%</text:p>
          </table:table-cell>
          <table:table-cell office:value-type="percentage" office:value="0.612921" calcext:value-type="percentage">
            <text:p>61.29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5813" calcext:value-type="percentage">
            <text:p>58.13%</text:p>
          </table:table-cell>
          <table:table-cell office:value-type="percentage" office:value="0.5779" calcext:value-type="percentage">
            <text:p>57.79%</text:p>
          </table:table-cell>
          <table:table-cell office:value-type="percentage" office:value="0.577898" calcext:value-type="percentage">
            <text:p>57.79%</text:p>
          </table:table-cell>
          <table:table-cell office:value-type="percentage" office:value="0.6072" calcext:value-type="percentage">
            <text:p>60.72%</text:p>
          </table:table-cell>
          <table:table-cell office:value-type="percentage" office:value="0.615917" calcext:value-type="percentage">
            <text:p>61.59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5639" calcext:value-type="percentage">
            <text:p>56.39%</text:p>
          </table:table-cell>
          <table:table-cell office:value-type="percentage" office:value="0.5854" calcext:value-type="percentage">
            <text:p>58.54%</text:p>
          </table:table-cell>
          <table:table-cell office:value-type="percentage" office:value="0.5697" calcext:value-type="percentage">
            <text:p>56.97%</text:p>
          </table:table-cell>
          <table:table-cell office:value-type="percentage" office:value="0.56968" calcext:value-type="percentage">
            <text:p>56.97%</text:p>
          </table:table-cell>
          <table:table-cell office:value-type="percentage" office:value="0.6069" calcext:value-type="percentage">
            <text:p>60.69%</text:p>
          </table:table-cell>
          <table:table-cell office:value-type="percentage" office:value="0.606216" calcext:value-type="percentage">
            <text:p>60.62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5887" calcext:value-type="percentage">
            <text:p>58.87%</text:p>
          </table:table-cell>
          <table:table-cell office:value-type="percentage" office:value="0.5799" calcext:value-type="percentage">
            <text:p>57.99%</text:p>
          </table:table-cell>
          <table:table-cell office:value-type="percentage" office:value="0.5508" calcext:value-type="percentage">
            <text:p>55.08%</text:p>
          </table:table-cell>
          <table:table-cell office:value-type="percentage" office:value="0.551363" calcext:value-type="percentage">
            <text:p>55.14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59369" calcext:value-type="percentage">
            <text:p>59.37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5568" calcext:value-type="percentage">
            <text:p>55.68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37678" calcext:value-type="percentage">
            <text:p>53.77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586022" calcext:value-type="percentage">
            <text:p>58.60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6091" calcext:value-type="percentage">
            <text:p>60.91%</text:p>
          </table:table-cell>
          <table:table-cell office:value-type="percentage" office:value="0.5759" calcext:value-type="percentage">
            <text:p>57.59%</text:p>
          </table:table-cell>
          <table:table-cell office:value-type="percentage" office:value="0.5984" calcext:value-type="percentage">
            <text:p>59.84%</text:p>
          </table:table-cell>
          <table:table-cell office:value-type="percentage" office:value="0.595415" calcext:value-type="percentage">
            <text:p>59.54%</text:p>
          </table:table-cell>
          <table:table-cell office:value-type="percentage" office:value="0.606" calcext:value-type="percentage">
            <text:p>60.60%</text:p>
          </table:table-cell>
          <table:table-cell office:value-type="percentage" office:value="0.599165" calcext:value-type="percentage">
            <text:p>59.92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614" calcext:value-type="percentage">
            <text:p>61.40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574729" calcext:value-type="percentage">
            <text:p>57.47%</text:p>
          </table:table-cell>
          <table:table-cell office:value-type="percentage" office:value="0.6055" calcext:value-type="percentage">
            <text:p>60.55%</text:p>
          </table:table-cell>
          <table:table-cell office:value-type="percentage" office:value="0.628211" calcext:value-type="percentage">
            <text:p>62.82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6116" calcext:value-type="percentage">
            <text:p>61.16%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7663" calcext:value-type="percentage">
            <text:p>56.77%</text:p>
          </table:table-cell>
          <table:table-cell office:value-type="percentage" office:value="0.6174" calcext:value-type="percentage">
            <text:p>61.74%</text:p>
          </table:table-cell>
          <table:table-cell office:value-type="percentage" office:value="0.62116" calcext:value-type="percentage">
            <text:p>62.12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6514" calcext:value-type="percentage">
            <text:p>65.14%</text:p>
          </table:table-cell>
          <table:table-cell office:value-type="percentage" office:value="0.5584" calcext:value-type="percentage">
            <text:p>55.8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588125" calcext:value-type="percentage">
            <text:p>58.81%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606013" calcext:value-type="percentage">
            <text:p>60.60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142" calcext:value-type="percentage">
            <text:p>61.42%</text:p>
          </table:table-cell>
          <table:table-cell office:value-type="percentage" office:value="0.614241" calcext:value-type="percentage">
            <text:p>61.42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646041" calcext:value-type="percentage">
            <text:p>64.60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5956" calcext:value-type="percentage">
            <text:p>59.56%</text:p>
          </table:table-cell>
          <table:table-cell office:value-type="percentage" office:value="0.5447" calcext:value-type="percentage">
            <text:p>54.47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597182" calcext:value-type="percentage">
            <text:p>59.72%</text:p>
          </table:table-cell>
          <table:table-cell office:value-type="percentage" office:value="0.6449" calcext:value-type="percentage">
            <text:p>64.49%</text:p>
          </table:table-cell>
          <table:table-cell office:value-type="percentage" office:value="0.590393" calcext:value-type="percentage">
            <text:p>59.04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6093" calcext:value-type="percentage">
            <text:p>60.93%</text:p>
          </table:table-cell>
          <table:table-cell office:value-type="percentage" office:value="0.5619" calcext:value-type="percentage">
            <text:p>56.19%</text:p>
          </table:table-cell>
          <table:table-cell office:value-type="percentage" office:value="0.5929" calcext:value-type="percentage">
            <text:p>59.29%</text:p>
          </table:table-cell>
          <table:table-cell office:value-type="percentage" office:value="0.592901" calcext:value-type="percentage">
            <text:p>59.29%</text:p>
          </table:table-cell>
          <table:table-cell office:value-type="percentage" office:value="0.6238" calcext:value-type="percentage">
            <text:p>62.38%</text:p>
          </table:table-cell>
          <table:table-cell office:value-type="percentage" office:value="0.607263" calcext:value-type="percentage">
            <text:p>60.73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5391" calcext:value-type="percentage">
            <text:p>53.91%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597471" calcext:value-type="percentage">
            <text:p>59.75%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642856" calcext:value-type="percentage">
            <text:p>64.29%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 number:grouping="true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2T11:34:12.039945955</meta:creation-date>
    <dc:date>2022-12-02T08:35:19.623239264</dc:date>
    <meta:editing-duration>P4DT12H34M48S</meta:editing-duration>
    <meta:editing-cycles>373</meta:editing-cycles>
    <meta:generator>LibreOffice/7.3.7.2$Linux_X86_64 LibreOffice_project/30$Build-2</meta:generator>
    <meta:document-statistic meta:table-count="4" meta:cell-count="160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Weighted+A'.A2:'Weighted+A'.A21 'Weighted+A'.E1:'Weighted+A'.J21" chart:data-source-has-labels="both" svg:x="0.32cm" svg:y="0.18cm" svg:width="13.09cm" svg:height="8.64cm">
          <chart:coordinate-region svg:x="1.735cm" svg:y="0.379cm" svg:width="11.488cm" svg:height="7.794cm"/>
          <chart:axis chart:dimension="x" chart:name="primary-x" chart:style-name="ch4" chartooo:axis-type="auto">
            <chartooo:date-scale/>
            <chart:categories table:cell-range-address="'Weighted+A'.A2:'Weighted+A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ighted+A'.E2:'Weighted+A'.E21" chart:label-cell-address="'Weighted+A'.E1:'Weighted+A'.E1" chart:class="chart:line">
            <chart:data-point chart:repeated="20"/>
          </chart:series>
          <chart:series chart:style-name="ch8" chart:values-cell-range-address="'Weighted+A'.F2:'Weighted+A'.F21" chart:label-cell-address="'Weighted+A'.F1:'Weighted+A'.F1" chart:class="chart:line">
            <chart:data-point chart:repeated="20"/>
          </chart:series>
          <chart:series chart:style-name="ch9" chart:values-cell-range-address="'Weighted+A'.G2:'Weighted+A'.G21" chart:label-cell-address="'Weighted+A'.G1:'Weighted+A'.G1" chart:class="chart:line">
            <chart:data-point chart:repeated="20"/>
          </chart:series>
          <chart:series chart:style-name="ch10" chart:values-cell-range-address="'Weighted+A'.H2:'Weighted+A'.H21" chart:label-cell-address="'Weighted+A'.H1:'Weighted+A'.H1" chart:class="chart:line">
            <chart:data-point chart:repeated="20"/>
          </chart:series>
          <chart:series chart:style-name="ch11" chart:values-cell-range-address="'Weighted+A'.I2:'Weighted+A'.I21" chart:label-cell-address="'Weighted+A'.I1:'Weighted+A'.I1" chart:class="chart:line">
            <chart:data-point chart:repeated="20"/>
          </chart:series>
          <chart:series chart:style-name="ch12" chart:values-cell-range-address="'Weighted+A'.J2:'Weighted+A'.J21" chart:label-cell-address="'Weighted+A'.J1:'Weighted+A'.J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Weighted+A'.E1:'Weighted+A'.E1</svg:desc>
                </draw:g>
              </table:table-cell>
              <table:table-cell office:value-type="string">
                <text:p>EMO</text:p>
                <draw:g>
                  <svg:desc>'Weighted+A'.F1:'Weighted+A'.F1</svg:desc>
                </draw:g>
              </table:table-cell>
              <table:table-cell office:value-type="string">
                <text:p>ONT</text:p>
                <draw:g>
                  <svg:desc>'Weighted+A'.G1:'Weighted+A'.G1</svg:desc>
                </draw:g>
              </table:table-cell>
              <table:table-cell office:value-type="string">
                <text:p>ONT+</text:p>
                <draw:g>
                  <svg:desc>'Weighted+A'.H1:'Weighted+A'.H1</svg:desc>
                </draw:g>
              </table:table-cell>
              <table:table-cell office:value-type="string">
                <text:p>QST</text:p>
                <draw:g>
                  <svg:desc>'Weighted+A'.I1:'Weighted+A'.I1</svg:desc>
                </draw:g>
              </table:table-cell>
              <table:table-cell office:value-type="string">
                <text:p>ALL</text:p>
                <draw:g>
                  <svg:desc>'Weighted+A'.J1:'Weighted+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Weighted+A'.A2:'Weighted+A'.A21</svg:desc>
                </draw:g>
              </table:table-cell>
              <table:table-cell office:value-type="float" office:value="NaN">
                <text:p>NaN</text:p>
                <draw:g>
                  <svg:desc>'Weighted+A'.E2:'Weighted+A'.E21</svg:desc>
                </draw:g>
              </table:table-cell>
              <table:table-cell office:value-type="float" office:value="NaN">
                <text:p>NaN</text:p>
                <draw:g>
                  <svg:desc>'Weighted+A'.F2:'Weighted+A'.F21</svg:desc>
                </draw:g>
              </table:table-cell>
              <table:table-cell office:value-type="float" office:value="NaN">
                <text:p>NaN</text:p>
                <draw:g>
                  <svg:desc>'Weighted+A'.G2:'Weighted+A'.G21</svg:desc>
                </draw:g>
              </table:table-cell>
              <table:table-cell office:value-type="float" office:value="NaN">
                <text:p>NaN</text:p>
                <draw:g>
                  <svg:desc>'Weighted+A'.H2:'Weighted+A'.H21</svg:desc>
                </draw:g>
              </table:table-cell>
              <table:table-cell office:value-type="float" office:value="NaN">
                <text:p>NaN</text:p>
                <draw:g>
                  <svg:desc>'Weighted+A'.I2:'Weighted+A'.I21</svg:desc>
                </draw:g>
              </table:table-cell>
              <table:table-cell office:value-type="float" office:value="NaN">
                <text:p>NaN</text:p>
                <draw:g>
                  <svg:desc>'Weighted+A'.J2:'Weighted+A'.J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7">
                <text:p>0.647</text:p>
              </table:table-cell>
              <table:table-cell office:value-type="float" office:value="0.5486">
                <text:p>0.5486</text:p>
              </table:table-cell>
              <table:table-cell office:value-type="float" office:value="0.5032">
                <text:p>0.5032</text:p>
              </table:table-cell>
              <table:table-cell office:value-type="float" office:value="0.502694">
                <text:p>0.502694</text:p>
              </table:table-cell>
              <table:table-cell office:value-type="float" office:value="0.5807">
                <text:p>0.5807</text:p>
              </table:table-cell>
              <table:table-cell office:value-type="float" office:value="0.680645">
                <text:p>0.6806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01">
                <text:p>0.6301</text:p>
              </table:table-cell>
              <table:table-cell office:value-type="float" office:value="0.5555">
                <text:p>0.5555</text:p>
              </table:table-cell>
              <table:table-cell office:value-type="float" office:value="0.5284">
                <text:p>0.5284</text:p>
              </table:table-cell>
              <table:table-cell office:value-type="float" office:value="0.526143">
                <text:p>0.526143</text:p>
              </table:table-cell>
              <table:table-cell office:value-type="float" office:value="0.5972">
                <text:p>0.5972</text:p>
              </table:table-cell>
              <table:table-cell office:value-type="float" office:value="0.665804">
                <text:p>0.665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85">
                <text:p>0.6185</text:p>
              </table:table-cell>
              <table:table-cell office:value-type="float" office:value="0.5556">
                <text:p>0.5556</text:p>
              </table:table-cell>
              <table:table-cell office:value-type="float" office:value="0.5516">
                <text:p>0.5516</text:p>
              </table:table-cell>
              <table:table-cell office:value-type="float" office:value="0.549721">
                <text:p>0.549721</text:p>
              </table:table-cell>
              <table:table-cell office:value-type="float" office:value="0.6205">
                <text:p>0.6205</text:p>
              </table:table-cell>
              <table:table-cell office:value-type="float" office:value="0.654861">
                <text:p>0.654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96">
                <text:p>0.6296</text:p>
              </table:table-cell>
              <table:table-cell office:value-type="float" office:value="0.5408">
                <text:p>0.5408</text:p>
              </table:table-cell>
              <table:table-cell office:value-type="float" office:value="0.5489">
                <text:p>0.5489</text:p>
              </table:table-cell>
              <table:table-cell office:value-type="float" office:value="0.545772">
                <text:p>0.545772</text:p>
              </table:table-cell>
              <table:table-cell office:value-type="float" office:value="0.6219">
                <text:p>0.6219</text:p>
              </table:table-cell>
              <table:table-cell office:value-type="float" office:value="0.6469">
                <text:p>0.64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94">
                <text:p>0.6294</text:p>
              </table:table-cell>
              <table:table-cell office:value-type="float" office:value="0.5507">
                <text:p>0.5507</text:p>
              </table:table-cell>
              <table:table-cell office:value-type="float" office:value="0.5679">
                <text:p>0.5679</text:p>
              </table:table-cell>
              <table:table-cell office:value-type="float" office:value="0.565951">
                <text:p>0.565951</text:p>
              </table:table-cell>
              <table:table-cell office:value-type="float" office:value="0.6272">
                <text:p>0.6272</text:p>
              </table:table-cell>
              <table:table-cell office:value-type="float" office:value="0.664237">
                <text:p>0.6642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12">
                <text:p>0.6512</text:p>
              </table:table-cell>
              <table:table-cell office:value-type="float" office:value="0.5554">
                <text:p>0.5554</text:p>
              </table:table-cell>
              <table:table-cell office:value-type="float" office:value="0.588">
                <text:p>0.588</text:p>
              </table:table-cell>
              <table:table-cell office:value-type="float" office:value="0.585287">
                <text:p>0.585287</text:p>
              </table:table-cell>
              <table:table-cell office:value-type="float" office:value="0.6334">
                <text:p>0.6334</text:p>
              </table:table-cell>
              <table:table-cell office:value-type="float" office:value="0.679482">
                <text:p>0.6794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57">
                <text:p>0.6357</text:p>
              </table:table-cell>
              <table:table-cell office:value-type="float" office:value="0.5573">
                <text:p>0.5573</text:p>
              </table:table-cell>
              <table:table-cell office:value-type="float" office:value="0.5827">
                <text:p>0.5827</text:p>
              </table:table-cell>
              <table:table-cell office:value-type="float" office:value="0.580206">
                <text:p>0.580206</text:p>
              </table:table-cell>
              <table:table-cell office:value-type="float" office:value="0.6309">
                <text:p>0.6309</text:p>
              </table:table-cell>
              <table:table-cell office:value-type="float" office:value="0.666274">
                <text:p>0.666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5">
                <text:p>0.6215</text:p>
              </table:table-cell>
              <table:table-cell office:value-type="float" office:value="0.5637">
                <text:p>0.5637</text:p>
              </table:table-cell>
              <table:table-cell office:value-type="float" office:value="0.5815">
                <text:p>0.5815</text:p>
              </table:table-cell>
              <table:table-cell office:value-type="float" office:value="0.579592">
                <text:p>0.579592</text:p>
              </table:table-cell>
              <table:table-cell office:value-type="float" office:value="0.6318">
                <text:p>0.6318</text:p>
              </table:table-cell>
              <table:table-cell office:value-type="float" office:value="0.65516">
                <text:p>0.655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47">
                <text:p>0.6147</text:p>
              </table:table-cell>
              <table:table-cell office:value-type="float" office:value="0.5377">
                <text:p>0.5377</text:p>
              </table:table-cell>
              <table:table-cell office:value-type="float" office:value="0.5803">
                <text:p>0.5803</text:p>
              </table:table-cell>
              <table:table-cell office:value-type="float" office:value="0.574366">
                <text:p>0.574366</text:p>
              </table:table-cell>
              <table:table-cell office:value-type="float" office:value="0.6325">
                <text:p>0.6325</text:p>
              </table:table-cell>
              <table:table-cell office:value-type="float" office:value="0.638285">
                <text:p>0.638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25">
                <text:p>0.6225</text:p>
              </table:table-cell>
              <table:table-cell office:value-type="float" office:value="0.5409">
                <text:p>0.5409</text:p>
              </table:table-cell>
              <table:table-cell office:value-type="float" office:value="0.5755">
                <text:p>0.5755</text:p>
              </table:table-cell>
              <table:table-cell office:value-type="float" office:value="0.578975">
                <text:p>0.578975</text:p>
              </table:table-cell>
              <table:table-cell office:value-type="float" office:value="0.6164">
                <text:p>0.6164</text:p>
              </table:table-cell>
              <table:table-cell office:value-type="float" office:value="0.632074">
                <text:p>0.6320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9">
                <text:p>0.6339</text:p>
              </table:table-cell>
              <table:table-cell office:value-type="float" office:value="0.5656">
                <text:p>0.5656</text:p>
              </table:table-cell>
              <table:table-cell office:value-type="float" office:value="0.5998">
                <text:p>0.5998</text:p>
              </table:table-cell>
              <table:table-cell office:value-type="float" office:value="0.600888">
                <text:p>0.600888</text:p>
              </table:table-cell>
              <table:table-cell office:value-type="float" office:value="0.6208">
                <text:p>0.6208</text:p>
              </table:table-cell>
              <table:table-cell office:value-type="float" office:value="0.634639">
                <text:p>0.6346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41">
                <text:p>0.6441</text:p>
              </table:table-cell>
              <table:table-cell office:value-type="float" office:value="0.5911">
                <text:p>0.5911</text:p>
              </table:table-cell>
              <table:table-cell office:value-type="float" office:value="0.6422">
                <text:p>0.6422</text:p>
              </table:table-cell>
              <table:table-cell office:value-type="float" office:value="0.643318">
                <text:p>0.643318</text:p>
              </table:table-cell>
              <table:table-cell office:value-type="float" office:value="0.6293">
                <text:p>0.6293</text:p>
              </table:table-cell>
              <table:table-cell office:value-type="float" office:value="0.631435">
                <text:p>0.6314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77">
                <text:p>0.6577</text:p>
              </table:table-cell>
              <table:table-cell office:value-type="float" office:value="0.5818">
                <text:p>0.5818</text:p>
              </table:table-cell>
              <table:table-cell office:value-type="float" office:value="0.6428">
                <text:p>0.6428</text:p>
              </table:table-cell>
              <table:table-cell office:value-type="float" office:value="0.641553">
                <text:p>0.641553</text:p>
              </table:table-cell>
              <table:table-cell office:value-type="float" office:value="0.6274">
                <text:p>0.6274</text:p>
              </table:table-cell>
              <table:table-cell office:value-type="float" office:value="0.637491">
                <text:p>0.6374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471">
                <text:p>0.6471</text:p>
              </table:table-cell>
              <table:table-cell office:value-type="float" office:value="0.5752">
                <text:p>0.5752</text:p>
              </table:table-cell>
              <table:table-cell office:value-type="float" office:value="0.6593">
                <text:p>0.6593</text:p>
              </table:table-cell>
              <table:table-cell office:value-type="float" office:value="0.661223">
                <text:p>0.661223</text:p>
              </table:table-cell>
              <table:table-cell office:value-type="float" office:value="0.6214">
                <text:p>0.6214</text:p>
              </table:table-cell>
              <table:table-cell office:value-type="float" office:value="0.618905">
                <text:p>0.6189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91">
                <text:p>0.6691</text:p>
              </table:table-cell>
              <table:table-cell office:value-type="float" office:value="0.556">
                <text:p>0.556</text:p>
              </table:table-cell>
              <table:table-cell office:value-type="float" office:value="0.6495">
                <text:p>0.6495</text:p>
              </table:table-cell>
              <table:table-cell office:value-type="float" office:value="0.64448">
                <text:p>0.64448</text:p>
              </table:table-cell>
              <table:table-cell office:value-type="float" office:value="0.6089">
                <text:p>0.6089</text:p>
              </table:table-cell>
              <table:table-cell office:value-type="float" office:value="0.612193">
                <text:p>0.6121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3">
                <text:p>0.6603</text:p>
              </table:table-cell>
              <table:table-cell office:value-type="float" office:value="0.569">
                <text:p>0.569</text:p>
              </table:table-cell>
              <table:table-cell office:value-type="float" office:value="0.6629">
                <text:p>0.6629</text:p>
              </table:table-cell>
              <table:table-cell office:value-type="float" office:value="0.665393">
                <text:p>0.665393</text:p>
              </table:table-cell>
              <table:table-cell office:value-type="float" office:value="0.5842">
                <text:p>0.5842</text:p>
              </table:table-cell>
              <table:table-cell office:value-type="float" office:value="0.590636">
                <text:p>0.5906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09">
                <text:p>0.6909</text:p>
              </table:table-cell>
              <table:table-cell office:value-type="float" office:value="0.5837">
                <text:p>0.5837</text:p>
              </table:table-cell>
              <table:table-cell office:value-type="float" office:value="0.6884">
                <text:p>0.6884</text:p>
              </table:table-cell>
              <table:table-cell office:value-type="float" office:value="0.706236">
                <text:p>0.706236</text:p>
              </table:table-cell>
              <table:table-cell office:value-type="float" office:value="0.5849">
                <text:p>0.5849</text:p>
              </table:table-cell>
              <table:table-cell office:value-type="float" office:value="0.646892">
                <text:p>0.6468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74">
                <text:p>0.6974</text:p>
              </table:table-cell>
              <table:table-cell office:value-type="float" office:value="0.5833">
                <text:p>0.5833</text:p>
              </table:table-cell>
              <table:table-cell office:value-type="float" office:value="0.6778">
                <text:p>0.6778</text:p>
              </table:table-cell>
              <table:table-cell office:value-type="float" office:value="0.6961">
                <text:p>0.6961</text:p>
              </table:table-cell>
              <table:table-cell office:value-type="float" office:value="0.5699">
                <text:p>0.5699</text:p>
              </table:table-cell>
              <table:table-cell office:value-type="float" office:value="0.638522">
                <text:p>0.638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0.5342">
                <text:p>0.5342</text:p>
              </table:table-cell>
              <table:table-cell office:value-type="float" office:value="0.6973">
                <text:p>0.6973</text:p>
              </table:table-cell>
              <table:table-cell office:value-type="float" office:value="0.707129">
                <text:p>0.707129</text:p>
              </table:table-cell>
              <table:table-cell office:value-type="float" office:value="0.5695">
                <text:p>0.5695</text:p>
              </table:table-cell>
              <table:table-cell office:value-type="float" office:value="0.629399">
                <text:p>0.629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Weighted+A'.A25:'Weighted+A'.A44 'Weighted+A'.E24:'Weighted+A'.J44" chart:data-source-has-labels="both" svg:x="0.32cm" svg:y="0.18cm" svg:width="13.09cm" svg:height="8.64cm">
          <chart:coordinate-region svg:x="1.735cm" svg:y="0.379cm" svg:width="11.488cm" svg:height="7.794cm"/>
          <chart:axis chart:dimension="x" chart:name="primary-x" chart:style-name="ch4" chartooo:axis-type="auto">
            <chartooo:date-scale/>
            <chart:categories table:cell-range-address="'Weighted+A'.A25:'Weighted+A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ighted+A'.E25:'Weighted+A'.E44" chart:label-cell-address="'Weighted+A'.E24:'Weighted+A'.E24" chart:class="chart:line">
            <chart:data-point chart:repeated="20"/>
          </chart:series>
          <chart:series chart:style-name="ch8" chart:values-cell-range-address="'Weighted+A'.F25:'Weighted+A'.F44" chart:label-cell-address="'Weighted+A'.F24:'Weighted+A'.F24" chart:class="chart:line">
            <chart:data-point chart:repeated="20"/>
          </chart:series>
          <chart:series chart:style-name="ch9" chart:values-cell-range-address="'Weighted+A'.G25:'Weighted+A'.G44" chart:label-cell-address="'Weighted+A'.G24:'Weighted+A'.G24" chart:class="chart:line">
            <chart:data-point chart:repeated="20"/>
          </chart:series>
          <chart:series chart:style-name="ch10" chart:values-cell-range-address="'Weighted+A'.H25:'Weighted+A'.H44" chart:label-cell-address="'Weighted+A'.H24:'Weighted+A'.H24" chart:class="chart:line">
            <chart:data-point chart:repeated="20"/>
          </chart:series>
          <chart:series chart:style-name="ch11" chart:values-cell-range-address="'Weighted+A'.I25:'Weighted+A'.I44" chart:label-cell-address="'Weighted+A'.I24:'Weighted+A'.I24" chart:class="chart:line">
            <chart:data-point chart:repeated="20"/>
          </chart:series>
          <chart:series chart:style-name="ch12" chart:values-cell-range-address="'Weighted+A'.J25:'Weighted+A'.J44" chart:label-cell-address="'Weighted+A'.J24:'Weighted+A'.J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Weighted+A'.E24:'Weighted+A'.E24</svg:desc>
                </draw:g>
              </table:table-cell>
              <table:table-cell office:value-type="string">
                <text:p>EMO</text:p>
                <draw:g>
                  <svg:desc>'Weighted+A'.F24:'Weighted+A'.F24</svg:desc>
                </draw:g>
              </table:table-cell>
              <table:table-cell office:value-type="string">
                <text:p>ONT</text:p>
                <draw:g>
                  <svg:desc>'Weighted+A'.G24:'Weighted+A'.G24</svg:desc>
                </draw:g>
              </table:table-cell>
              <table:table-cell office:value-type="string">
                <text:p>ONT+</text:p>
                <draw:g>
                  <svg:desc>'Weighted+A'.H24:'Weighted+A'.H24</svg:desc>
                </draw:g>
              </table:table-cell>
              <table:table-cell office:value-type="string">
                <text:p>QST</text:p>
                <draw:g>
                  <svg:desc>'Weighted+A'.I24:'Weighted+A'.I24</svg:desc>
                </draw:g>
              </table:table-cell>
              <table:table-cell office:value-type="string">
                <text:p>ALL</text:p>
                <draw:g>
                  <svg:desc>'Weighted+A'.J24:'Weighted+A'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Weighted+A'.A25:'Weighted+A'.A44</svg:desc>
                </draw:g>
              </table:table-cell>
              <table:table-cell office:value-type="float" office:value="NaN">
                <text:p>NaN</text:p>
                <draw:g>
                  <svg:desc>'Weighted+A'.E25:'Weighted+A'.E44</svg:desc>
                </draw:g>
              </table:table-cell>
              <table:table-cell office:value-type="float" office:value="NaN">
                <text:p>NaN</text:p>
                <draw:g>
                  <svg:desc>'Weighted+A'.F25:'Weighted+A'.F44</svg:desc>
                </draw:g>
              </table:table-cell>
              <table:table-cell office:value-type="float" office:value="NaN">
                <text:p>NaN</text:p>
                <draw:g>
                  <svg:desc>'Weighted+A'.G25:'Weighted+A'.G44</svg:desc>
                </draw:g>
              </table:table-cell>
              <table:table-cell office:value-type="float" office:value="NaN">
                <text:p>NaN</text:p>
                <draw:g>
                  <svg:desc>'Weighted+A'.H25:'Weighted+A'.H44</svg:desc>
                </draw:g>
              </table:table-cell>
              <table:table-cell office:value-type="float" office:value="NaN">
                <text:p>NaN</text:p>
                <draw:g>
                  <svg:desc>'Weighted+A'.I25:'Weighted+A'.I44</svg:desc>
                </draw:g>
              </table:table-cell>
              <table:table-cell office:value-type="float" office:value="NaN">
                <text:p>NaN</text:p>
                <draw:g>
                  <svg:desc>'Weighted+A'.J25:'Weighted+A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0.5617">
                <text:p>0.5617</text:p>
              </table:table-cell>
              <table:table-cell office:value-type="float" office:value="0.5016">
                <text:p>0.5016</text:p>
              </table:table-cell>
              <table:table-cell office:value-type="float" office:value="0.504615">
                <text:p>0.504615</text:p>
              </table:table-cell>
              <table:table-cell office:value-type="float" office:value="0.5846">
                <text:p>0.5846</text:p>
              </table:table-cell>
              <table:table-cell office:value-type="float" office:value="0.622186">
                <text:p>0.6221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27">
                <text:p>0.5927</text:p>
              </table:table-cell>
              <table:table-cell office:value-type="float" office:value="0.5823">
                <text:p>0.5823</text:p>
              </table:table-cell>
              <table:table-cell office:value-type="float" office:value="0.5338">
                <text:p>0.5338</text:p>
              </table:table-cell>
              <table:table-cell office:value-type="float" office:value="0.534233">
                <text:p>0.534233</text:p>
              </table:table-cell>
              <table:table-cell office:value-type="float" office:value="0.6018">
                <text:p>0.6018</text:p>
              </table:table-cell>
              <table:table-cell office:value-type="float" office:value="0.598541">
                <text:p>0.5985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9">
                <text:p>0.5739</text:p>
              </table:table-cell>
              <table:table-cell office:value-type="float" office:value="0.5801">
                <text:p>0.5801</text:p>
              </table:table-cell>
              <table:table-cell office:value-type="float" office:value="0.5455">
                <text:p>0.5455</text:p>
              </table:table-cell>
              <table:table-cell office:value-type="float" office:value="0.545522">
                <text:p>0.545522</text:p>
              </table:table-cell>
              <table:table-cell office:value-type="float" office:value="0.6035">
                <text:p>0.6035</text:p>
              </table:table-cell>
              <table:table-cell office:value-type="float" office:value="0.609543">
                <text:p>0.6095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26">
                <text:p>0.6026</text:p>
              </table:table-cell>
              <table:table-cell office:value-type="float" office:value="0.5594">
                <text:p>0.5594</text:p>
              </table:table-cell>
              <table:table-cell office:value-type="float" office:value="0.5326">
                <text:p>0.5326</text:p>
              </table:table-cell>
              <table:table-cell office:value-type="float" office:value="0.53294">
                <text:p>0.53294</text:p>
              </table:table-cell>
              <table:table-cell office:value-type="float" office:value="0.5973">
                <text:p>0.5973</text:p>
              </table:table-cell>
              <table:table-cell office:value-type="float" office:value="0.606632">
                <text:p>0.606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44">
                <text:p>0.6044</text:p>
              </table:table-cell>
              <table:table-cell office:value-type="float" office:value="0.5706">
                <text:p>0.5706</text:p>
              </table:table-cell>
              <table:table-cell office:value-type="float" office:value="0.5649">
                <text:p>0.5649</text:p>
              </table:table-cell>
              <table:table-cell office:value-type="float" office:value="0.564421">
                <text:p>0.564421</text:p>
              </table:table-cell>
              <table:table-cell office:value-type="float" office:value="0.5985">
                <text:p>0.5985</text:p>
              </table:table-cell>
              <table:table-cell office:value-type="float" office:value="0.603462">
                <text:p>0.6034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92">
                <text:p>0.5992</text:p>
              </table:table-cell>
              <table:table-cell office:value-type="float" office:value="0.5842">
                <text:p>0.5842</text:p>
              </table:table-cell>
              <table:table-cell office:value-type="float" office:value="0.5635">
                <text:p>0.5635</text:p>
              </table:table-cell>
              <table:table-cell office:value-type="float" office:value="0.563533">
                <text:p>0.563533</text:p>
              </table:table-cell>
              <table:table-cell office:value-type="float" office:value="0.5865">
                <text:p>0.5865</text:p>
              </table:table-cell>
              <table:table-cell office:value-type="float" office:value="0.630109">
                <text:p>0.630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96">
                <text:p>0.5896</text:p>
              </table:table-cell>
              <table:table-cell office:value-type="float" office:value="0.5724">
                <text:p>0.5724</text:p>
              </table:table-cell>
              <table:table-cell office:value-type="float" office:value="0.5805">
                <text:p>0.5805</text:p>
              </table:table-cell>
              <table:table-cell office:value-type="float" office:value="0.580531">
                <text:p>0.580531</text:p>
              </table:table-cell>
              <table:table-cell office:value-type="float" office:value="0.5968">
                <text:p>0.5968</text:p>
              </table:table-cell>
              <table:table-cell office:value-type="float" office:value="0.612921">
                <text:p>0.6129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8">
                <text:p>0.5698</text:p>
              </table:table-cell>
              <table:table-cell office:value-type="float" office:value="0.5813">
                <text:p>0.5813</text:p>
              </table:table-cell>
              <table:table-cell office:value-type="float" office:value="0.5779">
                <text:p>0.5779</text:p>
              </table:table-cell>
              <table:table-cell office:value-type="float" office:value="0.577898">
                <text:p>0.577898</text:p>
              </table:table-cell>
              <table:table-cell office:value-type="float" office:value="0.6072">
                <text:p>0.6072</text:p>
              </table:table-cell>
              <table:table-cell office:value-type="float" office:value="0.615917">
                <text:p>0.615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39">
                <text:p>0.5639</text:p>
              </table:table-cell>
              <table:table-cell office:value-type="float" office:value="0.5854">
                <text:p>0.5854</text:p>
              </table:table-cell>
              <table:table-cell office:value-type="float" office:value="0.5697">
                <text:p>0.5697</text:p>
              </table:table-cell>
              <table:table-cell office:value-type="float" office:value="0.56968">
                <text:p>0.56968</text:p>
              </table:table-cell>
              <table:table-cell office:value-type="float" office:value="0.6069">
                <text:p>0.6069</text:p>
              </table:table-cell>
              <table:table-cell office:value-type="float" office:value="0.606216">
                <text:p>0.6062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87">
                <text:p>0.5887</text:p>
              </table:table-cell>
              <table:table-cell office:value-type="float" office:value="0.5799">
                <text:p>0.5799</text:p>
              </table:table-cell>
              <table:table-cell office:value-type="float" office:value="0.5508">
                <text:p>0.5508</text:p>
              </table:table-cell>
              <table:table-cell office:value-type="float" office:value="0.551363">
                <text:p>0.551363</text:p>
              </table:table-cell>
              <table:table-cell office:value-type="float" office:value="0.5832">
                <text:p>0.5832</text:p>
              </table:table-cell>
              <table:table-cell office:value-type="float" office:value="0.59369">
                <text:p>0.593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68">
                <text:p>0.5568</text:p>
              </table:table-cell>
              <table:table-cell office:value-type="float" office:value="0.5661">
                <text:p>0.5661</text:p>
              </table:table-cell>
              <table:table-cell office:value-type="float" office:value="0.5377">
                <text:p>0.5377</text:p>
              </table:table-cell>
              <table:table-cell office:value-type="float" office:value="0.537678">
                <text:p>0.537678</text:p>
              </table:table-cell>
              <table:table-cell office:value-type="float" office:value="0.6079">
                <text:p>0.6079</text:p>
              </table:table-cell>
              <table:table-cell office:value-type="float" office:value="0.586022">
                <text:p>0.5860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091">
                <text:p>0.6091</text:p>
              </table:table-cell>
              <table:table-cell office:value-type="float" office:value="0.5759">
                <text:p>0.5759</text:p>
              </table:table-cell>
              <table:table-cell office:value-type="float" office:value="0.5984">
                <text:p>0.5984</text:p>
              </table:table-cell>
              <table:table-cell office:value-type="float" office:value="0.595415">
                <text:p>0.595415</text:p>
              </table:table-cell>
              <table:table-cell office:value-type="float" office:value="0.606">
                <text:p>0.606</text:p>
              </table:table-cell>
              <table:table-cell office:value-type="float" office:value="0.599165">
                <text:p>0.5991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4">
                <text:p>0.614</text:p>
              </table:table-cell>
              <table:table-cell office:value-type="float" office:value="0.5679">
                <text:p>0.5679</text:p>
              </table:table-cell>
              <table:table-cell office:value-type="float" office:value="0.5755">
                <text:p>0.5755</text:p>
              </table:table-cell>
              <table:table-cell office:value-type="float" office:value="0.574729">
                <text:p>0.574729</text:p>
              </table:table-cell>
              <table:table-cell office:value-type="float" office:value="0.6055">
                <text:p>0.6055</text:p>
              </table:table-cell>
              <table:table-cell office:value-type="float" office:value="0.628211">
                <text:p>0.6282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16">
                <text:p>0.6116</text:p>
              </table:table-cell>
              <table:table-cell office:value-type="float" office:value="0.5558">
                <text:p>0.5558</text:p>
              </table:table-cell>
              <table:table-cell office:value-type="float" office:value="0.5706">
                <text:p>0.5706</text:p>
              </table:table-cell>
              <table:table-cell office:value-type="float" office:value="0.567663">
                <text:p>0.567663</text:p>
              </table:table-cell>
              <table:table-cell office:value-type="float" office:value="0.6174">
                <text:p>0.6174</text:p>
              </table:table-cell>
              <table:table-cell office:value-type="float" office:value="0.62116">
                <text:p>0.621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14">
                <text:p>0.6514</text:p>
              </table:table-cell>
              <table:table-cell office:value-type="float" office:value="0.5584">
                <text:p>0.5584</text:p>
              </table:table-cell>
              <table:table-cell office:value-type="float" office:value="0.5892">
                <text:p>0.5892</text:p>
              </table:table-cell>
              <table:table-cell office:value-type="float" office:value="0.588125">
                <text:p>0.588125</text:p>
              </table:table-cell>
              <table:table-cell office:value-type="float" office:value="0.6067">
                <text:p>0.6067</text:p>
              </table:table-cell>
              <table:table-cell office:value-type="float" office:value="0.606013">
                <text:p>0.6060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75">
                <text:p>0.6375</text:p>
              </table:table-cell>
              <table:table-cell office:value-type="float" office:value="0.5803">
                <text:p>0.5803</text:p>
              </table:table-cell>
              <table:table-cell office:value-type="float" office:value="0.6142">
                <text:p>0.6142</text:p>
              </table:table-cell>
              <table:table-cell office:value-type="float" office:value="0.614241">
                <text:p>0.614241</text:p>
              </table:table-cell>
              <table:table-cell office:value-type="float" office:value="0.6053">
                <text:p>0.6053</text:p>
              </table:table-cell>
              <table:table-cell office:value-type="float" office:value="0.646041">
                <text:p>0.6460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56">
                <text:p>0.5956</text:p>
              </table:table-cell>
              <table:table-cell office:value-type="float" office:value="0.5447">
                <text:p>0.5447</text:p>
              </table:table-cell>
              <table:table-cell office:value-type="float" office:value="0.5972">
                <text:p>0.5972</text:p>
              </table:table-cell>
              <table:table-cell office:value-type="float" office:value="0.597182">
                <text:p>0.597182</text:p>
              </table:table-cell>
              <table:table-cell office:value-type="float" office:value="0.6449">
                <text:p>0.6449</text:p>
              </table:table-cell>
              <table:table-cell office:value-type="float" office:value="0.590393">
                <text:p>0.5903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093">
                <text:p>0.6093</text:p>
              </table:table-cell>
              <table:table-cell office:value-type="float" office:value="0.5619">
                <text:p>0.5619</text:p>
              </table:table-cell>
              <table:table-cell office:value-type="float" office:value="0.5929">
                <text:p>0.5929</text:p>
              </table:table-cell>
              <table:table-cell office:value-type="float" office:value="0.592901">
                <text:p>0.592901</text:p>
              </table:table-cell>
              <table:table-cell office:value-type="float" office:value="0.6238">
                <text:p>0.6238</text:p>
              </table:table-cell>
              <table:table-cell office:value-type="float" office:value="0.607263">
                <text:p>0.6072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26">
                <text:p>0.6326</text:p>
              </table:table-cell>
              <table:table-cell office:value-type="float" office:value="0.5391">
                <text:p>0.5391</text:p>
              </table:table-cell>
              <table:table-cell office:value-type="float" office:value="0.5975">
                <text:p>0.5975</text:p>
              </table:table-cell>
              <table:table-cell office:value-type="float" office:value="0.597471">
                <text:p>0.597471</text:p>
              </table:table-cell>
              <table:table-cell office:value-type="float" office:value="0.6326">
                <text:p>0.6326</text:p>
              </table:table-cell>
              <table:table-cell office:value-type="float" office:value="0.642856">
                <text:p>0.642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-dash="ChartDash_20_1" svg:stroke-width="0.08cm" svg:stroke-color="#8a2be2" draw:fill-color="#8a2be2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-dash="ChartDash_20_3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4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0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1" svg:stroke-width="0.08cm" svg:stroke-color="#708090" draw:fill-color="#70809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3cm" svg:y="2.956cm" style:legend-expansion="high" chart:style-name="ch2"/>
        <chart:plot-area chart:style-name="ch3" table:cell-range-address="Green.A2:Green.A21 Green.E1:Green.J21" chart:data-source-has-labels="both" svg:x="0.32cm" svg:y="0.18cm" svg:width="12.343cm" svg:height="8.64cm">
          <chart:coordinate-region svg:x="1.735cm" svg:y="0.379cm" svg:width="10.741cm" svg:height="7.794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F2:Green.F21" chart:label-cell-address="Green.F1:Green.F1" chart:class="chart:line">
            <chart:data-point chart:repeated="20"/>
          </chart:series>
          <chart:series chart:style-name="ch8" chart:values-cell-range-address="Green.G2:Green.G21" chart:label-cell-address="Green.G1:Green.G1" chart:class="chart:line">
            <chart:data-point chart:repeated="20"/>
          </chart:series>
          <chart:series chart:style-name="ch9" chart:values-cell-range-address="Green.H2:Green.H21" chart:label-cell-address="Green.H1:Green.H1" chart:class="chart:line">
            <chart:data-point chart:repeated="20"/>
          </chart:series>
          <chart:series chart:style-name="ch10" chart:values-cell-range-address="Green.I2:Green.I21" chart:label-cell-address="Green.I1:Green.I1" chart:class="chart:line">
            <chart:data-point chart:repeated="20"/>
          </chart:series>
          <chart:series chart:style-name="ch11" chart:values-cell-range-address="Green.J2:Green.J21" chart:label-cell-address="Green.J1:Green.J1" chart:class="chart:line">
            <chart:data-point chart:repeated="20"/>
          </chart:series>
          <chart:series chart:style-name="ch12" chart:values-cell-range-address="Green.E2:Green.E21" chart:label-cell-address="Green.E1:Green.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F1:Green.F1</svg:desc>
                </draw:g>
              </table:table-cell>
              <table:table-cell office:value-type="string">
                <text:p>EMO</text:p>
                <draw:g>
                  <svg:desc>Green.G1:Green.G1</svg:desc>
                </draw:g>
              </table:table-cell>
              <table:table-cell office:value-type="string">
                <text:p>ONT</text:p>
                <draw:g>
                  <svg:desc>Green.H1:Green.H1</svg:desc>
                </draw:g>
              </table:table-cell>
              <table:table-cell office:value-type="string">
                <text:p>QST</text:p>
                <draw:g>
                  <svg:desc>Green.I1:Green.I1</svg:desc>
                </draw:g>
              </table:table-cell>
              <table:table-cell office:value-type="string">
                <text:p>ALL</text:p>
                <draw:g>
                  <svg:desc>Green.J1:Green.J1</svg:desc>
                </draw:g>
              </table:table-cell>
              <table:table-cell office:value-type="string">
                <text:p>OneR</text:p>
                <draw:g>
                  <svg:desc>Green.E1:Gre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  <table:table-cell office:value-type="float" office:value="NaN">
                <text:p>NaN</text:p>
                <draw:g>
                  <svg:desc>Green.I2:Green.I21</svg:desc>
                </draw:g>
              </table:table-cell>
              <table:table-cell office:value-type="float" office:value="NaN">
                <text:p>NaN</text:p>
                <draw:g>
                  <svg:desc>Green.J2:Green.J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783">
                <text:p>0.7783</text:p>
              </table:table-cell>
              <table:table-cell office:value-type="float" office:value="0.7768">
                <text:p>0.7768</text:p>
              </table:table-cell>
              <table:table-cell office:value-type="float" office:value="0.7816">
                <text:p>0.7816</text:p>
              </table:table-cell>
              <table:table-cell office:value-type="float" office:value="0.7737">
                <text:p>0.7737</text:p>
              </table:table-cell>
              <table:table-cell office:value-type="float" office:value="0.78491978">
                <text:p>0.78491978</text:p>
              </table:table-cell>
              <table:table-cell office:value-type="float" office:value="0.7682">
                <text:p>0.76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807">
                <text:p>0.7807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797">
                <text:p>0.7797</text:p>
              </table:table-cell>
              <table:table-cell office:value-type="float" office:value="0.77910961">
                <text:p>0.77910961</text:p>
              </table:table-cell>
              <table:table-cell office:value-type="float" office:value="0.7606">
                <text:p>0.76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49">
                <text:p>0.7749</text:p>
              </table:table-cell>
              <table:table-cell office:value-type="float" office:value="0.7867">
                <text:p>0.7867</text:p>
              </table:table-cell>
              <table:table-cell office:value-type="float" office:value="0.7922">
                <text:p>0.7922</text:p>
              </table:table-cell>
              <table:table-cell office:value-type="float" office:value="0.779">
                <text:p>0.779</text:p>
              </table:table-cell>
              <table:table-cell office:value-type="float" office:value="0.76613464">
                <text:p>0.76613464</text:p>
              </table:table-cell>
              <table:table-cell office:value-type="float" office:value="0.7893">
                <text:p>0.78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652">
                <text:p>0.7652</text:p>
              </table:table-cell>
              <table:table-cell office:value-type="float" office:value="0.7766">
                <text:p>0.7766</text:p>
              </table:table-cell>
              <table:table-cell office:value-type="float" office:value="0.7844">
                <text:p>0.7844</text:p>
              </table:table-cell>
              <table:table-cell office:value-type="float" office:value="0.7611">
                <text:p>0.7611</text:p>
              </table:table-cell>
              <table:table-cell office:value-type="float" office:value="0.74713266">
                <text:p>0.74713266</text:p>
              </table:table-cell>
              <table:table-cell office:value-type="float" office:value="0.7757">
                <text:p>0.77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93">
                <text:p>0.7593</text:p>
              </table:table-cell>
              <table:table-cell office:value-type="float" office:value="0.7703">
                <text:p>0.7703</text:p>
              </table:table-cell>
              <table:table-cell office:value-type="float" office:value="0.784">
                <text:p>0.784</text:p>
              </table:table-cell>
              <table:table-cell office:value-type="float" office:value="0.7545">
                <text:p>0.7545</text:p>
              </table:table-cell>
              <table:table-cell office:value-type="float" office:value="0.75427585">
                <text:p>0.75427585</text:p>
              </table:table-cell>
              <table:table-cell office:value-type="float" office:value="0.7731">
                <text:p>0.77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701">
                <text:p>0.7701</text:p>
              </table:table-cell>
              <table:table-cell office:value-type="float" office:value="0.7679">
                <text:p>0.7679</text:p>
              </table:table-cell>
              <table:table-cell office:value-type="float" office:value="0.7879">
                <text:p>0.7879</text:p>
              </table:table-cell>
              <table:table-cell office:value-type="float" office:value="0.7582">
                <text:p>0.7582</text:p>
              </table:table-cell>
              <table:table-cell office:value-type="float" office:value="0.77183493">
                <text:p>0.77183493</text:p>
              </table:table-cell>
              <table:table-cell office:value-type="float" office:value="0.7665">
                <text:p>0.76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33">
                <text:p>0.7533</text:p>
              </table:table-cell>
              <table:table-cell office:value-type="float" office:value="0.7586">
                <text:p>0.7586</text:p>
              </table:table-cell>
              <table:table-cell office:value-type="float" office:value="0.784">
                <text:p>0.784</text:p>
              </table:table-cell>
              <table:table-cell office:value-type="float" office:value="0.7439">
                <text:p>0.7439</text:p>
              </table:table-cell>
              <table:table-cell office:value-type="float" office:value="0.74926359">
                <text:p>0.74926359</text:p>
              </table:table-cell>
              <table:table-cell office:value-type="float" office:value="0.7384">
                <text:p>0.73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464">
                <text:p>0.7464</text:p>
              </table:table-cell>
              <table:table-cell office:value-type="float" office:value="0.7558">
                <text:p>0.7558</text:p>
              </table:table-cell>
              <table:table-cell office:value-type="float" office:value="0.7805">
                <text:p>0.7805</text:p>
              </table:table-cell>
              <table:table-cell office:value-type="float" office:value="0.7418">
                <text:p>0.7418</text:p>
              </table:table-cell>
              <table:table-cell office:value-type="float" office:value="0.73416392">
                <text:p>0.73416392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378">
                <text:p>0.7378</text:p>
              </table:table-cell>
              <table:table-cell office:value-type="float" office:value="0.7427">
                <text:p>0.7427</text:p>
              </table:table-cell>
              <table:table-cell office:value-type="float" office:value="0.777">
                <text:p>0.777</text:p>
              </table:table-cell>
              <table:table-cell office:value-type="float" office:value="0.7387">
                <text:p>0.7387</text:p>
              </table:table-cell>
              <table:table-cell office:value-type="float" office:value="0.7176663">
                <text:p>0.7176663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329">
                <text:p>0.7329</text:p>
              </table:table-cell>
              <table:table-cell office:value-type="float" office:value="0.7369">
                <text:p>0.7369</text:p>
              </table:table-cell>
              <table:table-cell office:value-type="float" office:value="0.7699">
                <text:p>0.7699</text:p>
              </table:table-cell>
              <table:table-cell office:value-type="float" office:value="0.7197">
                <text:p>0.7197</text:p>
              </table:table-cell>
              <table:table-cell office:value-type="float" office:value="0.71026803">
                <text:p>0.71026803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445">
                <text:p>0.7445</text:p>
              </table:table-cell>
              <table:table-cell office:value-type="float" office:value="0.7457">
                <text:p>0.7457</text:p>
              </table:table-cell>
              <table:table-cell office:value-type="float" office:value="0.7815">
                <text:p>0.7815</text:p>
              </table:table-cell>
              <table:table-cell office:value-type="float" office:value="0.7235">
                <text:p>0.7235</text:p>
              </table:table-cell>
              <table:table-cell office:value-type="float" office:value="0.70895953">
                <text:p>0.70895953</text:p>
              </table:table-cell>
              <table:table-cell office:value-type="float" office:value="0.7408">
                <text:p>0.74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538">
                <text:p>0.7538</text:p>
              </table:table-cell>
              <table:table-cell office:value-type="float" office:value="0.7593">
                <text:p>0.7593</text:p>
              </table:table-cell>
              <table:table-cell office:value-type="float" office:value="0.8022">
                <text:p>0.8022</text:p>
              </table:table-cell>
              <table:table-cell office:value-type="float" office:value="0.7357">
                <text:p>0.7357</text:p>
              </table:table-cell>
              <table:table-cell office:value-type="float" office:value="0.70689706">
                <text:p>0.70689706</text:p>
              </table:table-cell>
              <table:table-cell office:value-type="float" office:value="0.7489">
                <text:p>0.74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669">
                <text:p>0.7669</text:p>
              </table:table-cell>
              <table:table-cell office:value-type="float" office:value="0.7675">
                <text:p>0.7675</text:p>
              </table:table-cell>
              <table:table-cell office:value-type="float" office:value="0.7989">
                <text:p>0.7989</text:p>
              </table:table-cell>
              <table:table-cell office:value-type="float" office:value="0.7387">
                <text:p>0.7387</text:p>
              </table:table-cell>
              <table:table-cell office:value-type="float" office:value="0.71139096">
                <text:p>0.71139096</text:p>
              </table:table-cell>
              <table:table-cell office:value-type="float" office:value="0.7554">
                <text:p>0.75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631">
                <text:p>0.7631</text:p>
              </table:table-cell>
              <table:table-cell office:value-type="float" office:value="0.7616">
                <text:p>0.7616</text:p>
              </table:table-cell>
              <table:table-cell office:value-type="float" office:value="0.8069">
                <text:p>0.8069</text:p>
              </table:table-cell>
              <table:table-cell office:value-type="float" office:value="0.7288">
                <text:p>0.7288</text:p>
              </table:table-cell>
              <table:table-cell office:value-type="float" office:value="0.69594592">
                <text:p>0.69594592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669">
                <text:p>0.7669</text:p>
              </table:table-cell>
              <table:table-cell office:value-type="float" office:value="0.7415">
                <text:p>0.7415</text:p>
              </table:table-cell>
              <table:table-cell office:value-type="float" office:value="0.7965">
                <text:p>0.7965</text:p>
              </table:table-cell>
              <table:table-cell office:value-type="float" office:value="0.7139">
                <text:p>0.7139</text:p>
              </table:table-cell>
              <table:table-cell office:value-type="float" office:value="0.68535326">
                <text:p>0.68535326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538">
                <text:p>0.7538</text:p>
              </table:table-cell>
              <table:table-cell office:value-type="float" office:value="0.748">
                <text:p>0.748</text:p>
              </table:table-cell>
              <table:table-cell office:value-type="float" office:value="0.8036">
                <text:p>0.8036</text:p>
              </table:table-cell>
              <table:table-cell office:value-type="float" office:value="0.6865">
                <text:p>0.6865</text:p>
              </table:table-cell>
              <table:table-cell office:value-type="float" office:value="0.67214952">
                <text:p>0.67214952</text:p>
              </table:table-cell>
              <table:table-cell office:value-type="float" office:value="0.7489">
                <text:p>0.74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864">
                <text:p>0.7864</text:p>
              </table:table-cell>
              <table:table-cell office:value-type="float" office:value="0.767">
                <text:p>0.767</text:p>
              </table:table-cell>
              <table:table-cell office:value-type="float" office:value="0.8251">
                <text:p>0.8251</text:p>
              </table:table-cell>
              <table:table-cell office:value-type="float" office:value="0.7042">
                <text:p>0.7042</text:p>
              </table:table-cell>
              <table:table-cell office:value-type="float" office:value="0.72815385">
                <text:p>0.72815385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891">
                <text:p>0.7891</text:p>
              </table:table-cell>
              <table:table-cell office:value-type="float" office:value="0.771">
                <text:p>0.771</text:p>
              </table:table-cell>
              <table:table-cell office:value-type="float" office:value="0.8171">
                <text:p>0.8171</text:p>
              </table:table-cell>
              <table:table-cell office:value-type="float" office:value="0.6846">
                <text:p>0.6846</text:p>
              </table:table-cell>
              <table:table-cell office:value-type="float" office:value="0.71801421">
                <text:p>0.7180142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85">
                <text:p>0.7885</text:p>
              </table:table-cell>
              <table:table-cell office:value-type="float" office:value="0.7571">
                <text:p>0.7571</text:p>
              </table:table-cell>
              <table:table-cell office:value-type="float" office:value="0.8267">
                <text:p>0.8267</text:p>
              </table:table-cell>
              <table:table-cell office:value-type="float" office:value="0.6862">
                <text:p>0.6862</text:p>
              </table:table-cell>
              <table:table-cell office:value-type="float" office:value="0.71866585">
                <text:p>0.71866585</text:p>
              </table:table-cell>
              <table:table-cell office:value-type="float" office:value="0.7405">
                <text:p>0.7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-dash="ChartDash_20_1" svg:stroke-width="0.08cm" svg:stroke-color="#8a2be2" draw:fill-color="#8a2be2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-dash="ChartDash_20_2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6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1" svg:stroke-width="0.08cm" svg:stroke-color="#708090" draw:fill-color="#70809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3cm" svg:y="2.956cm" style:legend-expansion="high" chart:style-name="ch2"/>
        <chart:plot-area chart:style-name="ch3" table:cell-range-address="Green.A25:Green.A44 Green.E24:Green.J44" chart:data-source-has-labels="both" svg:x="0.32cm" svg:y="0.18cm" svg:width="12.343cm" svg:height="8.64cm">
          <chart:coordinate-region svg:x="1.735cm" svg:y="0.379cm" svg:width="10.741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F25:Green.F44" chart:label-cell-address="Green.F24:Green.F24" chart:class="chart:line">
            <chart:data-point chart:repeated="20"/>
          </chart:series>
          <chart:series chart:style-name="ch8" chart:values-cell-range-address="Green.G25:Green.G44" chart:label-cell-address="Green.G24:Green.G24" chart:class="chart:line">
            <chart:data-point chart:repeated="20"/>
          </chart:series>
          <chart:series chart:style-name="ch9" chart:values-cell-range-address="Green.H25:Green.H44" chart:label-cell-address="Green.H24:Green.H24" chart:class="chart:line">
            <chart:data-point chart:repeated="20"/>
          </chart:series>
          <chart:series chart:style-name="ch10" chart:values-cell-range-address="Green.I25:Green.I44" chart:label-cell-address="Green.I24:Green.I24" chart:class="chart:line">
            <chart:data-point chart:repeated="20"/>
          </chart:series>
          <chart:series chart:style-name="ch11" chart:values-cell-range-address="Green.J25:Green.J44" chart:label-cell-address="Green.J24:Green.J24" chart:class="chart:line">
            <chart:data-point chart:repeated="20"/>
          </chart:series>
          <chart:series chart:style-name="ch12" chart:values-cell-range-address="Green.E25:Green.E44" chart:label-cell-address="Green.E24:Green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F24:Green.F24</svg:desc>
                </draw:g>
              </table:table-cell>
              <table:table-cell office:value-type="string">
                <text:p>EMO</text:p>
                <draw:g>
                  <svg:desc>Green.G24:Green.G24</svg:desc>
                </draw:g>
              </table:table-cell>
              <table:table-cell office:value-type="string">
                <text:p>ONT</text:p>
                <draw:g>
                  <svg:desc>Green.H24:Green.H24</svg:desc>
                </draw:g>
              </table:table-cell>
              <table:table-cell office:value-type="string">
                <text:p>QST</text:p>
                <draw:g>
                  <svg:desc>Green.I24:Green.I24</svg:desc>
                </draw:g>
              </table:table-cell>
              <table:table-cell office:value-type="string">
                <text:p>ALL</text:p>
                <draw:g>
                  <svg:desc>Green.J24:Green.J24</svg:desc>
                </draw:g>
              </table:table-cell>
              <table:table-cell office:value-type="string">
                <text:p>OneR</text:p>
                <draw:g>
                  <svg:desc>Green.E24:Green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  <table:table-cell office:value-type="float" office:value="NaN">
                <text:p>NaN</text:p>
                <draw:g>
                  <svg:desc>Green.I25:Green.I44</svg:desc>
                </draw:g>
              </table:table-cell>
              <table:table-cell office:value-type="float" office:value="NaN">
                <text:p>NaN</text:p>
                <draw:g>
                  <svg:desc>Green.J25:Green.J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73">
                <text:p>0.7173</text:p>
              </table:table-cell>
              <table:table-cell office:value-type="float" office:value="0.7626">
                <text:p>0.7626</text:p>
              </table:table-cell>
              <table:table-cell office:value-type="float" office:value="0.7809">
                <text:p>0.7809</text:p>
              </table:table-cell>
              <table:table-cell office:value-type="float" office:value="0.7298">
                <text:p>0.7298</text:p>
              </table:table-cell>
              <table:table-cell office:value-type="float" office:value="0.71547895">
                <text:p>0.71547895</text:p>
              </table:table-cell>
              <table:table-cell office:value-type="float" office:value="0.7682">
                <text:p>0.76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99">
                <text:p>0.7099</text:p>
              </table:table-cell>
              <table:table-cell office:value-type="float" office:value="0.7773">
                <text:p>0.7773</text:p>
              </table:table-cell>
              <table:table-cell office:value-type="float" office:value="0.7911">
                <text:p>0.7911</text:p>
              </table:table-cell>
              <table:table-cell office:value-type="float" office:value="0.7341">
                <text:p>0.7341</text:p>
              </table:table-cell>
              <table:table-cell office:value-type="float" office:value="0.70598728">
                <text:p>0.70598728</text:p>
              </table:table-cell>
              <table:table-cell office:value-type="float" office:value="0.7606">
                <text:p>0.76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1">
                <text:p>0.6961</text:p>
              </table:table-cell>
              <table:table-cell office:value-type="float" office:value="0.7677">
                <text:p>0.7677</text:p>
              </table:table-cell>
              <table:table-cell office:value-type="float" office:value="0.7904">
                <text:p>0.7904</text:p>
              </table:table-cell>
              <table:table-cell office:value-type="float" office:value="0.7295">
                <text:p>0.7295</text:p>
              </table:table-cell>
              <table:table-cell office:value-type="float" office:value="0.71077937">
                <text:p>0.71077937</text:p>
              </table:table-cell>
              <table:table-cell office:value-type="float" office:value="0.7893">
                <text:p>0.78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1">
                <text:p>0.711</text:p>
              </table:table-cell>
              <table:table-cell office:value-type="float" office:value="0.7541">
                <text:p>0.7541</text:p>
              </table:table-cell>
              <table:table-cell office:value-type="float" office:value="0.7788">
                <text:p>0.7788</text:p>
              </table:table-cell>
              <table:table-cell office:value-type="float" office:value="0.7125">
                <text:p>0.7125</text:p>
              </table:table-cell>
              <table:table-cell office:value-type="float" office:value="0.70011363">
                <text:p>0.70011363</text:p>
              </table:table-cell>
              <table:table-cell office:value-type="float" office:value="0.7757">
                <text:p>0.77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126">
                <text:p>0.7126</text:p>
              </table:table-cell>
              <table:table-cell office:value-type="float" office:value="0.7627">
                <text:p>0.7627</text:p>
              </table:table-cell>
              <table:table-cell office:value-type="float" office:value="0.7862">
                <text:p>0.7862</text:p>
              </table:table-cell>
              <table:table-cell office:value-type="float" office:value="0.7102">
                <text:p>0.7102</text:p>
              </table:table-cell>
              <table:table-cell office:value-type="float" office:value="0.69914122">
                <text:p>0.69914122</text:p>
              </table:table-cell>
              <table:table-cell office:value-type="float" office:value="0.7731">
                <text:p>0.77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0.761">
                <text:p>0.761</text:p>
              </table:table-cell>
              <table:table-cell office:value-type="float" office:value="0.7821">
                <text:p>0.7821</text:p>
              </table:table-cell>
              <table:table-cell office:value-type="float" office:value="0.7027">
                <text:p>0.7027</text:p>
              </table:table-cell>
              <table:table-cell office:value-type="float" office:value="0.72254487">
                <text:p>0.72254487</text:p>
              </table:table-cell>
              <table:table-cell office:value-type="float" office:value="0.7665">
                <text:p>0.76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24">
                <text:p>0.6924</text:p>
              </table:table-cell>
              <table:table-cell office:value-type="float" office:value="0.7503">
                <text:p>0.7503</text:p>
              </table:table-cell>
              <table:table-cell office:value-type="float" office:value="0.784">
                <text:p>0.784</text:p>
              </table:table-cell>
              <table:table-cell office:value-type="float" office:value="0.6982">
                <text:p>0.6982</text:p>
              </table:table-cell>
              <table:table-cell office:value-type="float" office:value="0.70478689">
                <text:p>0.70478689</text:p>
              </table:table-cell>
              <table:table-cell office:value-type="float" office:value="0.7384">
                <text:p>0.73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56">
                <text:p>0.6756</text:p>
              </table:table-cell>
              <table:table-cell office:value-type="float" office:value="0.7572">
                <text:p>0.7572</text:p>
              </table:table-cell>
              <table:table-cell office:value-type="float" office:value="0.7802">
                <text:p>0.7802</text:p>
              </table:table-cell>
              <table:table-cell office:value-type="float" office:value="0.7075">
                <text:p>0.7075</text:p>
              </table:table-cell>
              <table:table-cell office:value-type="float" office:value="0.70395103">
                <text:p>0.70395103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5">
                <text:p>0.6765</text:p>
              </table:table-cell>
              <table:table-cell office:value-type="float" office:value="0.7592">
                <text:p>0.7592</text:p>
              </table:table-cell>
              <table:table-cell office:value-type="float" office:value="0.7737">
                <text:p>0.7737</text:p>
              </table:table-cell>
              <table:table-cell office:value-type="float" office:value="0.7135">
                <text:p>0.7135</text:p>
              </table:table-cell>
              <table:table-cell office:value-type="float" office:value="0.69809196">
                <text:p>0.69809196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29">
                <text:p>0.6929</text:p>
              </table:table-cell>
              <table:table-cell office:value-type="float" office:value="0.746">
                <text:p>0.746</text:p>
              </table:table-cell>
              <table:table-cell office:value-type="float" office:value="0.7592">
                <text:p>0.7592</text:p>
              </table:table-cell>
              <table:table-cell office:value-type="float" office:value="0.689">
                <text:p>0.689</text:p>
              </table:table-cell>
              <table:table-cell office:value-type="float" office:value="0.68500635">
                <text:p>0.68500635</text:p>
              </table:table-cell>
              <table:table-cell office:value-type="float" office:value="0.7229">
                <text:p>0.72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58">
                <text:p>0.6658</text:p>
              </table:table-cell>
              <table:table-cell office:value-type="float" office:value="0.7348">
                <text:p>0.7348</text:p>
              </table:table-cell>
              <table:table-cell office:value-type="float" office:value="0.7563">
                <text:p>0.7563</text:p>
              </table:table-cell>
              <table:table-cell office:value-type="float" office:value="0.7055">
                <text:p>0.7055</text:p>
              </table:table-cell>
              <table:table-cell office:value-type="float" office:value="0.67299212">
                <text:p>0.67299212</text:p>
              </table:table-cell>
              <table:table-cell office:value-type="float" office:value="0.7408">
                <text:p>0.74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61">
                <text:p>0.7161</text:p>
              </table:table-cell>
              <table:table-cell office:value-type="float" office:value="0.7483">
                <text:p>0.7483</text:p>
              </table:table-cell>
              <table:table-cell office:value-type="float" office:value="0.779">
                <text:p>0.779</text:p>
              </table:table-cell>
              <table:table-cell office:value-type="float" office:value="0.7085">
                <text:p>0.7085</text:p>
              </table:table-cell>
              <table:table-cell office:value-type="float" office:value="0.69818792">
                <text:p>0.69818792</text:p>
              </table:table-cell>
              <table:table-cell office:value-type="float" office:value="0.7489">
                <text:p>0.74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243">
                <text:p>0.7243</text:p>
              </table:table-cell>
              <table:table-cell office:value-type="float" office:value="0.7477">
                <text:p>0.7477</text:p>
              </table:table-cell>
              <table:table-cell office:value-type="float" office:value="0.7831">
                <text:p>0.7831</text:p>
              </table:table-cell>
              <table:table-cell office:value-type="float" office:value="0.7094">
                <text:p>0.7094</text:p>
              </table:table-cell>
              <table:table-cell office:value-type="float" office:value="0.729579">
                <text:p>0.729579</text:p>
              </table:table-cell>
              <table:table-cell office:value-type="float" office:value="0.7554">
                <text:p>0.75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">
                <text:p>0.7292</text:p>
              </table:table-cell>
              <table:table-cell office:value-type="float" office:value="0.7491">
                <text:p>0.7491</text:p>
              </table:table-cell>
              <table:table-cell office:value-type="float" office:value="0.7821">
                <text:p>0.7821</text:p>
              </table:table-cell>
              <table:table-cell office:value-type="float" office:value="0.7301">
                <text:p>0.7301</text:p>
              </table:table-cell>
              <table:table-cell office:value-type="float" office:value="0.72730691">
                <text:p>0.72730691</text:p>
              </table:table-cell>
              <table:table-cell office:value-type="float" office:value="0.7575">
                <text:p>0.75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64">
                <text:p>0.7464</text:p>
              </table:table-cell>
              <table:table-cell office:value-type="float" office:value="0.7332">
                <text:p>0.7332</text:p>
              </table:table-cell>
              <table:table-cell office:value-type="float" office:value="0.7803">
                <text:p>0.7803</text:p>
              </table:table-cell>
              <table:table-cell office:value-type="float" office:value="0.7151">
                <text:p>0.7151</text:p>
              </table:table-cell>
              <table:table-cell office:value-type="float" office:value="0.70797341">
                <text:p>0.70797341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11">
                <text:p>0.7211</text:p>
              </table:table-cell>
              <table:table-cell office:value-type="float" office:value="0.7514">
                <text:p>0.7514</text:p>
              </table:table-cell>
              <table:table-cell office:value-type="float" office:value="0.7785">
                <text:p>0.7785</text:p>
              </table:table-cell>
              <table:table-cell office:value-type="float" office:value="0.7023">
                <text:p>0.7023</text:p>
              </table:table-cell>
              <table:table-cell office:value-type="float" office:value="0.74085246">
                <text:p>0.74085246</text:p>
              </table:table-cell>
              <table:table-cell office:value-type="float" office:value="0.7489">
                <text:p>0.74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81">
                <text:p>0.7181</text:p>
              </table:table-cell>
              <table:table-cell office:value-type="float" office:value="0.7593">
                <text:p>0.7593</text:p>
              </table:table-cell>
              <table:table-cell office:value-type="float" office:value="0.7906">
                <text:p>0.7906</text:p>
              </table:table-cell>
              <table:table-cell office:value-type="float" office:value="0.753">
                <text:p>0.753</text:p>
              </table:table-cell>
              <table:table-cell office:value-type="float" office:value="0.70700393">
                <text:p>0.70700393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6">
                <text:p>0.7196</text:p>
              </table:table-cell>
              <table:table-cell office:value-type="float" office:value="0.7657">
                <text:p>0.7657</text:p>
              </table:table-cell>
              <table:table-cell office:value-type="float" office:value="0.7883">
                <text:p>0.7883</text:p>
              </table:table-cell>
              <table:table-cell office:value-type="float" office:value="0.7325">
                <text:p>0.7325</text:p>
              </table:table-cell>
              <table:table-cell office:value-type="float" office:value="0.72175971">
                <text:p>0.72175971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64">
                <text:p>0.7464</text:p>
              </table:table-cell>
              <table:table-cell office:value-type="float" office:value="0.7722">
                <text:p>0.7722</text:p>
              </table:table-cell>
              <table:table-cell office:value-type="float" office:value="0.7928">
                <text:p>0.7928</text:p>
              </table:table-cell>
              <table:table-cell office:value-type="float" office:value="0.7434">
                <text:p>0.7434</text:p>
              </table:table-cell>
              <table:table-cell office:value-type="float" office:value="0.73782521">
                <text:p>0.73782521</text:p>
              </table:table-cell>
              <table:table-cell office:value-type="float" office:value="0.7405">
                <text:p>0.74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-dash="ChartDash_20_1" svg:stroke-width="0.08cm" svg:stroke-color="#8a2be2" draw:fill-color="#8a2be2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1" svg:stroke-width="0.08cm" svg:stroke-color="#778899" draw:fill-color="#7788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3cm" svg:y="2.956cm" style:legend-expansion="high" chart:style-name="ch2"/>
        <chart:plot-area chart:style-name="ch3" table:cell-range-address="Weighted.A2:Weighted.A21 Weighted.E1:Weighted.J21" chart:data-source-has-labels="both" svg:x="0.32cm" svg:y="0.18cm" svg:width="12.343cm" svg:height="8.64cm">
          <chart:coordinate-region svg:x="1.735cm" svg:y="0.379cm" svg:width="10.741cm" svg:height="7.794cm"/>
          <chart:axis chart:dimension="x" chart:name="primary-x" chart:style-name="ch4" chartooo:axis-type="auto">
            <chartooo:date-scale/>
            <chart:categories table:cell-range-address="Weighted.A2:Weighted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F2:Weighted.F21" chart:label-cell-address="Weighted.F1:Weighted.F1" chart:class="chart:line">
            <chart:data-point chart:repeated="20"/>
          </chart:series>
          <chart:series chart:style-name="ch8" chart:values-cell-range-address="Weighted.G2:Weighted.G21" chart:label-cell-address="Weighted.G1:Weighted.G1" chart:class="chart:line">
            <chart:data-point chart:repeated="20"/>
          </chart:series>
          <chart:series chart:style-name="ch9" chart:values-cell-range-address="Weighted.H2:Weighted.H21" chart:label-cell-address="Weighted.H1:Weighted.H1" chart:class="chart:line">
            <chart:data-point chart:repeated="20"/>
          </chart:series>
          <chart:series chart:style-name="ch10" chart:values-cell-range-address="Weighted.I2:Weighted.I21" chart:label-cell-address="Weighted.I1:Weighted.I1" chart:class="chart:line">
            <chart:data-point chart:repeated="20"/>
          </chart:series>
          <chart:series chart:style-name="ch11" chart:values-cell-range-address="Weighted.J2:Weighted.J21" chart:label-cell-address="Weighted.J1:Weighted.J1" chart:class="chart:line">
            <chart:data-point chart:repeated="20"/>
          </chart:series>
          <chart:series chart:style-name="ch12" chart:values-cell-range-address="Weighted.E2:Weighted.E21" chart:label-cell-address="Weighted.E1:Weighted.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F1:Weighted.F1</svg:desc>
                </draw:g>
              </table:table-cell>
              <table:table-cell office:value-type="string">
                <text:p>EMO</text:p>
                <draw:g>
                  <svg:desc>Weighted.G1:Weighted.G1</svg:desc>
                </draw:g>
              </table:table-cell>
              <table:table-cell office:value-type="string">
                <text:p>ONT</text:p>
                <draw:g>
                  <svg:desc>Weighted.H1:Weighted.H1</svg:desc>
                </draw:g>
              </table:table-cell>
              <table:table-cell office:value-type="string">
                <text:p>QST</text:p>
                <draw:g>
                  <svg:desc>Weighted.I1:Weighted.I1</svg:desc>
                </draw:g>
              </table:table-cell>
              <table:table-cell office:value-type="string">
                <text:p>ALL</text:p>
                <draw:g>
                  <svg:desc>Weighted.J1:Weighted.J1</svg:desc>
                </draw:g>
              </table:table-cell>
              <table:table-cell office:value-type="string">
                <text:p>OneR</text:p>
                <draw:g>
                  <svg:desc>Weighted.E1:Weighte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:Weighted.A21</svg:desc>
                </draw:g>
              </table:table-cell>
              <table:table-cell office:value-type="float" office:value="NaN">
                <text:p>NaN</text:p>
                <draw:g>
                  <svg:desc>Weighted.F2:Weighted.F21</svg:desc>
                </draw:g>
              </table:table-cell>
              <table:table-cell office:value-type="float" office:value="NaN">
                <text:p>NaN</text:p>
                <draw:g>
                  <svg:desc>Weighted.G2:Weighted.G21</svg:desc>
                </draw:g>
              </table:table-cell>
              <table:table-cell office:value-type="float" office:value="NaN">
                <text:p>NaN</text:p>
                <draw:g>
                  <svg:desc>Weighted.H2:Weighted.H21</svg:desc>
                </draw:g>
              </table:table-cell>
              <table:table-cell office:value-type="float" office:value="NaN">
                <text:p>NaN</text:p>
                <draw:g>
                  <svg:desc>Weighted.I2:Weighted.I21</svg:desc>
                </draw:g>
              </table:table-cell>
              <table:table-cell office:value-type="float" office:value="NaN">
                <text:p>NaN</text:p>
                <draw:g>
                  <svg:desc>Weighted.J2:Weighted.J21</svg:desc>
                </draw:g>
              </table:table-cell>
              <table:table-cell office:value-type="float" office:value="NaN">
                <text:p>NaN</text:p>
                <draw:g>
                  <svg:desc>Weighted.E2:Weighted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7">
                <text:p>0.647</text:p>
              </table:table-cell>
              <table:table-cell office:value-type="float" office:value="0.5486">
                <text:p>0.5486</text:p>
              </table:table-cell>
              <table:table-cell office:value-type="float" office:value="0.5032">
                <text:p>0.5032</text:p>
              </table:table-cell>
              <table:table-cell office:value-type="float" office:value="0.5806">
                <text:p>0.5806</text:p>
              </table:table-cell>
              <table:table-cell office:value-type="float" office:value="0.6806">
                <text:p>0.6806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01">
                <text:p>0.6301</text:p>
              </table:table-cell>
              <table:table-cell office:value-type="float" office:value="0.5555">
                <text:p>0.5555</text:p>
              </table:table-cell>
              <table:table-cell office:value-type="float" office:value="0.5286">
                <text:p>0.5286</text:p>
              </table:table-cell>
              <table:table-cell office:value-type="float" office:value="0.5984">
                <text:p>0.5984</text:p>
              </table:table-cell>
              <table:table-cell office:value-type="float" office:value="0.6625">
                <text:p>0.6625</text:p>
              </table:table-cell>
              <table:table-cell office:value-type="float" office:value="0.6098">
                <text:p>0.60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61">
                <text:p>0.6161</text:p>
              </table:table-cell>
              <table:table-cell office:value-type="float" office:value="0.5562">
                <text:p>0.5562</text:p>
              </table:table-cell>
              <table:table-cell office:value-type="float" office:value="0.5508">
                <text:p>0.5508</text:p>
              </table:table-cell>
              <table:table-cell office:value-type="float" office:value="0.6201">
                <text:p>0.6201</text:p>
              </table:table-cell>
              <table:table-cell office:value-type="float" office:value="0.6521">
                <text:p>0.6521</text:p>
              </table:table-cell>
              <table:table-cell office:value-type="float" office:value="0.5571">
                <text:p>0.55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72">
                <text:p>0.6272</text:p>
              </table:table-cell>
              <table:table-cell office:value-type="float" office:value="0.5393">
                <text:p>0.5393</text:p>
              </table:table-cell>
              <table:table-cell office:value-type="float" office:value="0.5483">
                <text:p>0.5483</text:p>
              </table:table-cell>
              <table:table-cell office:value-type="float" office:value="0.6224">
                <text:p>0.6224</text:p>
              </table:table-cell>
              <table:table-cell office:value-type="float" office:value="0.6468">
                <text:p>0.6468</text:p>
              </table:table-cell>
              <table:table-cell office:value-type="float" office:value="0.5453">
                <text:p>0.5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87">
                <text:p>0.6287</text:p>
              </table:table-cell>
              <table:table-cell office:value-type="float" office:value="0.5492">
                <text:p>0.5492</text:p>
              </table:table-cell>
              <table:table-cell office:value-type="float" office:value="0.5671">
                <text:p>0.5671</text:p>
              </table:table-cell>
              <table:table-cell office:value-type="float" office:value="0.6291">
                <text:p>0.6291</text:p>
              </table:table-cell>
              <table:table-cell office:value-type="float" office:value="0.6627">
                <text:p>0.6627</text:p>
              </table:table-cell>
              <table:table-cell office:value-type="float" office:value="0.5384">
                <text:p>0.53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16">
                <text:p>0.6516</text:p>
              </table:table-cell>
              <table:table-cell office:value-type="float" office:value="0.5552">
                <text:p>0.5552</text:p>
              </table:table-cell>
              <table:table-cell office:value-type="float" office:value="0.5872">
                <text:p>0.5872</text:p>
              </table:table-cell>
              <table:table-cell office:value-type="float" office:value="0.6326">
                <text:p>0.6326</text:p>
              </table:table-cell>
              <table:table-cell office:value-type="float" office:value="0.6828">
                <text:p>0.6828</text:p>
              </table:table-cell>
              <table:table-cell office:value-type="float" office:value="0.5444">
                <text:p>0.54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57">
                <text:p>0.6357</text:p>
              </table:table-cell>
              <table:table-cell office:value-type="float" office:value="0.5583">
                <text:p>0.5583</text:p>
              </table:table-cell>
              <table:table-cell office:value-type="float" office:value="0.5858">
                <text:p>0.5858</text:p>
              </table:table-cell>
              <table:table-cell office:value-type="float" office:value="0.6321">
                <text:p>0.6321</text:p>
              </table:table-cell>
              <table:table-cell office:value-type="float" office:value="0.6689">
                <text:p>0.6689</text:p>
              </table:table-cell>
              <table:table-cell office:value-type="float" office:value="0.5734">
                <text:p>0.57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5">
                <text:p>0.6215</text:p>
              </table:table-cell>
              <table:table-cell office:value-type="float" office:value="0.5637">
                <text:p>0.5637</text:p>
              </table:table-cell>
              <table:table-cell office:value-type="float" office:value="0.5827">
                <text:p>0.5827</text:p>
              </table:table-cell>
              <table:table-cell office:value-type="float" office:value="0.6311">
                <text:p>0.6311</text:p>
              </table:table-cell>
              <table:table-cell office:value-type="float" office:value="0.6531">
                <text:p>0.6531</text:p>
              </table:table-cell>
              <table:table-cell office:value-type="float" office:value="0.5981">
                <text:p>0.59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47">
                <text:p>0.6147</text:p>
              </table:table-cell>
              <table:table-cell office:value-type="float" office:value="0.5356">
                <text:p>0.5356</text:p>
              </table:table-cell>
              <table:table-cell office:value-type="float" office:value="0.5804">
                <text:p>0.5804</text:p>
              </table:table-cell>
              <table:table-cell office:value-type="float" office:value="0.6316">
                <text:p>0.6316</text:p>
              </table:table-cell>
              <table:table-cell office:value-type="float" office:value="0.6353">
                <text:p>0.6353</text:p>
              </table:table-cell>
              <table:table-cell office:value-type="float" office:value="0.6397">
                <text:p>0.6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21">
                <text:p>0.6221</text:p>
              </table:table-cell>
              <table:table-cell office:value-type="float" office:value="0.5402">
                <text:p>0.5402</text:p>
              </table:table-cell>
              <table:table-cell office:value-type="float" office:value="0.5753">
                <text:p>0.5753</text:p>
              </table:table-cell>
              <table:table-cell office:value-type="float" office:value="0.616">
                <text:p>0.616</text:p>
              </table:table-cell>
              <table:table-cell office:value-type="float" office:value="0.634">
                <text:p>0.634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9">
                <text:p>0.6339</text:p>
              </table:table-cell>
              <table:table-cell office:value-type="float" office:value="0.566">
                <text:p>0.566</text:p>
              </table:table-cell>
              <table:table-cell office:value-type="float" office:value="0.601">
                <text:p>0.601</text:p>
              </table:table-cell>
              <table:table-cell office:value-type="float" office:value="0.6183">
                <text:p>0.6183</text:p>
              </table:table-cell>
              <table:table-cell office:value-type="float" office:value="0.6292">
                <text:p>0.6292</text:p>
              </table:table-cell>
              <table:table-cell office:value-type="float" office:value="0.5692">
                <text:p>0.56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43">
                <text:p>0.6443</text:p>
              </table:table-cell>
              <table:table-cell office:value-type="float" office:value="0.5915">
                <text:p>0.5915</text:p>
              </table:table-cell>
              <table:table-cell office:value-type="float" office:value="0.6431">
                <text:p>0.6431</text:p>
              </table:table-cell>
              <table:table-cell office:value-type="float" office:value="0.6291">
                <text:p>0.6291</text:p>
              </table:table-cell>
              <table:table-cell office:value-type="float" office:value="0.6337">
                <text:p>0.6337</text:p>
              </table:table-cell>
              <table:table-cell office:value-type="float" office:value="0.5629">
                <text:p>0.56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29">
                <text:p>0.6529</text:p>
              </table:table-cell>
              <table:table-cell office:value-type="float" office:value="0.5873">
                <text:p>0.5873</text:p>
              </table:table-cell>
              <table:table-cell office:value-type="float" office:value="0.6435">
                <text:p>0.6435</text:p>
              </table:table-cell>
              <table:table-cell office:value-type="float" office:value="0.6252">
                <text:p>0.6252</text:p>
              </table:table-cell>
              <table:table-cell office:value-type="float" office:value="0.641">
                <text:p>0.64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453">
                <text:p>0.6453</text:p>
              </table:table-cell>
              <table:table-cell office:value-type="float" office:value="0.5748">
                <text:p>0.5748</text:p>
              </table:table-cell>
              <table:table-cell office:value-type="float" office:value="0.6545">
                <text:p>0.6545</text:p>
              </table:table-cell>
              <table:table-cell office:value-type="float" office:value="0.6229">
                <text:p>0.6229</text:p>
              </table:table-cell>
              <table:table-cell office:value-type="float" office:value="0.6273">
                <text:p>0.6273</text:p>
              </table:table-cell>
              <table:table-cell office:value-type="float" office:value="0.5741">
                <text:p>0.5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9">
                <text:p>0.669</text:p>
              </table:table-cell>
              <table:table-cell office:value-type="float" office:value="0.557">
                <text:p>0.557</text:p>
              </table:table-cell>
              <table:table-cell office:value-type="float" office:value="0.6501">
                <text:p>0.6501</text:p>
              </table:table-cell>
              <table:table-cell office:value-type="float" office:value="0.6057">
                <text:p>0.6057</text:p>
              </table:table-cell>
              <table:table-cell office:value-type="float" office:value="0.623">
                <text:p>0.623</text:p>
              </table:table-cell>
              <table:table-cell office:value-type="float" office:value="0.5981">
                <text:p>0.59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42">
                <text:p>0.6642</text:p>
              </table:table-cell>
              <table:table-cell office:value-type="float" office:value="0.5698">
                <text:p>0.5698</text:p>
              </table:table-cell>
              <table:table-cell office:value-type="float" office:value="0.6667">
                <text:p>0.6667</text:p>
              </table:table-cell>
              <table:table-cell office:value-type="float" office:value="0.5843">
                <text:p>0.5843</text:p>
              </table:table-cell>
              <table:table-cell office:value-type="float" office:value="0.5959">
                <text:p>0.5959</text:p>
              </table:table-cell>
              <table:table-cell office:value-type="float" office:value="0.5927">
                <text:p>0.59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2">
                <text:p>0.692</text:p>
              </table:table-cell>
              <table:table-cell office:value-type="float" office:value="0.5874">
                <text:p>0.5874</text:p>
              </table:table-cell>
              <table:table-cell office:value-type="float" office:value="0.6787">
                <text:p>0.6787</text:p>
              </table:table-cell>
              <table:table-cell office:value-type="float" office:value="0.5826">
                <text:p>0.5826</text:p>
              </table:table-cell>
              <table:table-cell office:value-type="float" office:value="0.6523">
                <text:p>0.652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03">
                <text:p>0.6903</text:p>
              </table:table-cell>
              <table:table-cell office:value-type="float" office:value="0.5884">
                <text:p>0.5884</text:p>
              </table:table-cell>
              <table:table-cell office:value-type="float" office:value="0.678">
                <text:p>0.678</text:p>
              </table:table-cell>
              <table:table-cell office:value-type="float" office:value="0.5745">
                <text:p>0.5745</text:p>
              </table:table-cell>
              <table:table-cell office:value-type="float" office:value="0.634">
                <text:p>0.634</text:p>
              </table:table-cell>
              <table:table-cell office:value-type="float" office:value="0.5949">
                <text:p>0.59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18">
                <text:p>0.7018</text:p>
              </table:table-cell>
              <table:table-cell office:value-type="float" office:value="0.5477">
                <text:p>0.5477</text:p>
              </table:table-cell>
              <table:table-cell office:value-type="float" office:value="0.6932">
                <text:p>0.6932</text:p>
              </table:table-cell>
              <table:table-cell office:value-type="float" office:value="0.5603">
                <text:p>0.5603</text:p>
              </table:table-cell>
              <table:table-cell office:value-type="float" office:value="0.635">
                <text:p>0.635</text:p>
              </table:table-cell>
              <table:table-cell office:value-type="float" office:value="0.5847">
                <text:p>0.58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-dash="ChartDash_20_1" svg:stroke-width="0.08cm" svg:stroke-color="#8a2be2" draw:fill-color="#8a2be2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1" svg:stroke-width="0.08cm" svg:stroke-color="#708090" draw:fill-color="#70809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3cm" svg:y="2.956cm" style:legend-expansion="high" chart:style-name="ch2"/>
        <chart:plot-area chart:style-name="ch3" table:cell-range-address="Weighted.A25:Weighted.A44 Weighted.E24:Weighted.J44" chart:data-source-has-labels="both" svg:x="0.32cm" svg:y="0.18cm" svg:width="12.343cm" svg:height="8.64cm">
          <chart:coordinate-region svg:x="1.735cm" svg:y="0.379cm" svg:width="10.741cm" svg:height="7.794cm"/>
          <chart:axis chart:dimension="x" chart:name="primary-x" chart:style-name="ch4" chartooo:axis-type="auto">
            <chartooo:date-scale/>
            <chart:categories table:cell-range-address="Weighted.A25:Weighted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F25:Weighted.F44" chart:label-cell-address="Weighted.F24:Weighted.F24" chart:class="chart:line">
            <chart:data-point chart:repeated="20"/>
          </chart:series>
          <chart:series chart:style-name="ch8" chart:values-cell-range-address="Weighted.G25:Weighted.G44" chart:label-cell-address="Weighted.G24:Weighted.G24" chart:class="chart:line">
            <chart:data-point chart:repeated="20"/>
          </chart:series>
          <chart:series chart:style-name="ch9" chart:values-cell-range-address="Weighted.H25:Weighted.H44" chart:label-cell-address="Weighted.H24:Weighted.H24" chart:class="chart:line">
            <chart:data-point chart:repeated="20"/>
          </chart:series>
          <chart:series chart:style-name="ch10" chart:values-cell-range-address="Weighted.I25:Weighted.I44" chart:label-cell-address="Weighted.I24:Weighted.I24" chart:class="chart:line">
            <chart:data-point chart:repeated="20"/>
          </chart:series>
          <chart:series chart:style-name="ch11" chart:values-cell-range-address="Weighted.J25:Weighted.J44" chart:label-cell-address="Weighted.J24:Weighted.J24" chart:class="chart:line">
            <chart:data-point chart:repeated="20"/>
          </chart:series>
          <chart:series chart:style-name="ch12" chart:values-cell-range-address="Weighted.E25:Weighted.E44" chart:label-cell-address="Weighted.E24:Weighted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F24:Weighted.F24</svg:desc>
                </draw:g>
              </table:table-cell>
              <table:table-cell office:value-type="string">
                <text:p>EMO</text:p>
                <draw:g>
                  <svg:desc>Weighted.G24:Weighted.G24</svg:desc>
                </draw:g>
              </table:table-cell>
              <table:table-cell office:value-type="string">
                <text:p>ONT</text:p>
                <draw:g>
                  <svg:desc>Weighted.H24:Weighted.H24</svg:desc>
                </draw:g>
              </table:table-cell>
              <table:table-cell office:value-type="string">
                <text:p>QST</text:p>
                <draw:g>
                  <svg:desc>Weighted.I24:Weighted.I24</svg:desc>
                </draw:g>
              </table:table-cell>
              <table:table-cell office:value-type="string">
                <text:p>ALL</text:p>
                <draw:g>
                  <svg:desc>Weighted.J24:Weighted.J24</svg:desc>
                </draw:g>
              </table:table-cell>
              <table:table-cell office:value-type="string">
                <text:p>OneR</text:p>
                <draw:g>
                  <svg:desc>Weighted.E24:Weighted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5:Weighted.A44</svg:desc>
                </draw:g>
              </table:table-cell>
              <table:table-cell office:value-type="float" office:value="NaN">
                <text:p>NaN</text:p>
                <draw:g>
                  <svg:desc>Weighted.F25:Weighted.F44</svg:desc>
                </draw:g>
              </table:table-cell>
              <table:table-cell office:value-type="float" office:value="NaN">
                <text:p>NaN</text:p>
                <draw:g>
                  <svg:desc>Weighted.G25:Weighted.G44</svg:desc>
                </draw:g>
              </table:table-cell>
              <table:table-cell office:value-type="float" office:value="NaN">
                <text:p>NaN</text:p>
                <draw:g>
                  <svg:desc>Weighted.H25:Weighted.H44</svg:desc>
                </draw:g>
              </table:table-cell>
              <table:table-cell office:value-type="float" office:value="NaN">
                <text:p>NaN</text:p>
                <draw:g>
                  <svg:desc>Weighted.I25:Weighted.I44</svg:desc>
                </draw:g>
              </table:table-cell>
              <table:table-cell office:value-type="float" office:value="NaN">
                <text:p>NaN</text:p>
                <draw:g>
                  <svg:desc>Weighted.J25:Weighted.J44</svg:desc>
                </draw:g>
              </table:table-cell>
              <table:table-cell office:value-type="float" office:value="NaN">
                <text:p>NaN</text:p>
                <draw:g>
                  <svg:desc>Weighted.E25:Weighted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0.5613">
                <text:p>0.5613</text:p>
              </table:table-cell>
              <table:table-cell office:value-type="float" office:value="0.504">
                <text:p>0.504</text:p>
              </table:table-cell>
              <table:table-cell office:value-type="float" office:value="0.5848">
                <text:p>0.5848</text:p>
              </table:table-cell>
              <table:table-cell office:value-type="float" office:value="0.6223">
                <text:p>0.6223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27">
                <text:p>0.5927</text:p>
              </table:table-cell>
              <table:table-cell office:value-type="float" office:value="0.5827">
                <text:p>0.5827</text:p>
              </table:table-cell>
              <table:table-cell office:value-type="float" office:value="0.5333">
                <text:p>0.5333</text:p>
              </table:table-cell>
              <table:table-cell office:value-type="float" office:value="0.6008">
                <text:p>0.6008</text:p>
              </table:table-cell>
              <table:table-cell office:value-type="float" office:value="0.5986">
                <text:p>0.5986</text:p>
              </table:table-cell>
              <table:table-cell office:value-type="float" office:value="0.6098">
                <text:p>0.60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12">
                <text:p>0.5712</text:p>
              </table:table-cell>
              <table:table-cell office:value-type="float" office:value="0.5766">
                <text:p>0.5766</text:p>
              </table:table-cell>
              <table:table-cell office:value-type="float" office:value="0.5444">
                <text:p>0.5444</text:p>
              </table:table-cell>
              <table:table-cell office:value-type="float" office:value="0.6038">
                <text:p>0.6038</text:p>
              </table:table-cell>
              <table:table-cell office:value-type="float" office:value="0.606">
                <text:p>0.606</text:p>
              </table:table-cell>
              <table:table-cell office:value-type="float" office:value="0.5571">
                <text:p>0.55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1">
                <text:p>0.601</text:p>
              </table:table-cell>
              <table:table-cell office:value-type="float" office:value="0.5599">
                <text:p>0.5599</text:p>
              </table:table-cell>
              <table:table-cell office:value-type="float" office:value="0.5318">
                <text:p>0.5318</text:p>
              </table:table-cell>
              <table:table-cell office:value-type="float" office:value="0.5993">
                <text:p>0.5993</text:p>
              </table:table-cell>
              <table:table-cell office:value-type="float" office:value="0.6066">
                <text:p>0.6066</text:p>
              </table:table-cell>
              <table:table-cell office:value-type="float" office:value="0.5453">
                <text:p>0.5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27">
                <text:p>0.6027</text:p>
              </table:table-cell>
              <table:table-cell office:value-type="float" office:value="0.5696">
                <text:p>0.5696</text:p>
              </table:table-cell>
              <table:table-cell office:value-type="float" office:value="0.5637">
                <text:p>0.5637</text:p>
              </table:table-cell>
              <table:table-cell office:value-type="float" office:value="0.5982">
                <text:p>0.5982</text:p>
              </table:table-cell>
              <table:table-cell office:value-type="float" office:value="0.6057">
                <text:p>0.6057</text:p>
              </table:table-cell>
              <table:table-cell office:value-type="float" office:value="0.5384">
                <text:p>0.53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97">
                <text:p>0.5997</text:p>
              </table:table-cell>
              <table:table-cell office:value-type="float" office:value="0.5835">
                <text:p>0.5835</text:p>
              </table:table-cell>
              <table:table-cell office:value-type="float" office:value="0.5628">
                <text:p>0.5628</text:p>
              </table:table-cell>
              <table:table-cell office:value-type="float" office:value="0.5831">
                <text:p>0.5831</text:p>
              </table:table-cell>
              <table:table-cell office:value-type="float" office:value="0.6315">
                <text:p>0.6315</text:p>
              </table:table-cell>
              <table:table-cell office:value-type="float" office:value="0.5444">
                <text:p>0.54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96">
                <text:p>0.5896</text:p>
              </table:table-cell>
              <table:table-cell office:value-type="float" office:value="0.5721">
                <text:p>0.5721</text:p>
              </table:table-cell>
              <table:table-cell office:value-type="float" office:value="0.5788">
                <text:p>0.5788</text:p>
              </table:table-cell>
              <table:table-cell office:value-type="float" office:value="0.599">
                <text:p>0.599</text:p>
              </table:table-cell>
              <table:table-cell office:value-type="float" office:value="0.6128">
                <text:p>0.6128</text:p>
              </table:table-cell>
              <table:table-cell office:value-type="float" office:value="0.5734">
                <text:p>0.57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8">
                <text:p>0.5698</text:p>
              </table:table-cell>
              <table:table-cell office:value-type="float" office:value="0.5783">
                <text:p>0.5783</text:p>
              </table:table-cell>
              <table:table-cell office:value-type="float" office:value="0.578">
                <text:p>0.578</text:p>
              </table:table-cell>
              <table:table-cell office:value-type="float" office:value="0.6055">
                <text:p>0.6055</text:p>
              </table:table-cell>
              <table:table-cell office:value-type="float" office:value="0.6165">
                <text:p>0.6165</text:p>
              </table:table-cell>
              <table:table-cell office:value-type="float" office:value="0.5981">
                <text:p>0.59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39">
                <text:p>0.5639</text:p>
              </table:table-cell>
              <table:table-cell office:value-type="float" office:value="0.5864">
                <text:p>0.5864</text:p>
              </table:table-cell>
              <table:table-cell office:value-type="float" office:value="0.568">
                <text:p>0.568</text:p>
              </table:table-cell>
              <table:table-cell office:value-type="float" office:value="0.603">
                <text:p>0.603</text:p>
              </table:table-cell>
              <table:table-cell office:value-type="float" office:value="0.6062">
                <text:p>0.6062</text:p>
              </table:table-cell>
              <table:table-cell office:value-type="float" office:value="0.6397">
                <text:p>0.6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901">
                <text:p>0.5901</text:p>
              </table:table-cell>
              <table:table-cell office:value-type="float" office:value="0.5793">
                <text:p>0.5793</text:p>
              </table:table-cell>
              <table:table-cell office:value-type="float" office:value="0.5467">
                <text:p>0.5467</text:p>
              </table:table-cell>
              <table:table-cell office:value-type="float" office:value="0.5817">
                <text:p>0.5817</text:p>
              </table:table-cell>
              <table:table-cell office:value-type="float" office:value="0.594">
                <text:p>0.594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68">
                <text:p>0.5568</text:p>
              </table:table-cell>
              <table:table-cell office:value-type="float" office:value="0.566">
                <text:p>0.566</text:p>
              </table:table-cell>
              <table:table-cell office:value-type="float" office:value="0.5357">
                <text:p>0.5357</text:p>
              </table:table-cell>
              <table:table-cell office:value-type="float" office:value="0.602">
                <text:p>0.602</text:p>
              </table:table-cell>
              <table:table-cell office:value-type="float" office:value="0.5834">
                <text:p>0.5834</text:p>
              </table:table-cell>
              <table:table-cell office:value-type="float" office:value="0.5692">
                <text:p>0.56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106">
                <text:p>0.6106</text:p>
              </table:table-cell>
              <table:table-cell office:value-type="float" office:value="0.572">
                <text:p>0.572</text:p>
              </table:table-cell>
              <table:table-cell office:value-type="float" office:value="0.5947">
                <text:p>0.5947</text:p>
              </table:table-cell>
              <table:table-cell office:value-type="float" office:value="0.605">
                <text:p>0.605</text:p>
              </table:table-cell>
              <table:table-cell office:value-type="float" office:value="0.6001">
                <text:p>0.6001</text:p>
              </table:table-cell>
              <table:table-cell office:value-type="float" office:value="0.5629">
                <text:p>0.56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65">
                <text:p>0.6165</text:p>
              </table:table-cell>
              <table:table-cell office:value-type="float" office:value="0.5714">
                <text:p>0.5714</text:p>
              </table:table-cell>
              <table:table-cell office:value-type="float" office:value="0.5713">
                <text:p>0.5713</text:p>
              </table:table-cell>
              <table:table-cell office:value-type="float" office:value="0.6113">
                <text:p>0.6113</text:p>
              </table:table-cell>
              <table:table-cell office:value-type="float" office:value="0.6288">
                <text:p>0.6288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51">
                <text:p>0.6151</text:p>
              </table:table-cell>
              <table:table-cell office:value-type="float" office:value="0.5652">
                <text:p>0.5652</text:p>
              </table:table-cell>
              <table:table-cell office:value-type="float" office:value="0.5705">
                <text:p>0.5705</text:p>
              </table:table-cell>
              <table:table-cell office:value-type="float" office:value="0.6194">
                <text:p>0.6194</text:p>
              </table:table-cell>
              <table:table-cell office:value-type="float" office:value="0.6175">
                <text:p>0.6175</text:p>
              </table:table-cell>
              <table:table-cell office:value-type="float" office:value="0.5741">
                <text:p>0.57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496">
                <text:p>0.6496</text:p>
              </table:table-cell>
              <table:table-cell office:value-type="float" office:value="0.5535">
                <text:p>0.5535</text:p>
              </table:table-cell>
              <table:table-cell office:value-type="float" office:value="0.5855">
                <text:p>0.5855</text:p>
              </table:table-cell>
              <table:table-cell office:value-type="float" office:value="0.6052">
                <text:p>0.6052</text:p>
              </table:table-cell>
              <table:table-cell office:value-type="float" office:value="0.6028">
                <text:p>0.6028</text:p>
              </table:table-cell>
              <table:table-cell office:value-type="float" office:value="0.5981">
                <text:p>0.59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62">
                <text:p>0.6362</text:p>
              </table:table-cell>
              <table:table-cell office:value-type="float" office:value="0.575">
                <text:p>0.575</text:p>
              </table:table-cell>
              <table:table-cell office:value-type="float" office:value="0.6094">
                <text:p>0.6094</text:p>
              </table:table-cell>
              <table:table-cell office:value-type="float" office:value="0.6075">
                <text:p>0.6075</text:p>
              </table:table-cell>
              <table:table-cell office:value-type="float" office:value="0.6413">
                <text:p>0.6413</text:p>
              </table:table-cell>
              <table:table-cell office:value-type="float" office:value="0.5927">
                <text:p>0.59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61">
                <text:p>0.5961</text:p>
              </table:table-cell>
              <table:table-cell office:value-type="float" office:value="0.5463">
                <text:p>0.5463</text:p>
              </table:table-cell>
              <table:table-cell office:value-type="float" office:value="0.5771">
                <text:p>0.5771</text:p>
              </table:table-cell>
              <table:table-cell office:value-type="float" office:value="0.6459">
                <text:p>0.6459</text:p>
              </table:table-cell>
              <table:table-cell office:value-type="float" office:value="0.5928">
                <text:p>0.5928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945">
                <text:p>0.5945</text:p>
              </table:table-cell>
              <table:table-cell office:value-type="float" office:value="0.5713">
                <text:p>0.5713</text:p>
              </table:table-cell>
              <table:table-cell office:value-type="float" office:value="0.5982">
                <text:p>0.5982</text:p>
              </table:table-cell>
              <table:table-cell office:value-type="float" office:value="0.6211">
                <text:p>0.6211</text:p>
              </table:table-cell>
              <table:table-cell office:value-type="float" office:value="0.6025">
                <text:p>0.6025</text:p>
              </table:table-cell>
              <table:table-cell office:value-type="float" office:value="0.5949">
                <text:p>0.59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3">
                <text:p>0.623</text:p>
              </table:table-cell>
              <table:table-cell office:value-type="float" office:value="0.5481">
                <text:p>0.5481</text:p>
              </table:table-cell>
              <table:table-cell office:value-type="float" office:value="0.5941">
                <text:p>0.5941</text:p>
              </table:table-cell>
              <table:table-cell office:value-type="float" office:value="0.63">
                <text:p>0.63</text:p>
              </table:table-cell>
              <table:table-cell office:value-type="float" office:value="0.6458">
                <text:p>0.6458</text:p>
              </table:table-cell>
              <table:table-cell office:value-type="float" office:value="0.5847">
                <text:p>0.58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Green+A'.A25:'Green+A'.A44 'Green+A'.E24:'Green+A'.J44" chart:data-source-has-labels="both" svg:x="0.32cm" svg:y="0.18cm" svg:width="13.09cm" svg:height="8.64cm">
          <chart:coordinate-region svg:x="1.735cm" svg:y="0.379cm" svg:width="11.488cm" svg:height="7.794cm"/>
          <chart:axis chart:dimension="x" chart:name="primary-x" chart:style-name="ch4" chartooo:axis-type="auto">
            <chartooo:date-scale/>
            <chart:categories table:cell-range-address="'Green+A'.A25:'Green+A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en+A'.E25:'Green+A'.E44" chart:label-cell-address="'Green+A'.E24:'Green+A'.E24" chart:class="chart:line">
            <chart:data-point chart:repeated="20"/>
          </chart:series>
          <chart:series chart:style-name="ch8" chart:values-cell-range-address="'Green+A'.F25:'Green+A'.F44" chart:label-cell-address="'Green+A'.F24:'Green+A'.F24" chart:class="chart:line">
            <chart:data-point chart:repeated="20"/>
          </chart:series>
          <chart:series chart:style-name="ch9" chart:values-cell-range-address="'Green+A'.G25:'Green+A'.G44" chart:label-cell-address="'Green+A'.G24:'Green+A'.G24" chart:class="chart:line">
            <chart:data-point chart:repeated="20"/>
          </chart:series>
          <chart:series chart:style-name="ch10" chart:values-cell-range-address="'Green+A'.H25:'Green+A'.H44" chart:label-cell-address="'Green+A'.H24:'Green+A'.H24" chart:class="chart:line">
            <chart:data-point chart:repeated="20"/>
          </chart:series>
          <chart:series chart:style-name="ch11" chart:values-cell-range-address="'Green+A'.I25:'Green+A'.I44" chart:label-cell-address="'Green+A'.I24:'Green+A'.I24" chart:class="chart:line">
            <chart:data-point chart:repeated="20"/>
          </chart:series>
          <chart:series chart:style-name="ch12" chart:values-cell-range-address="'Green+A'.J25:'Green+A'.J44" chart:label-cell-address="'Green+A'.J24:'Green+A'.J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Green+A'.E24:'Green+A'.E24</svg:desc>
                </draw:g>
              </table:table-cell>
              <table:table-cell office:value-type="string">
                <text:p>EMO</text:p>
                <draw:g>
                  <svg:desc>'Green+A'.F24:'Green+A'.F24</svg:desc>
                </draw:g>
              </table:table-cell>
              <table:table-cell office:value-type="string">
                <text:p>ONT</text:p>
                <draw:g>
                  <svg:desc>'Green+A'.G24:'Green+A'.G24</svg:desc>
                </draw:g>
              </table:table-cell>
              <table:table-cell office:value-type="string">
                <text:p>ONT+</text:p>
                <draw:g>
                  <svg:desc>'Green+A'.H24:'Green+A'.H24</svg:desc>
                </draw:g>
              </table:table-cell>
              <table:table-cell office:value-type="string">
                <text:p>QST</text:p>
                <draw:g>
                  <svg:desc>'Green+A'.I24:'Green+A'.I24</svg:desc>
                </draw:g>
              </table:table-cell>
              <table:table-cell office:value-type="string">
                <text:p>ALL</text:p>
                <draw:g>
                  <svg:desc>'Green+A'.J24:'Green+A'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Green+A'.A25:'Green+A'.A44</svg:desc>
                </draw:g>
              </table:table-cell>
              <table:table-cell office:value-type="float" office:value="NaN">
                <text:p>NaN</text:p>
                <draw:g>
                  <svg:desc>'Green+A'.E25:'Green+A'.E44</svg:desc>
                </draw:g>
              </table:table-cell>
              <table:table-cell office:value-type="float" office:value="NaN">
                <text:p>NaN</text:p>
                <draw:g>
                  <svg:desc>'Green+A'.F25:'Green+A'.F44</svg:desc>
                </draw:g>
              </table:table-cell>
              <table:table-cell office:value-type="float" office:value="NaN">
                <text:p>NaN</text:p>
                <draw:g>
                  <svg:desc>'Green+A'.G25:'Green+A'.G44</svg:desc>
                </draw:g>
              </table:table-cell>
              <table:table-cell office:value-type="float" office:value="NaN">
                <text:p>NaN</text:p>
                <draw:g>
                  <svg:desc>'Green+A'.H25:'Green+A'.H44</svg:desc>
                </draw:g>
              </table:table-cell>
              <table:table-cell office:value-type="float" office:value="NaN">
                <text:p>NaN</text:p>
                <draw:g>
                  <svg:desc>'Green+A'.I25:'Green+A'.I44</svg:desc>
                </draw:g>
              </table:table-cell>
              <table:table-cell office:value-type="float" office:value="NaN">
                <text:p>NaN</text:p>
                <draw:g>
                  <svg:desc>'Green+A'.J25:'Green+A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73">
                <text:p>0.7173</text:p>
              </table:table-cell>
              <table:table-cell office:value-type="float" office:value="0.7626">
                <text:p>0.7626</text:p>
              </table:table-cell>
              <table:table-cell office:value-type="float" office:value="0.7809">
                <text:p>0.7809</text:p>
              </table:table-cell>
              <table:table-cell office:value-type="float" office:value="0.78095">
                <text:p>0.78095</text:p>
              </table:table-cell>
              <table:table-cell office:value-type="float" office:value="0.7298">
                <text:p>0.7298</text:p>
              </table:table-cell>
              <table:table-cell office:value-type="float" office:value="0.715355">
                <text:p>0.7153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99">
                <text:p>0.7099</text:p>
              </table:table-cell>
              <table:table-cell office:value-type="float" office:value="0.7773">
                <text:p>0.7773</text:p>
              </table:table-cell>
              <table:table-cell office:value-type="float" office:value="0.7911">
                <text:p>0.7911</text:p>
              </table:table-cell>
              <table:table-cell office:value-type="float" office:value="0.791104">
                <text:p>0.791104</text:p>
              </table:table-cell>
              <table:table-cell office:value-type="float" office:value="0.7341">
                <text:p>0.7341</text:p>
              </table:table-cell>
              <table:table-cell office:value-type="float" office:value="0.705841">
                <text:p>0.7058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1">
                <text:p>0.6961</text:p>
              </table:table-cell>
              <table:table-cell office:value-type="float" office:value="0.7677">
                <text:p>0.7677</text:p>
              </table:table-cell>
              <table:table-cell office:value-type="float" office:value="0.7904">
                <text:p>0.7904</text:p>
              </table:table-cell>
              <table:table-cell office:value-type="float" office:value="0.790412">
                <text:p>0.790412</text:p>
              </table:table-cell>
              <table:table-cell office:value-type="float" office:value="0.7295">
                <text:p>0.7295</text:p>
              </table:table-cell>
              <table:table-cell office:value-type="float" office:value="0.711023">
                <text:p>0.7110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1">
                <text:p>0.711</text:p>
              </table:table-cell>
              <table:table-cell office:value-type="float" office:value="0.7541">
                <text:p>0.7541</text:p>
              </table:table-cell>
              <table:table-cell office:value-type="float" office:value="0.7788">
                <text:p>0.7788</text:p>
              </table:table-cell>
              <table:table-cell office:value-type="float" office:value="0.778811">
                <text:p>0.778811</text:p>
              </table:table-cell>
              <table:table-cell office:value-type="float" office:value="0.7125">
                <text:p>0.7125</text:p>
              </table:table-cell>
              <table:table-cell office:value-type="float" office:value="0.699945">
                <text:p>0.6999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126">
                <text:p>0.7126</text:p>
              </table:table-cell>
              <table:table-cell office:value-type="float" office:value="0.7627">
                <text:p>0.7627</text:p>
              </table:table-cell>
              <table:table-cell office:value-type="float" office:value="0.7862">
                <text:p>0.7862</text:p>
              </table:table-cell>
              <table:table-cell office:value-type="float" office:value="0.786178">
                <text:p>0.786178</text:p>
              </table:table-cell>
              <table:table-cell office:value-type="float" office:value="0.7102">
                <text:p>0.7102</text:p>
              </table:table-cell>
              <table:table-cell office:value-type="float" office:value="0.69848">
                <text:p>0.698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0.761">
                <text:p>0.761</text:p>
              </table:table-cell>
              <table:table-cell office:value-type="float" office:value="0.7821">
                <text:p>0.7821</text:p>
              </table:table-cell>
              <table:table-cell office:value-type="float" office:value="0.782116">
                <text:p>0.782116</text:p>
              </table:table-cell>
              <table:table-cell office:value-type="float" office:value="0.7027">
                <text:p>0.7027</text:p>
              </table:table-cell>
              <table:table-cell office:value-type="float" office:value="0.722306">
                <text:p>0.7223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24">
                <text:p>0.6924</text:p>
              </table:table-cell>
              <table:table-cell office:value-type="float" office:value="0.7503">
                <text:p>0.7503</text:p>
              </table:table-cell>
              <table:table-cell office:value-type="float" office:value="0.784">
                <text:p>0.784</text:p>
              </table:table-cell>
              <table:table-cell office:value-type="float" office:value="0.783953">
                <text:p>0.783953</text:p>
              </table:table-cell>
              <table:table-cell office:value-type="float" office:value="0.6982">
                <text:p>0.6982</text:p>
              </table:table-cell>
              <table:table-cell office:value-type="float" office:value="0.704256">
                <text:p>0.7042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56">
                <text:p>0.6756</text:p>
              </table:table-cell>
              <table:table-cell office:value-type="float" office:value="0.7572">
                <text:p>0.7572</text:p>
              </table:table-cell>
              <table:table-cell office:value-type="float" office:value="0.7802">
                <text:p>0.7802</text:p>
              </table:table-cell>
              <table:table-cell office:value-type="float" office:value="0.780227">
                <text:p>0.780227</text:p>
              </table:table-cell>
              <table:table-cell office:value-type="float" office:value="0.7075">
                <text:p>0.7075</text:p>
              </table:table-cell>
              <table:table-cell office:value-type="float" office:value="0.703415">
                <text:p>0.7034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5">
                <text:p>0.6765</text:p>
              </table:table-cell>
              <table:table-cell office:value-type="float" office:value="0.7592">
                <text:p>0.7592</text:p>
              </table:table-cell>
              <table:table-cell office:value-type="float" office:value="0.7737">
                <text:p>0.7737</text:p>
              </table:table-cell>
              <table:table-cell office:value-type="float" office:value="0.773734">
                <text:p>0.773734</text:p>
              </table:table-cell>
              <table:table-cell office:value-type="float" office:value="0.7135">
                <text:p>0.7135</text:p>
              </table:table-cell>
              <table:table-cell office:value-type="float" office:value="0.698092">
                <text:p>0.6980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29">
                <text:p>0.6929</text:p>
              </table:table-cell>
              <table:table-cell office:value-type="float" office:value="0.746">
                <text:p>0.746</text:p>
              </table:table-cell>
              <table:table-cell office:value-type="float" office:value="0.7592">
                <text:p>0.7592</text:p>
              </table:table-cell>
              <table:table-cell office:value-type="float" office:value="0.75923">
                <text:p>0.75923</text:p>
              </table:table-cell>
              <table:table-cell office:value-type="float" office:value="0.689">
                <text:p>0.689</text:p>
              </table:table-cell>
              <table:table-cell office:value-type="float" office:value="0.685479">
                <text:p>0.6854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58">
                <text:p>0.6658</text:p>
              </table:table-cell>
              <table:table-cell office:value-type="float" office:value="0.7348">
                <text:p>0.7348</text:p>
              </table:table-cell>
              <table:table-cell office:value-type="float" office:value="0.7563">
                <text:p>0.7563</text:p>
              </table:table-cell>
              <table:table-cell office:value-type="float" office:value="0.756288">
                <text:p>0.756288</text:p>
              </table:table-cell>
              <table:table-cell office:value-type="float" office:value="0.7055">
                <text:p>0.7055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61">
                <text:p>0.7161</text:p>
              </table:table-cell>
              <table:table-cell office:value-type="float" office:value="0.7483">
                <text:p>0.7483</text:p>
              </table:table-cell>
              <table:table-cell office:value-type="float" office:value="0.779">
                <text:p>0.779</text:p>
              </table:table-cell>
              <table:table-cell office:value-type="float" office:value="0.779028">
                <text:p>0.779028</text:p>
              </table:table-cell>
              <table:table-cell office:value-type="float" office:value="0.7085">
                <text:p>0.7085</text:p>
              </table:table-cell>
              <table:table-cell office:value-type="float" office:value="0.698434">
                <text:p>0.6984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243">
                <text:p>0.7243</text:p>
              </table:table-cell>
              <table:table-cell office:value-type="float" office:value="0.7477">
                <text:p>0.7477</text:p>
              </table:table-cell>
              <table:table-cell office:value-type="float" office:value="0.7831">
                <text:p>0.7831</text:p>
              </table:table-cell>
              <table:table-cell office:value-type="float" office:value="0.783113">
                <text:p>0.783113</text:p>
              </table:table-cell>
              <table:table-cell office:value-type="float" office:value="0.7094">
                <text:p>0.7094</text:p>
              </table:table-cell>
              <table:table-cell office:value-type="float" office:value="0.729579">
                <text:p>0.729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">
                <text:p>0.7292</text:p>
              </table:table-cell>
              <table:table-cell office:value-type="float" office:value="0.7491">
                <text:p>0.7491</text:p>
              </table:table-cell>
              <table:table-cell office:value-type="float" office:value="0.7821">
                <text:p>0.7821</text:p>
              </table:table-cell>
              <table:table-cell office:value-type="float" office:value="0.782114">
                <text:p>0.782114</text:p>
              </table:table-cell>
              <table:table-cell office:value-type="float" office:value="0.7301">
                <text:p>0.7301</text:p>
              </table:table-cell>
              <table:table-cell office:value-type="float" office:value="0.727307">
                <text:p>0.727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64">
                <text:p>0.7464</text:p>
              </table:table-cell>
              <table:table-cell office:value-type="float" office:value="0.7332">
                <text:p>0.7332</text:p>
              </table:table-cell>
              <table:table-cell office:value-type="float" office:value="0.7803">
                <text:p>0.7803</text:p>
              </table:table-cell>
              <table:table-cell office:value-type="float" office:value="0.780286">
                <text:p>0.780286</text:p>
              </table:table-cell>
              <table:table-cell office:value-type="float" office:value="0.7151">
                <text:p>0.7151</text:p>
              </table:table-cell>
              <table:table-cell office:value-type="float" office:value="0.709289">
                <text:p>0.7092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11">
                <text:p>0.7211</text:p>
              </table:table-cell>
              <table:table-cell office:value-type="float" office:value="0.7514">
                <text:p>0.7514</text:p>
              </table:table-cell>
              <table:table-cell office:value-type="float" office:value="0.7785">
                <text:p>0.7785</text:p>
              </table:table-cell>
              <table:table-cell office:value-type="float" office:value="0.778547">
                <text:p>0.778547</text:p>
              </table:table-cell>
              <table:table-cell office:value-type="float" office:value="0.7023">
                <text:p>0.7023</text:p>
              </table:table-cell>
              <table:table-cell office:value-type="float" office:value="0.742698">
                <text:p>0.7426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81">
                <text:p>0.7181</text:p>
              </table:table-cell>
              <table:table-cell office:value-type="float" office:value="0.7593">
                <text:p>0.7593</text:p>
              </table:table-cell>
              <table:table-cell office:value-type="float" office:value="0.7906">
                <text:p>0.7906</text:p>
              </table:table-cell>
              <table:table-cell office:value-type="float" office:value="0.790631">
                <text:p>0.790631</text:p>
              </table:table-cell>
              <table:table-cell office:value-type="float" office:value="0.753">
                <text:p>0.753</text:p>
              </table:table-cell>
              <table:table-cell office:value-type="float" office:value="0.702841">
                <text:p>0.7028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6">
                <text:p>0.7196</text:p>
              </table:table-cell>
              <table:table-cell office:value-type="float" office:value="0.7657">
                <text:p>0.7657</text:p>
              </table:table-cell>
              <table:table-cell office:value-type="float" office:value="0.7883">
                <text:p>0.7883</text:p>
              </table:table-cell>
              <table:table-cell office:value-type="float" office:value="0.788335">
                <text:p>0.788335</text:p>
              </table:table-cell>
              <table:table-cell office:value-type="float" office:value="0.7325">
                <text:p>0.7325</text:p>
              </table:table-cell>
              <table:table-cell office:value-type="float" office:value="0.723953">
                <text:p>0.7239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64">
                <text:p>0.7464</text:p>
              </table:table-cell>
              <table:table-cell office:value-type="float" office:value="0.7722">
                <text:p>0.7722</text:p>
              </table:table-cell>
              <table:table-cell office:value-type="float" office:value="0.7928">
                <text:p>0.7928</text:p>
              </table:table-cell>
              <table:table-cell office:value-type="float" office:value="0.792811">
                <text:p>0.792811</text:p>
              </table:table-cell>
              <table:table-cell office:value-type="float" office:value="0.7434">
                <text:p>0.7434</text:p>
              </table:table-cell>
              <table:table-cell office:value-type="float" office:value="0.736113">
                <text:p>0.7361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205cm" style:legend-expansion="high" chart:style-name="ch2"/>
        <chart:plot-area chart:style-name="ch3" table:cell-range-address="'Green+A'.B2:'Green+A'.B21 'Green+A'.F1:'Green+A'.J21" chart:data-source-has-labels="both" svg:x="0.32cm" svg:y="0.18cm" svg:width="13.09cm" svg:height="8.64cm">
          <chart:coordinate-region svg:x="1.735cm" svg:y="0.379cm" svg:width="11.535cm" svg:height="7.387cm"/>
          <chart:axis chart:dimension="x" chart:name="primary-x" chart:style-name="ch4" chartooo:axis-type="auto">
            <chartooo:date-scale/>
            <chart:categories table:cell-range-address="'Green+A'.B2:'Green+A'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en+A'.F2:'Green+A'.F21" chart:label-cell-address="'Green+A'.F1:'Green+A'.F1" chart:class="chart:line">
            <chart:data-point chart:repeated="20"/>
          </chart:series>
          <chart:series chart:style-name="ch8" chart:values-cell-range-address="'Green+A'.G2:'Green+A'.G21" chart:label-cell-address="'Green+A'.G1:'Green+A'.G1" chart:class="chart:line">
            <chart:data-point chart:repeated="20"/>
          </chart:series>
          <chart:series chart:style-name="ch9" chart:values-cell-range-address="'Green+A'.H2:'Green+A'.H21" chart:label-cell-address="'Green+A'.H1:'Green+A'.H1" chart:class="chart:line">
            <chart:data-point chart:repeated="20"/>
          </chart:series>
          <chart:series chart:style-name="ch10" chart:values-cell-range-address="'Green+A'.I2:'Green+A'.I21" chart:label-cell-address="'Green+A'.I1:'Green+A'.I1" chart:class="chart:line">
            <chart:data-point chart:repeated="20"/>
          </chart:series>
          <chart:series chart:style-name="ch11" chart:values-cell-range-address="'Green+A'.J2:'Green+A'.J21" chart:label-cell-address="'Green+A'.J1:'Green+A'.J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O</text:p>
                <draw:g>
                  <svg:desc>'Green+A'.F1:'Green+A'.F1</svg:desc>
                </draw:g>
              </table:table-cell>
              <table:table-cell office:value-type="string">
                <text:p>ONT</text:p>
                <draw:g>
                  <svg:desc>'Green+A'.G1:'Green+A'.G1</svg:desc>
                </draw:g>
              </table:table-cell>
              <table:table-cell office:value-type="string">
                <text:p>ONT+</text:p>
                <draw:g>
                  <svg:desc>'Green+A'.H1:'Green+A'.H1</svg:desc>
                </draw:g>
              </table:table-cell>
              <table:table-cell office:value-type="string">
                <text:p>QST</text:p>
                <draw:g>
                  <svg:desc>'Green+A'.I1:'Green+A'.I1</svg:desc>
                </draw:g>
              </table:table-cell>
              <table:table-cell office:value-type="string">
                <text:p>ALL</text:p>
                <draw:g>
                  <svg:desc>'Green+A'.J1:'Green+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Green+A'.B2:'Green+A'.B21</svg:desc>
                </draw:g>
              </table:table-cell>
              <table:table-cell office:value-type="float" office:value="NaN">
                <text:p>NaN</text:p>
                <draw:g>
                  <svg:desc>'Green+A'.F2:'Green+A'.F21</svg:desc>
                </draw:g>
              </table:table-cell>
              <table:table-cell office:value-type="float" office:value="NaN">
                <text:p>NaN</text:p>
                <draw:g>
                  <svg:desc>'Green+A'.G2:'Green+A'.G21</svg:desc>
                </draw:g>
              </table:table-cell>
              <table:table-cell office:value-type="float" office:value="NaN">
                <text:p>NaN</text:p>
                <draw:g>
                  <svg:desc>'Green+A'.H2:'Green+A'.H21</svg:desc>
                </draw:g>
              </table:table-cell>
              <table:table-cell office:value-type="float" office:value="NaN">
                <text:p>NaN</text:p>
                <draw:g>
                  <svg:desc>'Green+A'.I2:'Green+A'.I21</svg:desc>
                </draw:g>
              </table:table-cell>
              <table:table-cell office:value-type="float" office:value="NaN">
                <text:p>NaN</text:p>
                <draw:g>
                  <svg:desc>'Green+A'.J2:'Green+A'.J21</svg:desc>
                </draw:g>
              </table:table-cell>
            </table:table-row>
            <table:table-row>
              <table:table-cell office:value-type="float" office:value="2376">
                <text:p>2376</text:p>
              </table:table-cell>
              <table:table-cell office:value-type="float" office:value="0.7768">
                <text:p>0.7768</text:p>
              </table:table-cell>
              <table:table-cell office:value-type="float" office:value="0.7816">
                <text:p>0.7816</text:p>
              </table:table-cell>
              <table:table-cell office:value-type="float" office:value="0.78126">
                <text:p>0.78126</text:p>
              </table:table-cell>
              <table:table-cell office:value-type="float" office:value="0.7737">
                <text:p>0.7737</text:p>
              </table:table-cell>
              <table:table-cell office:value-type="float" office:value="0.784254">
                <text:p>0.784254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87">
                <text:p>0.787</text:p>
              </table:table-cell>
              <table:table-cell office:value-type="float" office:value="0.7797">
                <text:p>0.7797</text:p>
              </table:table-cell>
              <table:table-cell office:value-type="float" office:value="0.780043">
                <text:p>0.780043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7867">
                <text:p>0.7867</text:p>
              </table:table-cell>
              <table:table-cell office:value-type="float" office:value="0.7922">
                <text:p>0.7922</text:p>
              </table:table-cell>
              <table:table-cell office:value-type="float" office:value="0.791394">
                <text:p>0.791394</text:p>
              </table:table-cell>
              <table:table-cell office:value-type="float" office:value="0.779">
                <text:p>0.779</text:p>
              </table:table-cell>
              <table:table-cell office:value-type="float" office:value="0.767348">
                <text:p>0.767348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7766">
                <text:p>0.7766</text:p>
              </table:table-cell>
              <table:table-cell office:value-type="float" office:value="0.7844">
                <text:p>0.7844</text:p>
              </table:table-cell>
              <table:table-cell office:value-type="float" office:value="0.782239">
                <text:p>0.782239</text:p>
              </table:table-cell>
              <table:table-cell office:value-type="float" office:value="0.7611">
                <text:p>0.7611</text:p>
              </table:table-cell>
              <table:table-cell office:value-type="float" office:value="0.746312">
                <text:p>0.74631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7703">
                <text:p>0.7703</text:p>
              </table:table-cell>
              <table:table-cell office:value-type="float" office:value="0.784">
                <text:p>0.784</text:p>
              </table:table-cell>
              <table:table-cell office:value-type="float" office:value="0.782915">
                <text:p>0.782915</text:p>
              </table:table-cell>
              <table:table-cell office:value-type="float" office:value="0.7545">
                <text:p>0.7545</text:p>
              </table:table-cell>
              <table:table-cell office:value-type="float" office:value="0.75331">
                <text:p>0.7533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7679">
                <text:p>0.7679</text:p>
              </table:table-cell>
              <table:table-cell office:value-type="float" office:value="0.7879">
                <text:p>0.7879</text:p>
              </table:table-cell>
              <table:table-cell office:value-type="float" office:value="0.784266">
                <text:p>0.784266</text:p>
              </table:table-cell>
              <table:table-cell office:value-type="float" office:value="0.7582">
                <text:p>0.7582</text:p>
              </table:table-cell>
              <table:table-cell office:value-type="float" office:value="0.764777">
                <text:p>0.7647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7586">
                <text:p>0.7586</text:p>
              </table:table-cell>
              <table:table-cell office:value-type="float" office:value="0.784">
                <text:p>0.784</text:p>
              </table:table-cell>
              <table:table-cell office:value-type="float" office:value="0.781686">
                <text:p>0.781686</text:p>
              </table:table-cell>
              <table:table-cell office:value-type="float" office:value="0.7439">
                <text:p>0.7439</text:p>
              </table:table-cell>
              <table:table-cell office:value-type="float" office:value="0.746045">
                <text:p>0.74604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558">
                <text:p>0.7558</text:p>
              </table:table-cell>
              <table:table-cell office:value-type="float" office:value="0.7805">
                <text:p>0.7805</text:p>
              </table:table-cell>
              <table:table-cell office:value-type="float" office:value="0.777237">
                <text:p>0.777237</text:p>
              </table:table-cell>
              <table:table-cell office:value-type="float" office:value="0.7418">
                <text:p>0.7418</text:p>
              </table:table-cell>
              <table:table-cell office:value-type="float" office:value="0.736344">
                <text:p>0.73634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7427">
                <text:p>0.7427</text:p>
              </table:table-cell>
              <table:table-cell office:value-type="float" office:value="0.777">
                <text:p>0.777</text:p>
              </table:table-cell>
              <table:table-cell office:value-type="float" office:value="0.76854">
                <text:p>0.76854</text:p>
              </table:table-cell>
              <table:table-cell office:value-type="float" office:value="0.7387">
                <text:p>0.7387</text:p>
              </table:table-cell>
              <table:table-cell office:value-type="float" office:value="0.717512">
                <text:p>0.71751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369">
                <text:p>0.7369</text:p>
              </table:table-cell>
              <table:table-cell office:value-type="float" office:value="0.7699">
                <text:p>0.7699</text:p>
              </table:table-cell>
              <table:table-cell office:value-type="float" office:value="0.769759">
                <text:p>0.769759</text:p>
              </table:table-cell>
              <table:table-cell office:value-type="float" office:value="0.7197">
                <text:p>0.7197</text:p>
              </table:table-cell>
              <table:table-cell office:value-type="float" office:value="0.710771">
                <text:p>0.7107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457">
                <text:p>0.7457</text:p>
              </table:table-cell>
              <table:table-cell office:value-type="float" office:value="0.7815">
                <text:p>0.7815</text:p>
              </table:table-cell>
              <table:table-cell office:value-type="float" office:value="0.779828">
                <text:p>0.779828</text:p>
              </table:table-cell>
              <table:table-cell office:value-type="float" office:value="0.7235">
                <text:p>0.7235</text:p>
              </table:table-cell>
              <table:table-cell office:value-type="float" office:value="0.709248">
                <text:p>0.70924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593">
                <text:p>0.7593</text:p>
              </table:table-cell>
              <table:table-cell office:value-type="float" office:value="0.8022">
                <text:p>0.8022</text:p>
              </table:table-cell>
              <table:table-cell office:value-type="float" office:value="0.799617">
                <text:p>0.799617</text:p>
              </table:table-cell>
              <table:table-cell office:value-type="float" office:value="0.7357">
                <text:p>0.7357</text:p>
              </table:table-cell>
              <table:table-cell office:value-type="float" office:value="0.708124">
                <text:p>0.70812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675">
                <text:p>0.7675</text:p>
              </table:table-cell>
              <table:table-cell office:value-type="float" office:value="0.7989">
                <text:p>0.7989</text:p>
              </table:table-cell>
              <table:table-cell office:value-type="float" office:value="0.793652">
                <text:p>0.793652</text:p>
              </table:table-cell>
              <table:table-cell office:value-type="float" office:value="0.7387">
                <text:p>0.7387</text:p>
              </table:table-cell>
              <table:table-cell office:value-type="float" office:value="0.710087">
                <text:p>0.71008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616">
                <text:p>0.7616</text:p>
              </table:table-cell>
              <table:table-cell office:value-type="float" office:value="0.8069">
                <text:p>0.8069</text:p>
              </table:table-cell>
              <table:table-cell office:value-type="float" office:value="0.803579">
                <text:p>0.803579</text:p>
              </table:table-cell>
              <table:table-cell office:value-type="float" office:value="0.7288">
                <text:p>0.7288</text:p>
              </table:table-cell>
              <table:table-cell office:value-type="float" office:value="0.692577">
                <text:p>0.69257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415">
                <text:p>0.7415</text:p>
              </table:table-cell>
              <table:table-cell office:value-type="float" office:value="0.7965">
                <text:p>0.7965</text:p>
              </table:table-cell>
              <table:table-cell office:value-type="float" office:value="0.789469">
                <text:p>0.789469</text:p>
              </table:table-cell>
              <table:table-cell office:value-type="float" office:value="0.7139">
                <text:p>0.7139</text:p>
              </table:table-cell>
              <table:table-cell office:value-type="float" office:value="0.680196">
                <text:p>0.68019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48">
                <text:p>0.748</text:p>
              </table:table-cell>
              <table:table-cell office:value-type="float" office:value="0.8036">
                <text:p>0.8036</text:p>
              </table:table-cell>
              <table:table-cell office:value-type="float" office:value="0.802562">
                <text:p>0.802562</text:p>
              </table:table-cell>
              <table:table-cell office:value-type="float" office:value="0.6865">
                <text:p>0.6865</text:p>
              </table:table-cell>
              <table:table-cell office:value-type="float" office:value="0.666372">
                <text:p>0.66637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67">
                <text:p>0.767</text:p>
              </table:table-cell>
              <table:table-cell office:value-type="float" office:value="0.8251">
                <text:p>0.8251</text:p>
              </table:table-cell>
              <table:table-cell office:value-type="float" office:value="0.830657">
                <text:p>0.830657</text:p>
              </table:table-cell>
              <table:table-cell office:value-type="float" office:value="0.7042">
                <text:p>0.7042</text:p>
              </table:table-cell>
              <table:table-cell office:value-type="float" office:value="0.727659">
                <text:p>0.72765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71">
                <text:p>0.771</text:p>
              </table:table-cell>
              <table:table-cell office:value-type="float" office:value="0.8171">
                <text:p>0.8171</text:p>
              </table:table-cell>
              <table:table-cell office:value-type="float" office:value="0.824524">
                <text:p>0.824524</text:p>
              </table:table-cell>
              <table:table-cell office:value-type="float" office:value="0.6846">
                <text:p>0.6846</text:p>
              </table:table-cell>
              <table:table-cell office:value-type="float" office:value="0.713098">
                <text:p>0.7130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571">
                <text:p>0.7571</text:p>
              </table:table-cell>
              <table:table-cell office:value-type="float" office:value="0.8267">
                <text:p>0.8267</text:p>
              </table:table-cell>
              <table:table-cell office:value-type="float" office:value="0.831256">
                <text:p>0.831256</text:p>
              </table:table-cell>
              <table:table-cell office:value-type="float" office:value="0.6862">
                <text:p>0.6862</text:p>
              </table:table-cell>
              <table:table-cell office:value-type="float" office:value="0.70739">
                <text:p>0.707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